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text-properties fo:font-weight="normal" style:font-weight-asian="normal"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Preformatted_20_Text">
      <style:paragraph-properties fo:margin-left="0.2917in" fo:margin-right="0in" fo:text-indent="0in" style:auto-text-indent="false"/>
    </style:style>
    <style:style style:name="P19" style:family="paragraph" style:parent-style-name="Table_20_Heading">
      <style:paragraph-properties fo:text-align="start" style:justify-single-word="false"/>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font-weight="normal" style:font-weight-asian="normal" style:font-weight-complex="normal"/>
    </style:style>
    <style:style style:name="P22"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3" style:family="paragraph" style:parent-style-name="Preformatted_20_Text">
      <style:text-properties fo:color="#000000"/>
    </style:style>
    <style:style style:name="P24" style:family="paragraph" style:parent-style-name="Preformatted_20_Text">
      <style:text-properties fo:color="#000000" fo:background-color="#dbdbdb"/>
    </style:style>
    <style:style style:name="P25" style:family="paragraph" style:parent-style-name="Preformatted_20_Text">
      <style:text-properties fo:color="#000000" fo:font-weight="normal" style:font-weight-asian="normal" style:font-weight-complex="normal"/>
    </style:style>
    <style:style style:name="P26" style:family="paragraph" style:parent-style-name="Preformatted_20_Text">
      <style:text-properties fo:color="#ff0000"/>
    </style:style>
    <style:style style:name="P27" style:family="paragraph" style:parent-style-name="Preformatted_20_Text">
      <style:text-properties fo:color="#00ae00"/>
    </style:style>
    <style:style style:name="P28" style:family="paragraph" style:parent-style-name="Preformatted_20_Text">
      <style:text-properties fo:background-color="#ccccff"/>
    </style:style>
    <style:style style:name="P29" style:family="paragraph" style:parent-style-name="Preformatted_20_Text">
      <style:text-properties fo:font-weight="normal" style:font-weight-asian="normal" style:font-weight-complex="normal"/>
    </style:style>
    <style:style style:name="P30" style:family="paragraph" style:parent-style-name="Preformatted_20_Text">
      <style:text-properties fo:font-weight="bold" style:font-weight-asian="bold" style:font-weight-complex="bold"/>
    </style:style>
    <style:style style:name="P31" style:family="paragraph" style:parent-style-name="Preformatted_20_Text">
      <style:paragraph-properties fo:text-align="start" style:justify-single-word="false"/>
      <style:text-properties fo:font-size="12pt" style:font-size-asian="12pt" style:font-size-complex="12pt"/>
    </style:style>
    <style:style style:name="P32" style:family="paragraph" style:parent-style-name="Preformatted_20_Text">
      <style:paragraph-properties fo:margin-top="0in" fo:margin-bottom="0.1965in"/>
    </style:style>
    <style:style style:name="P33" style:family="paragraph" style:parent-style-name="Preformatted_20_Text">
      <style:paragraph-properties fo:margin-top="0in" fo:margin-bottom="0.1965in"/>
      <style:text-properties fo:color="#000000"/>
    </style:style>
    <style:style style:name="P34" style:family="paragraph" style:parent-style-name="Preformatted_20_Text">
      <style:paragraph-properties fo:margin-top="0in" fo:margin-bottom="0.1965in"/>
      <style:text-properties fo:color="#000000" fo:font-weight="normal" style:font-weight-asian="normal" style:font-weight-complex="normal"/>
    </style:style>
    <style:style style:name="P35" style:family="paragraph" style:parent-style-name="Text_20_body">
      <style:paragraph-properties fo:margin-top="0in" fo:margin-bottom="0.1965in"/>
      <style:text-properties fo:color="#000000"/>
    </style:style>
    <style:style style:name="P36" style:family="paragraph" style:parent-style-name="Table_20_Contents">
      <style:text-properties fo:font-size="11pt" style:font-size-asian="11pt" style:font-size-complex="11pt"/>
    </style:style>
    <style:style style:name="P37" style:family="paragraph" style:parent-style-name="Table_20_Contents">
      <style:paragraph-properties fo:text-align="start" style:justify-single-word="false"/>
      <style:text-properties fo:font-size="11pt" style:font-size-asian="11pt" style:font-size-complex="11pt"/>
    </style:style>
    <style:style style:name="P38" style:family="paragraph" style:parent-style-name="Preformatted_20_Text">
      <style:paragraph-properties fo:margin-left="-0.0083in" fo:margin-right="0in" fo:text-indent="0in" style:auto-text-indent="false"/>
      <style:text-properties fo:background-color="#ccccff"/>
    </style:style>
    <style:style style:name="P39" style:family="paragraph" style:parent-style-name="Text_20_body">
      <style:paragraph-properties fo:text-align="center" style:justify-single-word="false"/>
    </style:style>
    <style:style style:name="P40" style:family="paragraph" style:parent-style-name="Text_20_body">
      <style:text-properties fo:font-weight="normal" style:font-weight-asian="normal" style:font-weight-complex="normal"/>
    </style:style>
    <style:style style:name="P41" style:family="paragraph" style:parent-style-name="Text_20_body">
      <style:text-properties fo:color="#000000"/>
    </style:style>
    <style:style style:name="P42" style:family="paragraph" style:parent-style-name="Text_20_body">
      <style:text-properties fo:color="#000000" fo:background-color="transparent"/>
    </style:style>
    <style:style style:name="P43" style:family="paragraph" style:parent-style-name="Text_20_body">
      <style:text-properties fo:color="#ff0000" fo:font-weight="bold" style:font-weight-asian="bold" style:font-weight-complex="bold"/>
    </style:style>
    <style:style style:name="P44" style:family="paragraph" style:parent-style-name="Text_20_body">
      <style:text-properties fo:color="#0000ff" fo:font-weight="bold" style:font-weight-asian="bold" style:font-weight-complex="bold"/>
    </style:style>
    <style:style style:name="P45" style:family="paragraph" style:parent-style-name="Text_20_body">
      <style:paragraph-properties fo:margin-left="0.3083in" fo:margin-right="0in" fo:text-indent="0in" style:auto-text-indent="false"/>
    </style:style>
    <style:style style:name="P46" style:family="paragraph" style:parent-style-name="Text_20_body">
      <style:paragraph-properties fo:margin-left="0.3in" fo:margin-right="0in" fo:text-indent="0in" style:auto-text-indent="false"/>
    </style:style>
    <style:style style:name="P47" style:family="paragraph" style:parent-style-name="Text_20_body">
      <style:paragraph-properties fo:margin-left="0.3in" fo:margin-right="0in" fo:text-indent="0in" style:auto-text-indent="false"/>
      <style:text-properties fo:font-weight="bold" style:font-weight-asian="bold" style:font-weight-complex="bold"/>
    </style:style>
    <style:style style:name="P48" style:family="paragraph" style:parent-style-name="Text_20_body">
      <style:paragraph-properties fo:margin-left="0.3in" fo:margin-right="0in" fo:text-indent="0in" style:auto-text-indent="false"/>
      <style:text-properties fo:color="#0000ff"/>
    </style:style>
    <style:style style:name="P49"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50" style:family="paragraph" style:parent-style-name="Text_20_body">
      <style:paragraph-properties fo:margin-left="0.2835in" fo:margin-right="0in" fo:text-indent="0in" style:auto-text-indent="false"/>
      <style:text-properties fo:color="#0000ff"/>
    </style:style>
    <style:style style:name="P51" style:family="paragraph" style:parent-style-name="Text_20_body">
      <style:paragraph-properties fo:margin-left="0.7917in" fo:margin-right="0in" fo:text-indent="-0.4917in" style:auto-text-indent="false">
        <style:tab-stops/>
      </style:paragraph-properties>
    </style:style>
    <style:style style:name="P52" style:family="paragraph" style:parent-style-name="Text_20_body">
      <style:paragraph-properties fo:margin-left="0.6083in" fo:margin-right="0in" fo:text-indent="-0.3752in" style:auto-text-indent="false">
        <style:tab-stops/>
      </style:paragraph-properties>
    </style:style>
    <style:style style:name="P53" style:family="paragraph" style:parent-style-name="Text_20_body">
      <style:paragraph-properties fo:margin-left="0.8083in" fo:margin-right="0in" fo:text-indent="-0.5in" style:auto-text-indent="false">
        <style:tab-stops/>
      </style:paragraph-properties>
    </style:style>
    <style:style style:name="P54" style:family="paragraph" style:parent-style-name="Text_20_body">
      <style:paragraph-properties fo:margin-left="0.7665in" fo:margin-right="0in" fo:text-indent="-0.4583in" style:auto-text-indent="false">
        <style:tab-stops/>
      </style:paragraph-properties>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Contents_20_3">
      <style:paragraph-properties>
        <style:tab-stops>
          <style:tab-stop style:position="6.5319in" style:type="right" style:leader-style="dotted" style:leader-text="."/>
        </style:tab-stops>
      </style:paragraph-properties>
    </style:style>
    <style:style style:name="P57" style:family="paragraph" style:parent-style-name="Contents_20_2">
      <style:paragraph-properties>
        <style:tab-stops>
          <style:tab-stop style:position="6.7283in" style:type="right" style:leader-style="dotted" style:leader-text="."/>
        </style:tab-stops>
      </style:paragraph-properties>
    </style:style>
    <style:style style:name="P58" style:family="paragraph" style:parent-style-name="Contents_20_4">
      <style:paragraph-properties>
        <style:tab-stops>
          <style:tab-stop style:position="6.3354in" style:type="right" style:leader-style="dotted" style:leader-text="."/>
        </style:tab-stops>
      </style:paragraph-properties>
    </style:style>
    <style:style style:name="P59" style:family="paragraph" style:parent-style-name="Text_20_body">
      <style:paragraph-properties fo:margin-left="0.0102in" fo:margin-right="0in" fo:text-indent="0in" style:auto-text-indent="false">
        <style:tab-stops/>
      </style:paragraph-properties>
    </style:style>
    <style:style style:name="P60" style:family="paragraph" style:parent-style-name="Text_20_body">
      <style:paragraph-properties fo:margin-left="0.0102in" fo:margin-right="0in" fo:text-indent="0in" style:auto-text-indent="false">
        <style:tab-stops/>
      </style:paragraph-properties>
      <style:text-properties fo:color="#000000" fo:font-weight="normal" style:font-weight-asian="normal" style:font-weight-complex="normal"/>
    </style:style>
    <style:style style:name="P61" style:family="paragraph" style:parent-style-name="Text_20_body">
      <style:text-properties fo:color="#000000"/>
    </style:style>
    <style:style style:name="P62" style:family="paragraph" style:parent-style-name="Text_20_body">
      <style:paragraph-properties fo:margin-top="0in" fo:margin-bottom="0.1965in"/>
      <style:text-properties fo:color="#000000"/>
    </style:style>
    <style:style style:name="P63" style:family="paragraph" style:parent-style-name="Heading_20_1">
      <style:paragraph-properties fo:break-before="page"/>
    </style:style>
    <style:style style:name="P64" style:family="paragraph" style:parent-style-name="Heading_20_1">
      <style:paragraph-properties fo:margin-left="0in" fo:margin-right="0in" fo:text-indent="0in" style:auto-text-indent="false"/>
    </style:style>
    <style:style style:name="P65" style:family="paragraph" style:parent-style-name="Heading_20_3">
      <style:text-properties fo:color="#000000"/>
    </style:style>
    <style:style style:name="P66" style:family="paragraph" style:parent-style-name="Preformatted_20_Text">
      <style:text-properties fo:color="#0000ff"/>
    </style:style>
    <style:style style:name="P67" style:family="paragraph" style:parent-style-name="Preformatted_20_Text">
      <style:text-properties fo:color="#00ae00"/>
    </style:style>
    <style:style style:name="P68" style:family="paragraph" style:parent-style-name="Preformatted_20_Text">
      <style:text-properties fo:color="#000000"/>
    </style:style>
    <style:style style:name="P69" style:family="paragraph" style:parent-style-name="Preformatted_20_Text">
      <style:text-properties fo:color="#000000" fo:background-color="#dbdbdb"/>
    </style:style>
    <style:style style:name="P70" style:family="paragraph" style:parent-style-name="Preformatted_20_Text">
      <style:paragraph-properties fo:margin-top="0in" fo:margin-bottom="0.1965in"/>
    </style:style>
    <style:style style:name="P71" style:family="paragraph" style:parent-style-name="Preformatted_20_Text">
      <style:paragraph-properties fo:margin-top="0in" fo:margin-bottom="0.1965in"/>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background-color="#dbdbdb"/>
    </style:style>
    <style:style style:name="T13" style:family="text">
      <style:text-properties fo:color="#000000" fo:font-weight="normal" style:font-weight-asian="normal" style:font-weight-complex="normal"/>
    </style:style>
    <style:style style:name="T14" style:family="text">
      <style:text-properties fo:background-color="#dbdbdb"/>
    </style:style>
    <style:style style:name="T15" style:family="text">
      <style:text-properties fo:color="#009966" fo:font-weight="bold"/>
    </style:style>
    <style:style style:name="T16" style:family="text">
      <style:text-properties fo:color="#009966" fo:font-weight="bold" fo:background-color="transparent"/>
    </style:style>
    <style:style style:name="T17" style:family="text">
      <style:text-properties fo:color="#ff00cc"/>
    </style:style>
    <style:style style:name="T18" style:family="text">
      <style:text-properties fo:color="#ff00cc" fo:background-color="transparent"/>
    </style:style>
    <style:style style:name="T19" style:family="text">
      <style:text-properties fo:color="#ff00cc" fo:font-weight="bold"/>
    </style:style>
    <style:style style:name="T20" style:family="text">
      <style:text-properties fo:color="#0000ff"/>
    </style:style>
    <style:style style:name="T21" style:family="text">
      <style:text-properties fo:color="#0000ff" fo:background-color="#dbdbdb"/>
    </style:style>
    <style:style style:name="T22" style:family="text">
      <style:text-properties fo:color="#0000ff" fo:font-weight="normal" style:font-weight-asian="normal" style:font-weight-complex="normal"/>
    </style:style>
    <style:style style:name="T23" style:family="text">
      <style:text-properties fo:color="#0000ff" fo:font-weight="bold" style:font-weight-asian="bold" style:font-weight-complex="bold"/>
    </style:style>
    <style:style style:name="T24" style:family="text">
      <style:text-properties fo:color="#0000ff" fo:background-color="#e7e7ff"/>
    </style:style>
    <style:style style:name="T25" style:family="text">
      <style:text-properties fo:color="#0000ff" fo:background-color="#ffffff"/>
    </style:style>
    <style:style style:name="T26" style:family="text">
      <style:text-properties fo:color="#cc0000"/>
    </style:style>
    <style:style style:name="T27" style:family="text">
      <style:text-properties fo:color="#cc0000" fo:background-color="transparent"/>
    </style:style>
    <style:style style:name="T28" style:family="text">
      <style:text-properties fo:color="#9966ff"/>
    </style:style>
    <style:style style:name="T29" style:family="text">
      <style:text-properties fo:color="#0000cc" fo:background-color="#e7e7ff"/>
    </style:style>
    <style:style style:name="T30" style:family="text">
      <style:text-properties fo:color="#0000cc" fo:font-weight="normal" fo:background-color="#e7e7ff" style:font-weight-asian="normal" style:font-weight-complex="normal"/>
    </style:style>
    <style:style style:name="T31" style:family="text">
      <style:text-properties fo:color="#0000cc" fo:font-weight="normal" fo:background-color="#dbdbdb" style:font-weight-asian="normal" style:font-weight-complex="normal"/>
    </style:style>
    <style:style style:name="T32" style:family="text">
      <style:text-properties fo:color="#0000cc" fo:background-color="#dbdbdb"/>
    </style:style>
    <style:style style:name="T33" style:family="text">
      <style:text-properties fo:color="#008000" fo:font-weight="bold" style:font-weight-asian="bold" style:font-weight-complex="bold"/>
    </style:style>
    <style:style style:name="T34" style:family="text">
      <style:text-properties fo:color="#02b902"/>
    </style:style>
    <style:style style:name="T35" style:family="text">
      <style:text-properties fo:background-color="#ffffff"/>
    </style:style>
    <style:style style:name="T36" style:family="text">
      <style:text-properties fo:background-color="#e7e7ff"/>
    </style:style>
    <style:style style:name="T37" style:family="text">
      <style:text-properties style:font-name="Bitstream Vera Serif1"/>
    </style:style>
    <style:style style:name="T38" style:family="text">
      <style:text-properties style:font-name="Bitstream Vera Serif1" fo:font-size="12pt" style:font-name-asian="Bitstream Vera Serif" style:font-size-asian="12pt" style:font-name-complex="Bitstream Vera Serif" style:font-size-complex="12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5"><text:bookmark-start text:name="DDE_LINK22"/>1 Preface<text:tab/>6</text:p>
          <text:p text:style-name="P57">1.1 Dedication<text:tab/>6</text:p>
          <text:p text:style-name="P57">1.2 Acknowledgments<text:tab/>6</text:p>
          <text:p text:style-name="P57">1.3 Support Email List<text:tab/>6</text:p>
          <text:p text:style-name="P55">2 Introduction<text:tab/>7</text:p>
          <text:p text:style-name="P57">2.1 What Is A Mathematics Computing Environment?<text:tab/>7</text:p>
          <text:p text:style-name="P57">2.2 What Is MathRider?<text:tab/>8</text:p>
          <text:p text:style-name="P57">2.3 What Inspired The Creation Of Mathrider?<text:tab/>9</text:p>
          <text:p text:style-name="P55">3 Downloading And Installing MathRider<text:tab/>11</text:p>
          <text:p text:style-name="P57">3.1 Installing Sun's Java Implementation<text:tab/>11</text:p>
          <text:p text:style-name="P56">3.1.1 Installing Java On A Windows PC<text:tab/>11</text:p>
          <text:p text:style-name="P56">3.1.2 Installing Java On A Macintosh<text:tab/>11</text:p>
          <text:p text:style-name="P56">3.1.3 Installing Java On A Linux PC<text:tab/>11</text:p>
          <text:p text:style-name="P57">3.2 Downloading And Extracting<text:tab/>12</text:p>
          <text:p text:style-name="P56">3.2.1 Extracting The Archive File For Windows Users<text:tab/>13</text:p>
          <text:p text:style-name="P56">3.2.2 Extracting The Archive File For Unix Users<text:tab/>13</text:p>
          <text:p text:style-name="P57">3.3 MathRider's Directory Structure &amp; Execution Instructions<text:tab/>13</text:p>
          <text:p text:style-name="P56">3.3.1 Executing MathRider On Windows Systems<text:tab/>14</text:p>
          <text:p text:style-name="P56">3.3.2 Executing MathRider On Unix Systems<text:tab/>14</text:p>
          <text:p text:style-name="P58">3.3.2.1 MacOS X<text:tab/>14</text:p>
          <text:p text:style-name="P55">4 The Graphical User Interface<text:tab/>15</text:p>
          <text:p text:style-name="P57">4.1 Buffers And Text Areas<text:tab/>15</text:p>
          <text:p text:style-name="P57">4.2 The Gutter<text:tab/>15</text:p>
          <text:p text:style-name="P57">4.3 Menus<text:tab/>15</text:p>
          <text:p text:style-name="P56">4.3.1 File<text:tab/>16</text:p>
          <text:p text:style-name="P56">4.3.2 Edit<text:tab/>16</text:p>
          <text:p text:style-name="P56">4.3.3 Search<text:tab/>16</text:p>
          <text:p text:style-name="P56">4.3.4 Markers, Folding, and View<text:tab/>17</text:p>
          <text:p text:style-name="P56">4.3.5 Utilities<text:tab/>17</text:p>
          <text:p text:style-name="P56">4.3.6 Macros<text:tab/>17</text:p>
          <text:p text:style-name="P56">4.3.7 Plugins<text:tab/>17</text:p>
          <text:p text:style-name="P56">4.3.8 Help<text:tab/>17</text:p>
          <text:p text:style-name="P57">4.4 The Toolbar<text:tab/>17</text:p>
          <text:p text:style-name="P55">5 MathPiper: A Computer Algebra System For Beginners<text:tab/>19</text:p>
          <text:p text:style-name="P57">5.1 Numeric Vs. Symbolic Computations<text:tab/>19</text:p>
          <text:p text:style-name="P57">5.2 Using The MathPiper Console As A Numeric (Scientific) Calculator<text:tab/>19</text:p>
          <text:p text:style-name="P56">5.2.1 Functions<text:tab/>21</text:p>
          <text:p text:style-name="P56"><text:soft-page-break/>5.2.2 Accessing Previous Input And Results<text:tab/>22</text:p>
          <text:p text:style-name="P56">5.2.3 Syntax Errors<text:tab/>22</text:p>
          <text:p text:style-name="P57">5.3 Using The MathPiper Console As A Symbolic Calculator<text:tab/>23</text:p>
          <text:p text:style-name="P56">5.3.1 Variables<text:tab/>23</text:p>
          <text:p text:style-name="P58">5.3.1.1 Calculating With Unbound Variables<text:tab/>24</text:p>
          <text:p text:style-name="P58">5.3.1.2 Variable And Function Names Are Case Sensitive<text:tab/>26</text:p>
          <text:p text:style-name="P58">5.3.1.3 Using More Than One Variable<text:tab/>26</text:p>
          <text:p text:style-name="P57">5.4 Exercises<text:tab/>27</text:p>
          <text:p text:style-name="P56">5.4.1 Exercise 1<text:tab/>27</text:p>
          <text:p text:style-name="P56">5.4.2 Exercise 2<text:tab/>27</text:p>
          <text:p text:style-name="P56">5.4.3 Exercise 3<text:tab/>27</text:p>
          <text:p text:style-name="P55">6 The MathPiper Documentation Plugin<text:tab/>29</text:p>
          <text:p text:style-name="P57">6.1 Function List<text:tab/>29</text:p>
          <text:p text:style-name="P57">6.2 Mini Web Browser Interface<text:tab/>29</text:p>
          <text:p text:style-name="P57">6.3 Exercises<text:tab/>30</text:p>
          <text:p text:style-name="P56">6.3.1 Exercise 1<text:tab/>30</text:p>
          <text:p text:style-name="P56">6.3.2 Exercise 2<text:tab/>30</text:p>
          <text:p text:style-name="P55">7 Using MathRider As A Programmer's Text Editor<text:tab/>31</text:p>
          <text:p text:style-name="P57">7.1 Creating, Opening, Saving, And Closing Text Files<text:tab/>31</text:p>
          <text:p text:style-name="P57">7.2 Editing Files<text:tab/>31</text:p>
          <text:p text:style-name="P57">7.3 File Modes<text:tab/>31</text:p>
          <text:p text:style-name="P57">7.4 Exercises<text:tab/>32</text:p>
          <text:p text:style-name="P56">7.4.1 Exercise 1<text:tab/>32</text:p>
          <text:p text:style-name="P55">8 MathRider Worksheet Files<text:tab/>33</text:p>
          <text:p text:style-name="P57">8.1 Code Folds<text:tab/>33</text:p>
          <text:p text:style-name="P56">8.1.1 The Description Attribute<text:tab/>34</text:p>
          <text:p text:style-name="P57">8.2 Automatically Inserting Folds &amp; Removing Unpreserved Folds<text:tab/>34</text:p>
          <text:p text:style-name="P57">8.3 Exercises<text:tab/>35</text:p>
          <text:p text:style-name="P56">8.3.1 Exercise 1<text:tab/>35</text:p>
          <text:p text:style-name="P56">8.3.2 Exercise 2<text:tab/>35</text:p>
          <text:p text:style-name="P56">8.3.3 Exercise 3<text:tab/>35</text:p>
          <text:p text:style-name="P56">8.3.4 Exercise 4<text:tab/>35</text:p>
          <text:p text:style-name="P55">9 MathPiper Programming Fundamentals<text:tab/>36</text:p>
          <text:p text:style-name="P57">9.1 Values and Expressions<text:tab/>36</text:p>
          <text:p text:style-name="P57">9.2 Operators<text:tab/>36</text:p>
          <text:p text:style-name="P57">9.3 Operator Precedence<text:tab/>37</text:p>
          <text:p text:style-name="P57">9.4 Changing The Order Of Operations In An Expression<text:tab/>38</text:p>
          <text:p text:style-name="P57">9.5 Functions &amp; Function Names<text:tab/>39</text:p>
          <text:p text:style-name="P57">9.6 Functions That Produce Side Effects<text:tab/>39</text:p>
          <text:p text:style-name="P56">9.6.1 The Echo() and Write() Functions<text:tab/>40</text:p>
          <text:p text:style-name="P58">9.6.1.1 Echo()<text:tab/>40</text:p>
          <text:p text:style-name="P58"><text:soft-page-break/>9.6.1.2 Write()<text:tab/>42</text:p>
          <text:p text:style-name="P57">9.7 Expressions Are Separated By Semicolons<text:tab/>43</text:p>
          <text:p text:style-name="P57">9.8 Strings<text:tab/>44</text:p>
          <text:p text:style-name="P56">9.8.1 The MathPiper Console and MathPiper Folds Can Access The Same Variables<text:tab/>44</text:p>
          <text:p text:style-name="P56">9.8.2 Using Strings To Make Echo's Output Easier To Read<text:tab/>45</text:p>
          <text:p text:style-name="P56">9.8.3 Accessing The Individual Characters In A String<text:tab/>45</text:p>
          <text:p text:style-name="P57">9.9 Comments<text:tab/>46</text:p>
          <text:p text:style-name="P57">9.10 Exercises<text:tab/>47</text:p>
          <text:p text:style-name="P56">9.10.1 Exercise 1<text:tab/>47</text:p>
          <text:p text:style-name="P56">9.10.2 Exercise 2<text:tab/>47</text:p>
          <text:p text:style-name="P56">9.10.3 Exercise 3<text:tab/>48</text:p>
          <text:p text:style-name="P56">9.10.4 Exercise 4<text:tab/>48</text:p>
          <text:p text:style-name="P56">9.10.5 Exercise 5<text:tab/>48</text:p>
          <text:p text:style-name="P56">9.10.6 Exercise 6<text:tab/>48</text:p>
          <text:p text:style-name="P55">10 Conditional Operators<text:tab/>50</text:p>
          <text:p text:style-name="P57">10.1 Making Decisions With The If() Function &amp; Predicate Expressions<text:tab/>52</text:p>
          <text:p text:style-name="P57">10.2 The And(), Or(), &amp; Not() Boolean Functions &amp; Infix Notation<text:tab/>54</text:p>
          <text:p text:style-name="P56">10.2.1 And()<text:tab/>54</text:p>
          <text:p text:style-name="P56">10.2.2 Or()<text:tab/>56</text:p>
          <text:p text:style-name="P56">10.2.3 Not() &amp; Prefix Notation<text:tab/>57</text:p>
          <text:p text:style-name="P57">10.3 Exercises<text:tab/>58</text:p>
          <text:p text:style-name="P55">11 The While() Looping Function &amp; Bodied Notation<text:tab/>59</text:p>
          <text:p text:style-name="P57">11.1 Long-Running Loops, Infinite Loops, &amp; Interrupting Execution<text:tab/>62</text:p>
          <text:p text:style-name="P57">11.2 Predicate Functions<text:tab/>63</text:p>
          <text:p text:style-name="P57">11.3 Exercises<text:tab/>64</text:p>
          <text:p text:style-name="P55">12 Lists: Values That Hold Sequences Of Expressions<text:tab/>65</text:p>
          <text:p text:style-name="P57">12.1 Using While() Loops With Lists <text:tab/>66</text:p>
          <text:p text:style-name="P56">12.1.1 Exercises<text:tab/>68</text:p>
          <text:p text:style-name="P57">12.2 The ForEach() Looping Function<text:tab/>68</text:p>
          <text:p text:style-name="P56">12.2.1 Exercises<text:tab/>68</text:p>
          <text:p text:style-name="P55">13 Functions &amp; Operators Which Loop Internally To Process Lists<text:tab/>69</text:p>
          <text:p text:style-name="P57">13.1 TableForm()<text:tab/>69</text:p>
          <text:p text:style-name="P57">13.2 The .. Range Operator<text:tab/>69</text:p>
          <text:p text:style-name="P57">13.3 Contains()<text:tab/>70</text:p>
          <text:p text:style-name="P57">13.4 Find()<text:tab/>70</text:p>
          <text:p text:style-name="P57">13.5 Count()<text:tab/>71</text:p>
          <text:p text:style-name="P57">13.6 Select()<text:tab/>71</text:p>
          <text:p text:style-name="P57">13.7 The Nth() Function &amp; The [] Operator<text:tab/>72</text:p>
          <text:p text:style-name="P57">13.8 Append() &amp; Nondestructive List Operations<text:tab/>72</text:p>
          <text:p text:style-name="P57">13.9 The : Prepend Operator<text:tab/>73</text:p>
          <text:p text:style-name="P57"><text:soft-page-break/>13.10 Concat()<text:tab/>74</text:p>
          <text:p text:style-name="P57">13.11 Insert(), Delete(), &amp; Replace()<text:tab/>74</text:p>
          <text:p text:style-name="P57">13.12 Take() <text:tab/>74</text:p>
          <text:p text:style-name="P57">13.13 Drop()<text:tab/>75</text:p>
          <text:p text:style-name="P57">13.14 FillList()<text:tab/>76</text:p>
          <text:p text:style-name="P57">13.15 RemoveDuplicates()<text:tab/>76</text:p>
          <text:p text:style-name="P57">13.16 Reverse()<text:tab/>77</text:p>
          <text:p text:style-name="P57">13.17 Partition()<text:tab/>77</text:p>
          <text:p text:style-name="P57">13.18 Functions That Work With Integers<text:tab/>77</text:p>
          <text:p text:style-name="P56">13.18.1 RandomIntegerVector()<text:tab/>78</text:p>
          <text:p text:style-name="P56">13.18.2 Max() &amp; Min()<text:tab/>78</text:p>
          <text:p text:style-name="P56">13.18.3 Div() &amp; Mod()<text:tab/>79</text:p>
          <text:p text:style-name="P56">13.18.4 Gcd()<text:tab/>79</text:p>
          <text:p text:style-name="P56">13.18.5 Lcm()<text:tab/>80</text:p>
          <text:p text:style-name="P56">13.18.6 Add()<text:tab/>80</text:p>
          <text:p text:style-name="P56">13.18.7 Factorize()<text:tab/>81</text:p>
          <text:p text:style-name="P55">14 User Defined Functions<text:tab/>82</text:p>
          <text:p text:style-name="P57">14.1 Global Variables, Local Variables, &amp; Local()<text:tab/>83</text:p>
          <text:p text:style-name="P57">14.2 Applying Functions To List Members<text:tab/>85</text:p>
          <text:p text:style-name="P56">14.2.1 Table() <text:tab/>85</text:p>
        </text:index-body>
      </text:table-of-content>
      <text:p text:style-name="Standard"><text:bookmark-end text:name="DDE_LINK22"/></text:p>
      <text:h text:style-name="P63"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45">Susan Addington</text:p>
      <text:p text:style-name="P45">Matthew Moelter </text:p>
      <text:p text:style-name="P45">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64"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39"><draw:frame draw:style-name="fr3"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39"><text:soft-page-break/>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9">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9">MathRider Customizer</text:p>
          </table:table-cell>
          <table:table-cell table:style-name="Table1.B2" office:value-type="string">
            <text:p text:style-name="P19">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7">1) Math is a lot easier to pick up after you know how to program. In fact, if you're a halfway decent programmer, you'll find it's almost a snap.</text:p>
      <text:p text:style-name="P17">2) They teach math all wrong in school. Way, WAY wrong. If you teach yourself math the right way, you'll learn faster, remember it longer, and it'll be much more valuable to you as a programmer.</text:p>
      <text:p text:style-name="P17">3) The right way to learn math is breadth-first, not depth-first. You need to survey the space, learn the names of things, figure out what's what.</text:p>
      <text:p text:style-name="P17"><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7"><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45"><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7">java -version</text:p>
      <text:p text:style-name="Text_20_body"/>
      <text:p text:style-name="Text_20_body">Currently, the MathRider project has the following two options for people who need to install Sun's Java:</text:p>
      <text:p text:style-name="P17">1) Locate the Java documentation for your Linux distribution and carefully follow the instructions provided for installing Sun's Java on your system. </text:p>
      <text:p text:style-name="P17">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7"><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p text:style-name="P43"><text:soft-page-break/>(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46">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4"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oft-page-break/><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3">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45">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46">cd <text:s text:c="2"/>/Applications/mathrider</text:p>
      <text:p text:style-name="Text_20_body">Run mathrider by typing:</text:p>
      <text:p text:style-name="P46">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44">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oft-page-break/><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text:soft-page-break/>displayed, but the most common actions are present. <text:s/>The user also has the option of customizing the toolbar by using the <text:span text:style-name="T6">Utilities-&gt;Global Options-&gt;Tool Bar</text:span> dialog.</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Using The MathPiper Console As A Numeric (Scientific) Calculator</text:h>
      <text:p text:style-name="Text_20_body">Open the Console plugin by selecting the <text:span text:style-name="T6">Console</text:span> tab in the lower left part of <text:soft-page-break/>the MathRider application. <text:s/>A text area will appear and in the upper left corner of this text area will be a pull down menu which may be set to "MathPiper" or to "System". <text:s/>If it is set to System, select this pull down menu and then select the <text:span text:style-name="T6">MathPiper</text:span> menu item that is inside of it. <text:s/>Feel free to increase the size of the console text area if you would like by dragging on the dotted lines which are at the top side and right side of the console window. <text:s/></text:p>
      <text:p text:style-name="Text_20_body"/>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5a".</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0">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0">Result&gt; 3</text:p>
      <text:p text:style-name="Preformatted_20_Text"/>
      <text:p text:style-name="Preformatted_20_Text">In&gt; 3*4</text:p>
      <text:p text:style-name="P20">Result&gt; 12</text:p>
      <text:p text:style-name="P20"/>
      <text:p text:style-name="P23">In&gt; <text:bookmark-start text:name="DDE_LINK19"/>2^3<text:bookmark-end text:name="DDE_LINK19"/></text:p>
      <text:p text:style-name="P20">Result&gt; 8</text:p>
      <text:p text:style-name="Preformatted_20_Text"/>
      <text:p text:style-name="Preformatted_20_Text">In&gt; 12/6</text:p>
      <text:p text:style-name="P20">Result&gt; 2</text:p>
      <text:p text:style-name="Preformatted_20_Text"/>
      <text:p text:style-name="Text_20_body">Notice that the multiplication symbol is an asterisk (*), the exponent symbol is a caret (^), and the division symbol is a forward slash (/). <text:s/>These symbols<text:span text:style-name="T37"> </text:span><text:span text:style-name="T38">(along </text:span><text:soft-page-break/><text:span text:style-name="T38">with addtion (+) , subtraction (−), and ones we will talk about later)</text:span><text:span text:style-name="T37">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0">Result&gt; 1.7</text:p>
      <text:p text:style-name="Preformatted_20_Text"/>
      <text:p text:style-name="Preformatted_20_Text">In&gt; 3.7-2.6</text:p>
      <text:p text:style-name="P20">Result&gt; 1.1</text:p>
      <text:p text:style-name="Preformatted_20_Text"/>
      <text:p text:style-name="Preformatted_20_Text">In&gt; 2.2*3.9</text:p>
      <text:p text:style-name="P20">Result&gt; 8.58</text:p>
      <text:p text:style-name="P20"/>
      <text:p text:style-name="P23">In&gt; 2.2^3</text:p>
      <text:p text:style-name="P20">Result&gt; 10.648</text:p>
      <text:p text:style-name="Preformatted_20_Text"/>
      <text:p text:style-name="Preformatted_20_Text">In&gt; 9.5/3.2</text:p>
      <text:p text:style-name="P20">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8"/><text:bookmark-start text:name="DDE_LINK17"/>N(9.5/3.2)<text:bookmark-end text:name="DDE_LINK18"/><text:bookmark-end text:name="DDE_LINK17"/></text:p>
      <text:p text:style-name="P20">Result&gt; 2.96875</text:p>
      <text:p text:style-name="P20"/>
      <text:p text:style-name="Text_20_body">As can be seen here, when a result is given in numeric form, it means that <text:s/>it is given as a decimal number.</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3"/>
      <text:p text:style-name="P23">In&gt; IsEven(4)</text:p>
      <text:p text:style-name="P20">Result&gt; True</text:p>
      <text:p text:style-name="P23"/>
      <text:p text:style-name="P23">In&gt; IsEven(5)</text:p>
      <text:p text:style-name="P20"><text:soft-page-break/>Result&gt; False</text:p>
      <text:p text:style-name="P23"/>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0">Result&gt; 40</text:p>
      <text:p text:style-name="Preformatted_20_Text"/>
      <text:p text:style-name="Preformatted_20_Text">In&gt; %</text:p>
      <text:p text:style-name="P20">Result&gt; 40</text:p>
      <text:p text:style-name="P20"/>
      <text:p text:style-name="P23">In&gt; %*2</text:p>
      <text:p text:style-name="P20">Result&gt; 80</text:p>
      <text:p text:style-name="Preformatted_20_Text"/>
      <text:h text:style-name="P65"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3"/>
      <text:p text:style-name="P23">In&gt; 12 \ 6</text:p>
      <text:p text:style-name="P23"/>
      <text:p text:style-name="P26">Error parsing expression, near token \</text:p>
      <text:p text:style-name="P23"/>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text:soft-page-break/>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3"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0">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3"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0">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0">Result&gt; 5</text:p>
      <text:p text:style-name="Preformatted_20_Text"/>
      <text:p text:style-name="Text_20_body">Unfortunately, the % symbol cannot be used to have MathPiper determine the denominator of <draw:frame draw:style-name="fr3"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3"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variable you </text:span><text:soft-page-break/><text:span text:style-name="T7">would like to create on the left side of an assignment operator (</text:span><text:span text:style-name="T6">:=</text:span><text:span text:style-name="T7">) and an expression on the right side of this operator. When the expression returns a value, the value is assigned (or bound to) to the variable.</text:span></text:p>
      <text:p text:style-name="Text_20_body">Lets recalculate<draw:frame draw:style-name="fr3" draw:name="Object8" text:anchor-type="as-char" svg:width="0.4602in" svg:height="0.4264in" draw:z-index="11"><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0">Result&gt; 5/6</text:p>
      <text:p text:style-name="Preformatted_20_Text"/>
      <text:p text:style-name="Preformatted_20_Text">In&gt; a</text:p>
      <text:p text:style-name="P20">Result&gt; 5/6</text:p>
      <text:p text:style-name="Preformatted_20_Text"/>
      <text:p text:style-name="Preformatted_20_Text">In&gt; Numer(a)<text:bookmark-end text:name="DDE_LINK21"/></text:p>
      <text:p text:style-name="P20">Result&gt; 5</text:p>
      <text:p text:style-name="Preformatted_20_Text"/>
      <text:p text:style-name="Preformatted_20_Text">In&gt; Denom(a)</text:p>
      <text:p text:style-name="P20">Result&gt; 6</text:p>
      <text:p text:style-name="Preformatted_20_Text"/>
      <text:p text:style-name="Text_20_body">In this example, the assignment operator (<text:span text:style-name="T6">:=</text:span>) was used to assign the result (or <text:span text:style-name="T6">value</text:span>)<draw:frame draw:style-name="fr3"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3"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0">Result&gt; 9</text:p>
      <text:p text:style-name="Preformatted_20_Text"/>
      <text:p text:style-name="Preformatted_20_Text">In&gt; a</text:p>
      <text:p text:style-name="P20">Result&gt; 9</text:p>
      <text:p text:style-name="P20"/>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0">Result&gt; True</text:p>
      <text:p text:style-name="Preformatted_20_Text"/>
      <text:p text:style-name="Preformatted_20_Text">In&gt; a</text:p>
      <text:p text:style-name="P20">Result&gt; a</text:p>
      <text:p text:style-name="Preformatted_20_Text"/>
      <text:p text:style-name="Text_20_body"><text:soft-page-break/>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0">Result&gt; 2^3</text:p>
      <text:p text:style-name="Preformatted_20_Text"/>
      <text:p text:style-name="Preformatted_20_Text">In&gt; Factor(14)</text:p>
      <text:p text:style-name="P20">Result&gt; 2*7</text:p>
      <text:p text:style-name="Preformatted_20_Text"/>
      <text:p text:style-name="Preformatted_20_Text">In&gt; Factor(2343)</text:p>
      <text:p text:style-name="P20">Result&gt; 3*11*71</text:p>
      <text:p text:style-name="Preformatted_20_Text"/>
      <text:p text:style-name="Text_20_body">Now lets factor an expression that contains the unbound variable 'x':</text:p>
      <text:p text:style-name="Preformatted_20_Text">In&gt; x</text:p>
      <text:p text:style-name="P20">Result&gt; x</text:p>
      <text:p text:style-name="Preformatted_20_Text"/>
      <text:p text:style-name="Preformatted_20_Text">In&gt; IsBound(x)</text:p>
      <text:p text:style-name="P20">Result&gt; False</text:p>
      <text:p text:style-name="Preformatted_20_Text"/>
      <text:p text:style-name="Preformatted_20_Text">In&gt; <text:bookmark-start text:name="DDE_LINK24"/>Factor(x^2 + 24*x + 80)<text:bookmark-end text:name="DDE_LINK24"/></text:p>
      <text:p text:style-name="P20">Result&gt; (x+20)*(x+4)</text:p>
      <text:p text:style-name="P23"/>
      <text:p text:style-name="P23">In&gt; Expand(%)</text:p>
      <text:p text:style-name="P20">Result&gt; x^2+24*x+80</text:p>
      <text:p text:style-name="P20"/>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3" draw:name="Object12" text:anchor-type="as-char" svg:width="1.0634in" svg:height="0.1902in" draw:z-index="12"><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3">a</text:span>' in <text:span text:style-name="T6">F</text:span><text:span text:style-name="T33">a</text:span><text:span text:style-name="T6">ctor</text:span> can be thought of as <text:span text:style-name="T33">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text:soft-page-break/>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0">Result&gt; 1</text:p>
      <text:p text:style-name="Preformatted_20_Text"/>
      <text:p text:style-name="Preformatted_20_Text">In&gt; box := 2</text:p>
      <text:p text:style-name="P20">Result&gt; 2</text:p>
      <text:p text:style-name="Preformatted_20_Text"/>
      <text:p text:style-name="Preformatted_20_Text">In&gt; Box</text:p>
      <text:p text:style-name="P20">Result&gt; 1</text:p>
      <text:p text:style-name="Preformatted_20_Text"/>
      <text:p text:style-name="Preformatted_20_Text">In&gt; box</text:p>
      <text:p text:style-name="P20">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0">Result&gt; 2</text:p>
      <text:p text:style-name="Standard"/>
      <text:p text:style-name="Preformatted_20_Text">b := 3</text:p>
      <text:p text:style-name="P20">Result&gt; 3</text:p>
      <text:p text:style-name="Standard"/>
      <text:p text:style-name="Preformatted_20_Text">a + b</text:p>
      <text:p text:style-name="P20">Result&gt; 5</text:p>
      <text:p text:style-name="Standard"/>
      <text:p text:style-name="Preformatted_20_Text">answer := a + b</text:p>
      <text:p text:style-name="P20">Result&gt; 5</text:p>
      <text:p text:style-name="Standard"/>
      <text:p text:style-name="Preformatted_20_Text">answer</text:p>
      <text:p text:style-name="P20">Result&gt; 5</text:p>
      <text:p text:style-name="Standard"/>
      <text:p text:style-name="P41">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41"/>
      <text:p text:style-name="P41">Now that you have seen how to use the MathPiper console as both a <text:span text:style-name="T6">symbolic</text:span> <text:soft-page-break/>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Perform the following calculation:</text:p>
      <text:p text:style-name="Preformatted_20_Text"/>
      <text:p text:style-name="Preformatted_20_Text"><draw:frame draw:style-name="fr3" draw:name="Object16" text:anchor-type="as-char" svg:width="0.8063in" svg:height="0.4256in" draw:z-index="13"><draw:object xlink:href="./Object 16" xlink:type="simple" xlink:show="embed" xlink:actuate="onLoad"/><draw:image xlink:href="./ObjectReplacements/Object 16" xlink:type="simple" xlink:show="embed" xlink:actuate="onLoad"/></draw:frame></text:p>
      <text:h text:style-name="Heading_20_3" text:outline-level="3">Exercise 2</text:h>
      <text:p text:style-name="Preformatted_20_Text">a) Assign the variable <text:span text:style-name="T6">ans</text:span> to the result of the calculation<draw:frame draw:style-name="fr3" draw:name="Object20" text:anchor-type="as-char" svg:width="0.8075in" svg:height="0.4256in" draw:z-index="14"><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ans := 1/5 + 7/4 + 15/16</text:p>
      <text:p text:style-name="Preformatted_20_Text"/>
      <text:p text:style-name="Preformatted_20_Text">b) Use the Numer() function to calculate the numerator of ans.</text:p>
      <text:p text:style-name="Preformatted_20_Text"/>
      <text:p text:style-name="Preformatted_20_Text">c) Use the Denom() function to calculate the denominator of ans.</text:p>
      <text:p text:style-name="Preformatted_20_Text"/>
      <text:p text:style-name="Preformatted_20_Text">d) Use the N() function to calculate the numeric value of ans.</text:p>
      <text:p text:style-name="Preformatted_20_Text"/>
      <text:p text:style-name="Preformatted_20_Text">e) Use the Clear() function to unbind the variable ans and verify that ans is unbound by executing the following code and by using the IsBound() function:</text:p>
      <text:p text:style-name="Preformatted_20_Text"/>
      <text:p text:style-name="Preformatted_20_Text">In&gt; ans.</text:p>
      <text:p text:style-name="Text_20_body"/>
      <text:p text:style-name="Text_20_body"/>
      <text:h text:style-name="Heading_20_3" text:outline-level="3">Exercise 3</text:h>
      <text:p text:style-name="Preformatted_20_Text">Assign<draw:frame draw:style-name="fr3" draw:name="Object17" text:anchor-type="as-char" svg:width="0.2063in" svg:height="0.4256in" draw:z-index="15"><draw:object xlink:href="./Object 17" xlink:type="simple" xlink:show="embed" xlink:actuate="onLoad"/><draw:image xlink:href="./ObjectReplacements/Object 17" xlink:type="simple" xlink:show="embed" xlink:actuate="onLoad"/></draw:frame>to variable <text:span text:style-name="T6">x</text:span>,<draw:frame draw:style-name="fr3" draw:name="Object18" text:anchor-type="as-char" svg:width="0.1972in" svg:height="0.4256in" draw:z-index="16"><draw:object xlink:href="./Object 18" xlink:type="simple" xlink:show="embed" xlink:actuate="onLoad"/><draw:image xlink:href="./ObjectReplacements/Object 18" xlink:type="simple" xlink:show="embed" xlink:actuate="onLoad"/></draw:frame>to variable <text:span text:style-name="T6">y</text:span>, and<draw:frame draw:style-name="fr3" draw:name="Object19" text:anchor-type="as-char" svg:width="0.2835in" svg:height="0.4256in" draw:z-index="17"><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text:soft-page-break/>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d)</text:p>
      <text:p text:style-name="Preformatted_20_Text">In&gt; x + z</text:p>
      <text:p text:style-name="Preformatted_20_Text"/>
      <text:p text:style-name="Preformatted_20_Text">e)</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main parts of the MathPiper documentation. <text:s/>As links are selected, the <text:span text:style-name="T6">Back</text:span> and <text:soft-page-break/><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 IsEven(), IsOdd(), Clear(), IsBound(), Numer(), Denom(), and Factor() functions in the <text:span text:style-name="T6">All Functions</text:span> section of the MathPiperDocs plugin and read the information that is available on them.</text:p>
      <text:h text:style-name="Heading_20_3" text:outline-level="3">Exercise 2</text:h>
      <text:p text:style-name="Preformatted_20_Text">Locate the N(), IsEven(), IsOdd(), Clear(), IsBound(), Numer(), Denom(),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Exercises</text:h>
      <text:h text:style-name="Heading_20_3" text:outline-level="3">Exercise 1</text:h>
      <text:p text:style-name="Preformatted_20_Text">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43"/>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line numbers are not part of the program and the semicolon ';' which is at the end of the line of code is required</text:span>):</text:p>
      <text:p text:style-name="Preformatted_20_Text"/>
      <text:p text:style-name="P23"><text:span text:style-name="T14"><text:s/>1:</text:span><text:span text:style-name="T29">%mathpiper</text:span></text:p>
      <text:p text:style-name="P24"><text:s/>2:</text:p>
      <text:p text:style-name="P23"><text:span text:style-name="T14"><text:s/>3:</text:span><text:span text:style-name="T18">2 + 3</text:span>;</text:p>
      <text:p text:style-name="P24"><text:s/>4:</text:p>
      <text:p text:style-name="P33"><text:span text:style-name="T31"><text:s/>5:</text:span><text:span text:style-name="T30">%/mathpiper</text:span></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4"/>
      <text:p text:style-name="P23"><text:span text:style-name="T14"><text:s/>1:</text:span><text:span text:style-name="T29">%mathpiper</text:span></text:p>
      <text:p text:style-name="P24"><text:s/>2:</text:p>
      <text:p text:style-name="P23"><text:span text:style-name="T14"><text:s/>3:</text:span><text:span text:style-name="T17">2 + 3</text:span>;</text:p>
      <text:p text:style-name="P24"><text:s/>4:</text:p>
      <text:p text:style-name="P23"><text:span text:style-name="T14"><text:s/>5:</text:span><text:span text:style-name="T29">%/mathpiper</text:span></text:p>
      <text:p text:style-name="P24"><text:s/>6:</text:p>
      <text:p text:style-name="P23"><text:span text:style-name="T14"><text:s/>7:</text:span> <text:s text:c="3"/><text:span text:style-name="T20">%output,preserve="false"</text:span></text:p>
      <text:p text:style-name="P23"><text:span text:style-name="T14"><text:s/>8:</text:span><text:span text:style-name="T20"> <text:s text:c="5"/>Result:</text:span> 5</text:p>
      <text:p text:style-name="P34"><text:span text:style-name="T14"><text:s/>9:</text:span><text:span text:style-name="T20"> <text:s text:c="3"/>%/output</text:span></text:p>
      <text:p text:style-name="Text_20_body">The default type of an output fold is <text:span text:style-name="T6">%output</text:span> and this one starts at <text:span text:style-name="T6">line 7</text:span> and <text:soft-page-break/>ends on <text:span text:style-name="T6">line 9</text:span>. <text:s/>Folds that can be executed have their first and last lines <text:span text:style-name="T29">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3" text:outline-level="3">The Description Attribute</text:h>
      <text:p text:style-name="Text_20_body">Folds can also have what is called a "<text:span text:style-name="T6">description attribute</text:span>" placed after the start tag which describes what the fold contains. <text:s/>For example, the following %mathpiper fold has a description attribute which indicates that the fold adds two number together:</text:p>
      <text:p text:style-name="P24"/>
      <text:p text:style-name="P23"><text:span text:style-name="T14"><text:s/>1:</text:span><text:span text:style-name="T29">%mathpiper,description="Add two numbers together."</text:span></text:p>
      <text:p text:style-name="P24"><text:s/>2:</text:p>
      <text:p text:style-name="P23"><text:span text:style-name="T14"><text:s/>3:</text:span><text:span text:style-name="T18">2 + 3</text:span>;</text:p>
      <text:p text:style-name="P24"><text:s/>4:</text:p>
      <text:p text:style-name="P33"><text:span text:style-name="T31"><text:s/>5:</text:span><text:span text:style-name="T30">%/mathpiper</text:span></text:p>
      <text:p text:style-name="P42"><text:span text:style-name="T7">The description attribute is added to the start tag of a fold by placing a comma after the fold's type name and then adding the text </text:span><text:span text:style-name="T6">description="&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46"><text:span text:style-name="T20">3</text:span> </text:p>
      <text:p text:style-name="Text_20_body">represents the number three, the value:</text:p>
      <text:p text:style-name="P47"><text:span text:style-name="T22">0.5</text:span> </text:p>
      <text:p text:style-name="Text_20_body">represents the number one half, and the value: </text:p>
      <text:p text:style-name="P50">"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48">3</text:p>
      <text:p text:style-name="P48">2 + 3</text:p>
      <text:p text:style-name="P48"><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0">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result of the last calculation" symbol), and <text:span text:style-name="T6">^</text:span> is the <text:span text:style-name="T6">exponent</text:span> operator. <text:s/><text:soft-page-break/>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0">Result&gt; 3</text:p>
      <text:p text:style-name="Standard"/>
      <text:p text:style-name="Preformatted_20_Text">In&gt; 3*4</text:p>
      <text:p text:style-name="P20">Result&gt; 12</text:p>
      <text:p text:style-name="Standard"/>
      <text:p text:style-name="Preformatted_20_Text">In&gt; 30/3</text:p>
      <text:p text:style-name="P20">Result&gt; 10</text:p>
      <text:p text:style-name="Standard"/>
      <text:p text:style-name="Preformatted_20_Text">In&gt; 8%5</text:p>
      <text:p text:style-name="P20">Result&gt; 3</text:p>
      <text:p text:style-name="Standard"/>
      <text:p text:style-name="Preformatted_20_Text">In&gt; 2^3</text:p>
      <text:p text:style-name="P20">Result&gt; 8</text:p>
      <text:p text:style-name="Standard"/>
      <text:p text:style-name="Text_20_body">The <text:span text:style-name="T6">−</text:span> character can also be used to indicate a negative number:</text:p>
      <text:p text:style-name="Preformatted_20_Text">In&gt; -3</text:p>
      <text:p text:style-name="P20">Result&gt; -3</text:p>
      <text:p text:style-name="Standard"/>
      <text:p text:style-name="Text_20_body">Subtracting a negative number results in a positive number (Note: there must be a space between the two negative signs):</text:p>
      <text:p text:style-name="Preformatted_20_Text">In&gt; - -3</text:p>
      <text:p text:style-name="P20">Result&gt; 3</text:p>
      <text:p text:style-name="P20"/>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46">^<text:tab/>Exponents are evaluated right to left.</text:p>
      <text:p text:style-name="P53"><text:soft-page-break/>*,%,/<text:tab/>Then multiplication, remainder, and division operations are evaluated left to right.</text:p>
      <text:p text:style-name="P46">+, −<text:tab/>Finally, addition and subtraction are evaluated left to right.</text:p>
      <text:p text:style-name="P46"/>
      <text:p text:style-name="Text_20_body">Lets manually apply these precedence rules to the multi-operator expression we used earlier. <text:s/>Here is the expression in source code form:</text:p>
      <text:p text:style-name="P18"/>
      <text:p text:style-name="P9">5 + 6*21/18 - 2^3</text:p>
      <text:p text:style-name="P18"/>
      <text:p text:style-name="Text_20_body">And here it is in traditional form:</text:p>
      <text:p text:style-name="P39"><draw:frame draw:style-name="fr3" draw:name="Object15" text:anchor-type="as-char" svg:width="0.9874in" svg:height="0.4256in" draw:z-index="18"><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1">5 + 6*21/18 - 2<text:span text:style-name="T9">^</text:span>3</text:p>
      <text:p text:style-name="P31">5 + 6<text:span text:style-name="T9">*</text:span>21/18 - <text:span text:style-name="T23">8</text:span></text:p>
      <text:p text:style-name="P31">5 + <text:span text:style-name="T23">126</text:span><text:span text:style-name="T9">/</text:span>18 - 8</text:p>
      <text:p text:style-name="P31">5 <text:span text:style-name="T9">+</text:span> <text:span text:style-name="T23">7</text:span> - 8</text:p>
      <text:p text:style-name="P31"><text:span text:style-name="T23">12</text:span> <text:span text:style-name="T9">-</text:span> 8</text:p>
      <text:p text:style-name="P22">4</text:p>
      <text:p text:style-name="P22"/>
      <text:p text:style-name="Text_20_body">Starting with the first expression, MathPiper evaluates the <text:span text:style-name="T9">^</text:span> operator first which results in the <text:span text:style-name="T23">8</text:span> in the expression below it. <text:s/>In the second expression, the <text:span text:style-name="T9">*</text:span> operator is executed next, and so on. <text:s/>The last expression shows that the final result after all of the operators have been evaluated is <text:span text:style-name="T23">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0">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In&gt; (2 + 4)*5</text:p>
      <text:p text:style-name="P20">Result&gt; 30</text:p>
      <text:p text:style-name="Standard"><text:soft-page-break/></text:p>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0">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54">()<text:tab/>Parentheses are evaluated from the inside out.</text:p>
      <text:p text:style-name="P54">^<text:tab/>Then exponents are evaluated right to left.</text:p>
      <text:p text:style-name="P54">*,%,/ Then multiplication, remainder, and division operations are evaluated left to right.</text:p>
      <text:p text:style-name="P54">+, − Finally, addition and subtraction are evaluated left to right.</text:p>
      <text:p text:style-name="P41"/>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Add()</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oft-page-break/><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The Echo(), Write(), and NewLine() Functions</text:h>
      <text:p text:style-name="Text_20_body">The <text:span text:style-name="T6">Echo()</text:span> and <text:span text:style-name="T6">Write()</text:span>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0">Result&gt; True</text:p>
      <text:p text:style-name="P27">Side Effects&gt;</text:p>
      <text:p text:style-name="P27">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0">Result&gt; True</text:p>
      <text:p text:style-name="P27">Side Effects&gt;</text:p>
      <text:p text:style-name="P27">1 3 6 </text:p>
      <text:p text:style-name="Standard"/>
      <text:p text:style-name="Text_20_body">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text:soft-page-break/></text:p>
      <text:p text:style-name="Preformatted_20_Text">In&gt; <text:bookmark-start text:name="DDE_LINK281"/>Echo(1,,,1+2,,,2*3)<text:bookmark-end text:name="DDE_LINK281"/></text:p>
      <text:p text:style-name="P20">Result&gt; True</text:p>
      <text:p text:style-name="P27">Side Effects&gt;</text:p>
      <text:p text:style-name="P27">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3"><text:span text:style-name="T14"><text:s/>1:</text:span><text:span text:style-name="T29">%mathpiper</text:span></text:p>
      <text:p text:style-name="P24"><text:s/>2:</text:p>
      <text:p text:style-name="P23"><text:span text:style-name="T14"><text:s/>3:</text:span><text:span text:style-name="T15">Echo</text:span><text:span text:style-name="T5">(</text:span><text:span text:style-name="T8">1</text:span><text:span text:style-name="T5">)</text:span>;</text:p>
      <text:p text:style-name="P24"><text:s/>4:</text:p>
      <text:p text:style-name="P23"><text:span text:style-name="T14"><text:s/>5:</text:span><text:span text:style-name="T15">Echo</text:span><text:span text:style-name="T5">(</text:span><text:span text:style-name="T8">1</text:span><text:span text:style-name="T5">+</text:span><text:span text:style-name="T8">2</text:span><text:span text:style-name="T5">)</text:span>;</text:p>
      <text:p text:style-name="P24"><text:s/>6:</text:p>
      <text:p text:style-name="P23"><text:span text:style-name="T14"><text:s/>7:</text:span><text:span text:style-name="T15">Echo</text:span><text:span text:style-name="T5">(</text:span><text:span text:style-name="T8">2</text:span><text:span text:style-name="T5">*</text:span><text:span text:style-name="T8">3</text:span><text:span text:style-name="T5">)</text:span>;</text:p>
      <text:p text:style-name="P24"><text:s/>8:</text:p>
      <text:p text:style-name="P23"><text:span text:style-name="T14"><text:s/>9:</text:span><text:span text:style-name="T29">%/mathpiper</text:span></text:p>
      <text:p text:style-name="P24">10:</text:p>
      <text:p text:style-name="P23"><text:span text:style-name="T14">11:</text:span> <text:s text:c="3"/><text:span text:style-name="T20">%output,preserve="false"</text:span></text:p>
      <text:p text:style-name="P23"><text:span text:style-name="T14">12:</text:span> <text:s text:c="5"/><text:span text:style-name="T20">Result:</text:span> True</text:p>
      <text:p text:style-name="P23"><text:span text:style-name="T14">13:</text:span> <text:s text:c="5"/></text:p>
      <text:p text:style-name="P23"><text:span text:style-name="T14">14:</text:span> <text:s text:c="5"/><text:span text:style-name="T34">Side Effects:</text:span></text:p>
      <text:p text:style-name="P23"><text:span text:style-name="T14">15:</text:span> <text:s text:c="5"/>1 </text:p>
      <text:p text:style-name="P23"><text:span text:style-name="T14">16:</text:span> <text:s text:c="5"/>3 </text:p>
      <text:p text:style-name="P23"><text:span text:style-name="T14">17:</text:span> <text:s text:c="5"/>6</text:p>
      <text:p text:style-name="P33"><text:span text:style-name="T14">18:</text:span> <text:s text:c="3"/><text:span text:style-name="T20">%/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1</text:span>;</text:p>
      <text:p text:style-name="P23"><text:span text:style-name="T14"><text:s/>4:</text:span>b <text:span text:style-name="T5">:=</text:span> <text:span text:style-name="T8">2</text:span>;</text:p>
      <text:p text:style-name="P23"><text:span text:style-name="T14"><text:s/>5:</text:span>c <text:span text:style-name="T5">:=</text:span> <text:span text:style-name="T8">3</text:span>;</text:p>
      <text:p text:style-name="P24"><text:s/>6:</text:p>
      <text:p text:style-name="P23"><text:span text:style-name="T14"><text:s/>7:</text:span><text:span text:style-name="T29">%/mathpiper</text:span></text:p>
      <text:p text:style-name="P24"><text:s/>8:</text:p>
      <text:p text:style-name="P23"><text:span text:style-name="T14"><text:s/>9:</text:span> <text:s text:c="3"/><text:span text:style-name="T20">%output,preserve="false"</text:span></text:p>
      <text:p text:style-name="P23"><text:span text:style-name="T14">10:</text:span> <text:s text:c="5"/><text:span text:style-name="T20">Result:</text:span> 3</text:p>
      <text:p text:style-name="P32"><text:span text:style-name="T12">11:</text:span><text:span text:style-name="T10"> <text:s text:c="3"/></text:span><text:span text:style-name="T20">%/output</text:span></text:p>
      <text:p text:style-name="Text_20_body"><text:soft-page-break/>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23"><text:bookmark-start text:name="DDE_LINK32"/><text:bookmark-start text:name="DDE_LINK29"/><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1</text:span>;</text:p>
      <text:p text:style-name="P23"><text:span text:style-name="T14"><text:s/>4:</text:span><text:span text:style-name="T15">Echo</text:span><text:span text:style-name="T5">(</text:span>a<text:span text:style-name="T5">)</text:span>;</text:p>
      <text:p text:style-name="P24"><text:s/>5:</text:p>
      <text:p text:style-name="P23"><text:span text:style-name="T14"><text:s/>6:</text:span>b <text:span text:style-name="T5">:=</text:span> <text:span text:style-name="T8">2</text:span>;</text:p>
      <text:p text:style-name="P23"><text:span text:style-name="T14"><text:s/>7:</text:span><text:span text:style-name="T15">Echo</text:span><text:span text:style-name="T5">(</text:span>b<text:span text:style-name="T5">)</text:span>;</text:p>
      <text:p text:style-name="P24"><text:s/>8:</text:p>
      <text:p text:style-name="P23"><text:span text:style-name="T14"><text:s/>9:</text:span>c <text:span text:style-name="T5">:=</text:span> <text:span text:style-name="T8">3</text:span>;</text:p>
      <text:p text:style-name="P23"><text:span text:style-name="T14">10:</text:span><text:span text:style-name="T15">Echo</text:span><text:span text:style-name="T5">(</text:span>c<text:span text:style-name="T5">)</text:span>;</text:p>
      <text:p text:style-name="P24">11:</text:p>
      <text:p text:style-name="P23"><text:span text:style-name="T14">12:</text:span><text:span text:style-name="T29">%/mathpiper</text:span><text:bookmark-end text:name="DDE_LINK32"/><text:bookmark-end text:name="DDE_LINK29"/></text:p>
      <text:p text:style-name="P24">13:</text:p>
      <text:p text:style-name="P23"><text:span text:style-name="T14">14:</text:span> <text:s text:c="3"/><text:span text:style-name="T20">%output,preserve="false"</text:span></text:p>
      <text:p text:style-name="P23"><text:span text:style-name="T14">15:</text:span> <text:s text:c="5"/><text:span text:style-name="T20">Result:</text:span> True</text:p>
      <text:p text:style-name="P23"><text:span text:style-name="T14">16:</text:span> <text:s text:c="5"/></text:p>
      <text:p text:style-name="P23"><text:span text:style-name="T14">17:</text:span> <text:s text:c="5"/><text:span text:style-name="T34">Side Effects:</text:span></text:p>
      <text:p text:style-name="P23"><text:span text:style-name="T14">18:</text:span> <text:s text:c="5"/>1 </text:p>
      <text:p text:style-name="P23"><text:span text:style-name="T14">19:</text:span> <text:s text:c="5"/>2 </text:p>
      <text:p text:style-name="P23"><text:span text:style-name="T14">20:</text:span> <text:s text:c="5"/>3</text:p>
      <text:p text:style-name="P32"><text:span text:style-name="T12">21:</text:span><text:span text:style-name="T10"> <text:s text:c="3"/></text:span><text:span text:style-name="T20">%/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3"><text:span text:style-name="T14"><text:s/>1:</text:span><text:span text:style-name="T29">%mathpiper</text:span></text:p>
      <text:p text:style-name="P24"><text:s/>2:</text:p>
      <text:p text:style-name="P23"><text:span text:style-name="T14"><text:s/>3:</text:span><text:span text:style-name="T15">Write</text:span><text:span text:style-name="T5">(</text:span><text:span text:style-name="T8">1</text:span><text:span text:style-name="T5">)</text:span>;</text:p>
      <text:p text:style-name="P24"><text:s/>4:</text:p>
      <text:p text:style-name="P23"><text:span text:style-name="T14"><text:s/>5:</text:span><text:span text:style-name="T15">Write</text:span><text:span text:style-name="T5">(</text:span><text:span text:style-name="T8">1</text:span><text:span text:style-name="T5">+</text:span><text:span text:style-name="T8">2</text:span><text:span text:style-name="T5">)</text:span>;</text:p>
      <text:p text:style-name="P24"><text:s/>6:</text:p>
      <text:p text:style-name="P23"><text:span text:style-name="T14"><text:s/>7:</text:span><text:span text:style-name="T15">Echo</text:span><text:span text:style-name="T5">(</text:span><text:span text:style-name="T8">2</text:span><text:span text:style-name="T5">*</text:span><text:span text:style-name="T8">3</text:span><text:span text:style-name="T5">)</text:span>;</text:p>
      <text:p text:style-name="P24"><text:s/>8:</text:p>
      <text:p text:style-name="P23"><text:span text:style-name="T14"><text:s/>9:</text:span><text:span text:style-name="T29">%/mathpiper</text:span></text:p>
      <text:p text:style-name="P24">10:</text:p>
      <text:p text:style-name="P23"><text:span text:style-name="T14">11:</text:span> <text:s text:c="3"/><text:span text:style-name="T20">%output,preserve="false"</text:span></text:p>
      <text:p text:style-name="P23"><text:span text:style-name="T14">12:</text:span> <text:s text:c="5"/><text:span text:style-name="T20">Result:</text:span> True</text:p>
      <text:p text:style-name="P23"><text:soft-page-break/><text:span text:style-name="T14">13:</text:span> <text:s text:c="5"/></text:p>
      <text:p text:style-name="P23"><text:span text:style-name="T14">14:</text:span> <text:s text:c="5"/><text:span text:style-name="T34">Side Effects:</text:span></text:p>
      <text:p text:style-name="P23"><text:span text:style-name="T14">15:</text:span> <text:s text:c="5"/>1 3 6</text:p>
      <text:p text:style-name="P33"><text:span text:style-name="T14">16:</text:span> <text:s text:c="3"/><text:span text:style-name="T20">%/output</text:span></text:p>
      <text:p text:style-name="P35">Write() and Echo() have other differences besides the one discussed here and more information about them can be found in the documentation for these functions.</text:p>
      <text:h text:style-name="Heading_20_4" text:outline-level="4">NewLine()</text:h>
      <text:p text:style-name="P35">The <text:span text:style-name="T6">NewLine()</text:span> function simply prints a blank line in the side effects output. <text:s/>It is useful for placing vertical space between printed lines:</text:p>
      <text:p text:style-name="P23"><text:bookmark-start text:name="DDE_LINK321"/><text:bookmark-start text:name="DDE_LINK292"/><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1</text:span>;</text:p>
      <text:p text:style-name="P23"><text:span text:style-name="T14"><text:s/>4:</text:span><text:span text:style-name="T15">Echo</text:span><text:span text:style-name="T5">(</text:span>a<text:span text:style-name="T5">)</text:span>;</text:p>
      <text:p text:style-name="P23"><text:span text:style-name="T14"><text:s/>5:</text:span><text:span text:style-name="T16">NewLine</text:span><text:span text:style-name="T5">()</text:span>;</text:p>
      <text:p text:style-name="P24"><text:s/>6:</text:p>
      <text:p text:style-name="P23"><text:span text:style-name="T14"><text:s/>7:</text:span>b <text:span text:style-name="T5">:=</text:span> <text:span text:style-name="T8">2</text:span>;</text:p>
      <text:p text:style-name="P23"><text:span text:style-name="T14"><text:s/>8:</text:span><text:span text:style-name="T15">Echo</text:span><text:span text:style-name="T5">(</text:span>b<text:span text:style-name="T5">)</text:span>;</text:p>
      <text:p text:style-name="P23"><text:span text:style-name="T14"><text:s/>9:</text:span><text:span text:style-name="T16">NewLine</text:span><text:span text:style-name="T5">()</text:span>;</text:p>
      <text:p text:style-name="P24">10:</text:p>
      <text:p text:style-name="P23"><text:span text:style-name="T14">11:</text:span>c <text:span text:style-name="T5">:=</text:span> <text:span text:style-name="T8">3</text:span>;</text:p>
      <text:p text:style-name="P23"><text:span text:style-name="T14">12:</text:span><text:span text:style-name="T15">Echo</text:span><text:span text:style-name="T5">(</text:span>c<text:span text:style-name="T5">)</text:span>;</text:p>
      <text:p text:style-name="P24">13:</text:p>
      <text:p text:style-name="P23"><text:span text:style-name="T14">14:</text:span><text:span text:style-name="T29">%/mathpiper</text:span><text:bookmark-end text:name="DDE_LINK321"/><text:bookmark-end text:name="DDE_LINK292"/></text:p>
      <text:p text:style-name="P24">15:</text:p>
      <text:p text:style-name="P23"><text:span text:style-name="T14">16:</text:span> <text:s text:c="3"/><text:span text:style-name="T20">%output,preserve="false"</text:span></text:p>
      <text:p text:style-name="P23"><text:span text:style-name="T14">17:</text:span> <text:s text:c="5"/><text:span text:style-name="T20">Result:</text:span> True</text:p>
      <text:p text:style-name="P23"><text:span text:style-name="T14">18:</text:span> <text:s text:c="5"/></text:p>
      <text:p text:style-name="P23"><text:span text:style-name="T14">19:</text:span> <text:s text:c="5"/><text:span text:style-name="T34">Side Effects:</text:span></text:p>
      <text:p text:style-name="P23"><text:span text:style-name="T14">20:</text:span> <text:s text:c="5"/>1 </text:p>
      <text:p text:style-name="P23"><text:span text:style-name="T14">21:</text:span></text:p>
      <text:p text:style-name="P23"><text:span text:style-name="T14">22:</text:span> <text:s text:c="5"/>2 </text:p>
      <text:p text:style-name="P23"><text:span text:style-name="T14">23:</text:span></text:p>
      <text:p text:style-name="P23"><text:span text:style-name="T14">24:</text:span> <text:s text:c="5"/>3</text:p>
      <text:p text:style-name="P32"><text:span text:style-name="T12">25:</text:span><text:span text:style-name="T10"> <text:s text:c="3"/></text:span><text:span text:style-name="T20">%/output</text:span></text:p>
      <text:p text:style-name="P35"/>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text:soft-page-break/>requires that all expressions end with a semicolon, but one does not need to add a semicolon to an expression which is typed into the MathPiper console <text:span text:style-name="T6">because 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text:bookmark-start text:name="DDE_LINK30"/>a <text:span text:style-name="T5">:=</text:span> <text:span text:style-name="T8">1</text:span>; <text:span text:style-name="T15">Echo</text:span><text:span text:style-name="T5">(</text:span>a<text:span text:style-name="T5">)</text:span>; b <text:span text:style-name="T5">:=</text:span> <text:span text:style-name="T8">2</text:span>; <text:span text:style-name="T15">Echo</text:span><text:span text:style-name="T5">(</text:span>b<text:span text:style-name="T5">)</text:span>; c <text:span text:style-name="T5">:=</text:span> <text:span text:style-name="T8">3</text:span>; <text:span text:style-name="T15">Echo</text:span><text:span text:style-name="T5">(</text:span>c<text:span text:style-name="T5">)</text:span>;<text:bookmark-end text:name="DDE_LINK30"/></text:p>
      <text:p text:style-name="P24"><text:s/>4:</text:p>
      <text:p text:style-name="P23"><text:span text:style-name="T14"><text:s/>5:</text:span><text:span text:style-name="T29">%/mathpiper</text:span></text:p>
      <text:p text:style-name="P24"><text:s/>6:</text:p>
      <text:p text:style-name="P23"><text:span text:style-name="T14"><text:s/>7:</text:span> <text:s text:c="3"/><text:span text:style-name="T20">%output,preserve="false"</text:span></text:p>
      <text:p text:style-name="P23"><text:span text:style-name="T14"><text:s/>8:</text:span> <text:s text:c="5"/><text:span text:style-name="T20">Result:</text:span> True</text:p>
      <text:p text:style-name="P23"><text:span text:style-name="T14"><text:s/>9:</text:span> <text:s text:c="5"/></text:p>
      <text:p text:style-name="P23"><text:span text:style-name="T14">10:</text:span> <text:s text:c="5"/><text:span text:style-name="T34">Side Effects:</text:span></text:p>
      <text:p text:style-name="P23"><text:span text:style-name="T14">11:</text:span> <text:s text:c="5"/>1 </text:p>
      <text:p text:style-name="P23"><text:span text:style-name="T14">12:</text:span> <text:s text:c="5"/>2 </text:p>
      <text:p text:style-name="P23"><text:span text:style-name="T14">13:</text:span> <text:s text:c="5"/>3</text:p>
      <text:p text:style-name="P33"><text:span text:style-name="T14">14:</text:span><text:span text:style-name="T20"> <text:s text:c="3"/>%/output</text:span></text:p>
      <text:p text:style-name="Text_20_body">The spaces that are in the code on line 2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a<text:span text:style-name="T5">:=</text:span><text:span text:style-name="T8">1</text:span>;<text:span text:style-name="T15">Echo</text:span><text:span text:style-name="T5">(</text:span>a<text:span text:style-name="T5">)</text:span>;b<text:span text:style-name="T5">:=</text:span><text:span text:style-name="T8">2</text:span>;<text:span text:style-name="T15">Echo</text:span><text:span text:style-name="T5">(</text:span>b<text:span text:style-name="T5">)</text:span>;c<text:span text:style-name="T5">:=</text:span> <text:span text:style-name="T8">3</text:span>;<text:span text:style-name="T15">Echo</text:span><text:span text:style-name="T5">(</text:span>c<text:span text:style-name="T5">)</text:span>;</text:p>
      <text:p text:style-name="P24"><text:s/>4:</text:p>
      <text:p text:style-name="P23"><text:span text:style-name="T14"><text:s/>5:</text:span><text:span text:style-name="T29">%/mathpiper</text:span></text:p>
      <text:p text:style-name="P24"><text:s/>6:</text:p>
      <text:p text:style-name="P23"><text:span text:style-name="T14"><text:s/>7:</text:span> <text:s text:c="3"/><text:span text:style-name="T20">%output,preserve="false"</text:span></text:p>
      <text:p text:style-name="P23"><text:span text:style-name="T14"><text:s/>8:</text:span> <text:s text:c="5"/><text:span text:style-name="T20">Result:</text:span> True</text:p>
      <text:p text:style-name="P23"><text:span text:style-name="T14"><text:s/>9:</text:span> <text:s text:c="5"/></text:p>
      <text:p text:style-name="P23"><text:span text:style-name="T14">10:</text:span> <text:s text:c="5"/><text:span text:style-name="T34">Side Effects:</text:span></text:p>
      <text:p text:style-name="P23"><text:span text:style-name="T14">11:</text:span> <text:s text:c="5"/>1 </text:p>
      <text:p text:style-name="P23"><text:span text:style-name="T14">12:</text:span> <text:s text:c="5"/>2 </text:p>
      <text:p text:style-name="P23"><text:span text:style-name="T14">13:</text:span> <text:s text:c="5"/>3</text:p>
      <text:p text:style-name="P32"><text:span text:style-name="T12">14:</text:span><text:span text:style-name="T20"> <text:s text:c="3"/>%/output</text:span></text:p>
      <text:h text:style-name="Heading_20_3" text:outline-level="3"><text:soft-page-break/>Placing More Than One Expression On A Line In The Console Using A Code Block</text:h>
      <text:p text:style-name="Text_20_body">The MathPiper console is only able to execute one expression at a time so if the code that executes three variable assignments and three Echo() functions on a single line is evaluated in the console, only the expression <text:span text:style-name="T6">a := 1</text:span> is executed:</text:p>
      <text:p text:style-name="Preformatted_20_Text"/>
      <text:p text:style-name="Preformatted_20_Text">In&gt; a := 1; Echo(a); b := 2; Echo(b); c := 3; Echo(c);</text:p>
      <text:p text:style-name="P20">Result&gt; 1</text:p>
      <text:p text:style-name="P20"/>
      <text:p text:style-name="Text_20_body">However, this limitation can be overcome by placing the code into a <text:span text:style-name="T6">code block</text:span>. <text:s/>A <text:span text:style-name="T6">code block</text:span> consists of one or more expressions which are separated by semicolons and placed within an open bracket (<text:span text:style-name="T6">[</text:span>) and close bracket (<text:span text:style-name="T6">]</text:span>) pair. <text:s/>If a code block is evaluated in the MathPiper console, each expression in the block will be executed from left to right. <text:s/>The following example shows the previous code being executed within of a code block inside the MathPiper console:</text:p>
      <text:p text:style-name="Preformatted_20_Text"/>
      <text:p text:style-name="Preformatted_20_Text">In&gt; [a := 1; Echo(a); b := 2; Echo(b); c := 3; Echo(c);]</text:p>
      <text:p text:style-name="P20">Result&gt; True</text:p>
      <text:p text:style-name="P27">Side Effects&gt;</text:p>
      <text:p text:style-name="P27">1 </text:p>
      <text:p text:style-name="P27">2 </text:p>
      <text:p text:style-name="P27">3</text:p>
      <text:p text:style-name="P27"/>
      <text:p text:style-name="Text_20_body">Notice that this time, all of the expressions were executed and 1-3 was printed as a side effect. <text:s/>Code blocks always return the result of the last expression executed as the result of the whole block. <text:s/>In this case, True was returned as the result because the last Echo(c) function returned True. <text:s/>If we place another expression after the Echo(c) function, however, the block will execute this new expression last and its result will be the one returned by the block:</text:p>
      <text:p text:style-name="Preformatted_20_Text"/>
      <text:p text:style-name="Preformatted_20_Text">In&gt; [a := 1; Echo(a); b := 2; Echo(b); c := 3; Echo(c); 2 + 2]</text:p>
      <text:p text:style-name="P20">Result&gt; 4</text:p>
      <text:p text:style-name="P27">Side Effects&gt;</text:p>
      <text:p text:style-name="P27">1 </text:p>
      <text:p text:style-name="P27">2 </text:p>
      <text:p text:style-name="P27">3</text:p>
      <text:p text:style-name="P27"/>
      <text:p text:style-name="P41">Code blocks are very powerful and we will be discussing them further in later sections.</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within double quotes</text:span>. <text:s/>Strings can be assigned to variables just like numbers <text:soft-page-break/>can and strings can also be displayed using the Echo() function. <text:s/>The following program assigns a string value to the variable 'a' and then echos it to the user:</text:p>
      <text:p text:style-name="Preformatted_20_Text"/>
      <text:p text:style-name="P23"><text:span text:style-name="T14"><text:s/>1:</text:span><text:span text:style-name="T29">%mathpiper</text:span></text:p>
      <text:p text:style-name="P24"><text:s/>2:</text:p>
      <text:p text:style-name="P23"><text:span text:style-name="T14"><text:s/>3:</text:span><text:bookmark-start text:name="DDE_LINK3"/>a <text:span text:style-name="T5">:=</text:span> <text:span text:style-name="T17">"Hello, I am a string."</text:span>;<text:bookmark-end text:name="DDE_LINK3"/></text:p>
      <text:p text:style-name="P23"><text:span text:style-name="T14"><text:s/>4:</text:span><text:span text:style-name="T15">Echo</text:span><text:span text:style-name="T5">(</text:span>a<text:span text:style-name="T5">)</text:span>;</text:p>
      <text:p text:style-name="P24"><text:s/>5:</text:p>
      <text:p text:style-name="P23"><text:span text:style-name="T14"><text:s/>6:</text:span><text:span text:style-name="T29">%/mathpiper</text:span></text:p>
      <text:p text:style-name="P24"><text:s/>7:</text:p>
      <text:p text:style-name="P23"><text:span text:style-name="T14"><text:s/>8:</text:span> <text:s text:c="3"/><text:span text:style-name="T20">%output,preserve="false"</text:span></text:p>
      <text:p text:style-name="P23"><text:span text:style-name="T14"><text:s/>9:</text:span> <text:s text:c="5"/><text:span text:style-name="T20">Result:</text:span> True</text:p>
      <text:p text:style-name="P23"><text:span text:style-name="T14">10:</text:span> <text:s text:c="5"/></text:p>
      <text:p text:style-name="P23"><text:span text:style-name="T14">11:</text:span> <text:s text:c="5"/><text:span text:style-name="T34">Side Effects:</text:span></text:p>
      <text:p text:style-name="P23"><text:span text:style-name="T14">12:</text:span> <text:s text:c="5"/>Hello, I am a string.</text:p>
      <text:p text:style-name="P33"><text:span text:style-name="T14">13:</text:span> <text:s text:c="3"/><text:span text:style-name="T20">%/output</text:span></text:p>
      <text:h text:style-name="Heading_20_3" text:outline-level="3">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0">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23"><text:bookmark-start text:name="DDE_LINK291"/><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1</text:span>;</text:p>
      <text:p text:style-name="P23"><text:span text:style-name="T14"><text:s/>4:</text:span><text:span text:style-name="T15">Echo</text:span><text:span text:style-name="T5">(</text:span><text:span text:style-name="T19">"Variable a: "</text:span><text:span text:style-name="T5">, </text:span>a<text:span text:style-name="T5">)</text:span>;</text:p>
      <text:p text:style-name="P24"><text:s/>5:</text:p>
      <text:p text:style-name="P23"><text:span text:style-name="T14"><text:s/>6:</text:span>b <text:span text:style-name="T5">:=</text:span> <text:span text:style-name="T8">2</text:span>;</text:p>
      <text:p text:style-name="P23"><text:span text:style-name="T14"><text:s/>7:</text:span><text:span text:style-name="T15">Echo</text:span><text:span text:style-name="T5">(</text:span><text:span text:style-name="T19">"Variable b: "</text:span><text:span text:style-name="T5">, </text:span>b<text:span text:style-name="T5">)</text:span>;</text:p>
      <text:p text:style-name="P24"><text:s/>8:</text:p>
      <text:p text:style-name="P23"><text:soft-page-break/><text:span text:style-name="T14"><text:s/>9:</text:span>c <text:span text:style-name="T5">:=</text:span> <text:span text:style-name="T8">3</text:span>;</text:p>
      <text:p text:style-name="P23"><text:span text:style-name="T14">10:</text:span><text:span text:style-name="T15">Echo</text:span><text:span text:style-name="T5">(</text:span><text:span text:style-name="T19">"Variable c: "</text:span><text:span text:style-name="T5">, </text:span>c<text:span text:style-name="T5">)</text:span>;</text:p>
      <text:p text:style-name="P24">11:</text:p>
      <text:p text:style-name="P23"><text:span text:style-name="T14">12:</text:span><text:span text:style-name="T29">%/mathpiper</text:span><text:bookmark-end text:name="DDE_LINK291"/></text:p>
      <text:p text:style-name="P24">13:</text:p>
      <text:p text:style-name="P23"><text:span text:style-name="T14">14:</text:span> <text:s text:c="3"/><text:span text:style-name="T20">%output,preserve="false"</text:span></text:p>
      <text:p text:style-name="P23"><text:span text:style-name="T14">15:</text:span> <text:s text:c="5"/><text:span text:style-name="T20">Result:</text:span> True</text:p>
      <text:p text:style-name="P23"><text:span text:style-name="T14">16:</text:span> <text:s text:c="5"/></text:p>
      <text:p text:style-name="P23"><text:span text:style-name="T14">17:</text:span> <text:s text:c="5"/><text:span text:style-name="T34">Side Effects:</text:span></text:p>
      <text:p text:style-name="P23"><text:span text:style-name="T14">18:</text:span> <text:s text:c="5"/>Variable a: 1 </text:p>
      <text:p text:style-name="P23"><text:span text:style-name="T14">19:</text:span> <text:s text:c="5"/>Variable b: 2 </text:p>
      <text:p text:style-name="P23"><text:span text:style-name="T14">20:</text:span> <text:s text:c="5"/>Variable c: 3</text:p>
      <text:p text:style-name="P32"><text:span text:style-name="T12">21:</text:span><text:span text:style-name="T10"> <text:s text:c="3"/></text:span><text:span text:style-name="T20">%/output</text:span></text:p>
      <text:h text:style-name="Heading_20_3" text:outline-level="3">Accessing The Individual Characters In A String</text:h>
      <text:p text:style-name="Text_20_body">Individual characters in a string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0">Result&gt; "Hello, I am a string."</text:p>
      <text:p text:style-name="Preformatted_20_Text"/>
      <text:p text:style-name="Preformatted_20_Text">In&gt; a[1]</text:p>
      <text:p text:style-name="P20">Result&gt; "H"</text:p>
      <text:p text:style-name="Preformatted_20_Text"/>
      <text:p text:style-name="Preformatted_20_Text">In&gt; a[2]</text:p>
      <text:p text:style-name="P20">Result&gt; "e"</text:p>
      <text:p text:style-name="Preformatted_20_Text"/>
      <text:p text:style-name="Preformatted_20_Text">In&gt; a[3]</text:p>
      <text:p text:style-name="P20">Result&gt; "l"</text:p>
      <text:p text:style-name="Preformatted_20_Text"/>
      <text:p text:style-name="Preformatted_20_Text">In&gt; a[4]</text:p>
      <text:p text:style-name="P20">Result&gt; "l"</text:p>
      <text:p text:style-name="Preformatted_20_Text"/>
      <text:p text:style-name="Preformatted_20_Text">In&gt; a[5]</text:p>
      <text:p text:style-name="P20">Result&gt; "o"</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ext:soft-page-break/>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3"><text:span text:style-name="T14"><text:s/>1:</text:span><text:span text:style-name="T29">%mathpiper</text:span></text:p>
      <text:p text:style-name="P23"><text:span text:style-name="T14"><text:s/>2:</text:span><text:span text:style-name="T26">//This is a comment.</text:span></text:p>
      <text:p text:style-name="P24"><text:s/>3:</text:p>
      <text:p text:style-name="P23"><text:span text:style-name="T14"><text:s/>4:</text:span>x <text:span text:style-name="T5">:=</text:span> <text:span text:style-name="T8">2</text:span>; <text:span text:style-name="T26">//Set the variable x equal to 2.</text:span></text:p>
      <text:p text:style-name="P24"><text:s/>5:</text:p>
      <text:p text:style-name="P24"><text:s/>6:</text:p>
      <text:p text:style-name="P23"><text:span text:style-name="T14"><text:s/>7:</text:span><text:span text:style-name="T29">%/mathpiper</text:span></text:p>
      <text:p text:style-name="P24"><text:s/>8:</text:p>
      <text:p text:style-name="P23"><text:span text:style-name="T14"><text:s/>9:</text:span> <text:s text:c="3"/><text:span text:style-name="T20">%output,preserve="false"</text:span></text:p>
      <text:p text:style-name="P23"><text:span text:style-name="T14">10:</text:span> <text:s text:c="5"/><text:span text:style-name="T20">Result:</text:span> 2</text:p>
      <text:p text:style-name="P32"><text:span text:style-name="T12">11:</text:span><text:span text:style-name="T10"> <text:s text:c="3"/></text:span><text:span text:style-name="T20">%/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text:span text:style-name="T26">/*</text:span></text:p>
      <text:p text:style-name="P23"><text:span text:style-name="T14"><text:s/>4:</text:span><text:span text:style-name="T25"> </text:span><text:span text:style-name="T26">This is a longer comment and it uses</text:span></text:p>
      <text:p text:style-name="P23"><text:span text:style-name="T14"><text:s/>5:</text:span><text:span text:style-name="T25"> </text:span><text:span text:style-name="T26">more than one line. The following</text:span></text:p>
      <text:p text:style-name="P23"><text:span text:style-name="T14"><text:s/>6:</text:span><text:span text:style-name="T25"> </text:span><text:span text:style-name="T26">code assigns the number 3 to variable</text:span></text:p>
      <text:p text:style-name="P23"><text:span text:style-name="T14"><text:s/>7:</text:span><text:span text:style-name="T25"> </text:span><text:span text:style-name="T26">x and then returns it as a result.</text:span></text:p>
      <text:p text:style-name="P23"><text:span text:style-name="T14"><text:s/>8:</text:span><text:span text:style-name="T26">*/</text:span></text:p>
      <text:p text:style-name="P24"><text:s/>9:</text:p>
      <text:p text:style-name="P23"><text:span text:style-name="T14">10:</text:span>x <text:span text:style-name="T5">:=</text:span> <text:span text:style-name="T8">3</text:span>;</text:p>
      <text:p text:style-name="P24">11:</text:p>
      <text:p text:style-name="P23"><text:span text:style-name="T14">12:</text:span><text:span text:style-name="T29">%/mathpiper</text:span></text:p>
      <text:p text:style-name="P24">13:</text:p>
      <text:p text:style-name="P23"><text:span text:style-name="T14">14:</text:span> <text:s text:c="3"/><text:span text:style-name="T20">%output,preserve="false"</text:span></text:p>
      <text:p text:style-name="P23"><text:span text:style-name="T14">15:</text:span> <text:s text:c="5"/><text:span text:style-name="T20">Result:</text:span> 3</text:p>
      <text:p text:style-name="P33"><text:span text:style-name="T21">16:</text:span><text:span text:style-name="T20"> <text:s text:c="3"/>%/output</text:span></text:p>
      <text:h text:style-name="Heading_20_2" text:outline-level="2">Exercises</text:h>
      <text:p text:style-name="Text_20_body">For the following exercises, create a new MathRider worksheet file called <text:soft-page-break/><text:span text:style-name="T6">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into its own fold in this worksheet. <text:s/>Place a description attribute in the start tag of each fold which indicates the exercise the fold contains the solution to. <text:s/>The folds you create should look similar to this one:</text:p>
      <text:p text:style-name="Text_20_body"/>
      <text:p text:style-name="P23"><text:span text:style-name="T14"><text:s/>1:</text:span><text:span text:style-name="T29">%mathpiper,description="Exercise 1"</text:span></text:p>
      <text:p text:style-name="P24"><text:s/>2:</text:p>
      <text:p text:style-name="P23"><text:span text:style-name="T14"><text:s/>3:</text:span><text:span text:style-name="T27">//Sample fold.</text:span></text:p>
      <text:p text:style-name="P24"><text:s/>4:</text:p>
      <text:p text:style-name="P33"><text:span text:style-name="T31"><text:s/>5:</text:span><text:span text:style-name="T30">%/mathpiper</text:span></text:p>
      <text:h text:style-name="Heading_20_3" text:outline-level="3">Exercise 1</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2</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3</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text:soft-page-break/>Exercise 4</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5</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6</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text:soft-page-break/></text:p>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 may not have is the ability to select rectangular sections of text. <text:s/>To see how this works, do the following:</text:p>
      <text:p text:style-name="P46">1) <text:s/>Type 3 or 4 lines of text into a text area.</text:p>
      <text:p text:style-name="P46">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on</text:span> and <text:span text:style-name="T6">Rectangular selection is off</text:span>. </text:p>
      <text:p text:style-name="P49"><text:span text:style-name="T13">3) Turn rectangular selection on and then select some text in order to see how this is different than normal selection mode. <text:s/></text:span>When you are done experimenting, set rectangular selection mode to off.</text:p>
      <text:p text:style-name="P60">One thing that rectangular selection mode is very handy for is removing the line numbers from folds that are copied from this document into a MathRider worksheet. <text:s/>If you have been manually removing these line numbers with the arrow, delete, and backspace keys, I think you will find that using rectangular selection mode to remove them is much easi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was split vertically. <text:s/>If you let your mouse hover over these icons, a short description will be displayed for them. <text:span text:style-name="T9">(For now, ignore the icon which has a yellow sunburst on it. <text:s/>It is the New View icon and it is an advanced feature.)</text:span></text:p>
      <text:p text:style-name="Text_20_body">Select a text area and then experiment with splitting it by pressing the horizontal and vertical splitting buttons. <text:s/>Move around these split text areas with their scroll bars and when you want to unsplit the document, just press the "Unsplit All" icon.</text:p>
      <text:h text:style-name="Heading_20_1" text:outline-level="1">Working With Random Integers</text:h>
      <text:p text:style-name="Text_20_body">It is often useful to use random integers in a program. <text:s/>For example, a program may need to simulate the rolling of dice in a game or simulation. <text:s/>In this section, a function of obtaining nonnegative integers is discussed along with how to use it to simulate the rolling of dice.</text:p>
      <text:h text:style-name="Heading_20_2" text:outline-level="2">Obtaining Nonnegative Random Integers With The RandomInteger() Function</text:h>
      <text:p text:style-name="Text_20_body">One way that a program can obtain random integers is with the RandomInteger() function <text:span text:style-name="T9">(Note: the RandomInteger() function is not currently listed in the MathPiperDocs plugin.)</text:span> <text:s/>The RandomInteger() function takes an integer as a parameter and it returns a random integer between 0 and the passed in integer. <text:s/>The following example shows random integers between 0 and 4 inclusive being obtained from RandomInteger(). <text:s/>Inclusive here means that both 0 and 4 are included in the range of random integers that may be returned. <text:s/>If the word exclusive was used instead, this means that neither 0 nor 4 would be in the range.</text:p>
      <text:p text:style-name="Text_20_body"/>
      <text:p text:style-name="Preformatted_20_Text">In&gt; RandomInteger(5)</text:p>
      <text:p text:style-name="P20">Result&gt; 3</text:p>
      <text:p text:style-name="Preformatted_20_Text">In&gt; RandomInteger(5)</text:p>
      <text:p text:style-name="P20">Result&gt; 4</text:p>
      <text:p text:style-name="Preformatted_20_Text">In&gt; RandomInteger(5)</text:p>
      <text:p text:style-name="P20">Result&gt; 3</text:p>
      <text:p text:style-name="Preformatted_20_Text">In&gt; RandomInteger(5)</text:p>
      <text:p text:style-name="P20">Result&gt; 1</text:p>
      <text:p text:style-name="Preformatted_20_Text">In&gt; RandomInteger(5)</text:p>
      <text:p text:style-name="P20">Result&gt; 2</text:p>
      <text:p text:style-name="Preformatted_20_Text">In&gt; RandomInteger(5)</text:p>
      <text:p text:style-name="P20">Result&gt; 4</text:p>
      <text:p text:style-name="Preformatted_20_Text">In&gt; RandomInteger(5)</text:p>
      <text:p text:style-name="P20">Result&gt; 1</text:p>
      <text:p text:style-name="Preformatted_20_Text">In&gt; RandomInteger(5)</text:p>
      <text:p text:style-name="P20">Result&gt; 1</text:p>
      <text:p text:style-name="Preformatted_20_Text">In&gt; RandomInteger(5)</text:p>
      <text:p text:style-name="P20">Result&gt; 0</text:p>
      <text:p text:style-name="Preformatted_20_Text">In&gt; RandomInteger(5)</text:p>
      <text:p text:style-name="P20">Result&gt; 1</text:p>
      <text:p text:style-name="P20"/>
      <text:p text:style-name="Text_20_body">If obtaining integers between 1 and 5 inclusive were desired instead of integers between 0 an 4, the number 1 can simply be added to the value which is returned by RandomInteger():</text:p>
      <text:p text:style-name="Preformatted_20_Text"/>
      <text:p text:style-name="Preformatted_20_Text"><text:soft-page-break/>In&gt; RandomInteger(5) + 1</text:p>
      <text:p text:style-name="P20">Result&gt; 4</text:p>
      <text:p text:style-name="Preformatted_20_Text">In&gt; RandomInteger(5) + 1</text:p>
      <text:p text:style-name="P20">Result&gt; 5</text:p>
      <text:p text:style-name="Preformatted_20_Text">In&gt; RandomInteger(5) + 1</text:p>
      <text:p text:style-name="P20">Result&gt; 4</text:p>
      <text:p text:style-name="Preformatted_20_Text">In&gt; RandomInteger(5) + 1</text:p>
      <text:p text:style-name="P20">Result&gt; 2</text:p>
      <text:p text:style-name="Preformatted_20_Text">In&gt; RandomInteger(5) + 1</text:p>
      <text:p text:style-name="P20">Result&gt; 3</text:p>
      <text:p text:style-name="Preformatted_20_Text">In&gt; RandomInteger(5) + 1</text:p>
      <text:p text:style-name="P20">Result&gt; 5</text:p>
      <text:p text:style-name="Preformatted_20_Text">In&gt; RandomInteger(5) + 1</text:p>
      <text:p text:style-name="P20">Result&gt; 2</text:p>
      <text:p text:style-name="Preformatted_20_Text">In&gt; RandomInteger(5) + 1</text:p>
      <text:p text:style-name="P20">Result&gt; 2</text:p>
      <text:p text:style-name="Preformatted_20_Text">In&gt; RandomInteger(5) + 1</text:p>
      <text:p text:style-name="P20">Result&gt; 1</text:p>
      <text:p text:style-name="Preformatted_20_Text">In&gt; RandomInteger(5) + 1</text:p>
      <text:p text:style-name="P20">Result&gt; 2</text:p>
      <text:p text:style-name="Preformatted_20_Text"/>
      <text:p text:style-name="Text_20_body">Random integers between 1 and 100 can be obtained by passing 100 to RandomInteger() and adding 1 to the result.:</text:p>
      <text:p text:style-name="Preformatted_20_Text"/>
      <text:p text:style-name="Preformatted_20_Text">In&gt; RandomInteger(100) + 1</text:p>
      <text:p text:style-name="P20">Result&gt; 15</text:p>
      <text:p text:style-name="Preformatted_20_Text">In&gt; RandomInteger(100) + 1</text:p>
      <text:p text:style-name="P20">Result&gt; 14</text:p>
      <text:p text:style-name="Preformatted_20_Text">In&gt; RandomInteger(100) + 1</text:p>
      <text:p text:style-name="P20">Result&gt; 82</text:p>
      <text:p text:style-name="Preformatted_20_Text">In&gt; RandomInteger(100) + 1</text:p>
      <text:p text:style-name="P20">Result&gt; 93</text:p>
      <text:p text:style-name="Preformatted_20_Text">In&gt; RandomInteger(100) + 1</text:p>
      <text:p text:style-name="P20">Result&gt; 32</text:p>
      <text:p text:style-name="Text_20_body"/>
      <text:p text:style-name="Text_20_body">A range of random integers that does not start with 0 or 1 can also be generated. <text:s/>For example, random integers between 50 and 100 can be obtained by having RandomInteger() generate a random integer between 0 and 49 and then adding 1 and 50 to the result:</text:p>
      <text:p text:style-name="Preformatted_20_Text"/>
      <text:p text:style-name="Preformatted_20_Text">In&gt; RandomInteger(50) + 1 + 50</text:p>
      <text:p text:style-name="P20">Result&gt; 87</text:p>
      <text:p text:style-name="Preformatted_20_Text">In&gt; RandomInteger(50) + 1 + 50</text:p>
      <text:p text:style-name="P20">Result&gt; 100</text:p>
      <text:p text:style-name="Preformatted_20_Text">In&gt; RandomInteger(50) + 1 + 50</text:p>
      <text:p text:style-name="P20">Result&gt; 76</text:p>
      <text:p text:style-name="Preformatted_20_Text">In&gt; RandomInteger(50) + 1 + 50</text:p>
      <text:p text:style-name="P20">Result&gt; 60</text:p>
      <text:p text:style-name="Preformatted_20_Text"><text:soft-page-break/>In&gt; RandomInteger(50) + 1 + 50</text:p>
      <text:p text:style-name="P20">Result&gt; 73</text:p>
      <text:p text:style-name="Preformatted_20_Text"/>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 + 1</text:p>
      <text:p text:style-name="P20">Result&gt; 5</text:p>
      <text:p text:style-name="Preformatted_20_Text">In&gt; RandomInteger(6) + 1</text:p>
      <text:p text:style-name="P20">Result&gt; 6</text:p>
      <text:p text:style-name="Preformatted_20_Text">In&gt; RandomInteger(6) + 1</text:p>
      <text:p text:style-name="P20">Result&gt; 3</text:p>
      <text:p text:style-name="Preformatted_20_Text">In&gt; RandomInteger(6) + 1</text:p>
      <text:p text:style-name="P20">Result&gt; 2</text:p>
      <text:p text:style-name="Preformatted_20_Text">In&gt; RandomInteger(6) + 1</text:p>
      <text:p text:style-name="P20">Result&gt; 5</text:p>
      <text:p text:style-name="P20"/>
      <text:p text:style-name="Text_20_body">Code that simulates the rolling of two 6 sided dice can be evaluated in the MathPiper console by placing it within a code block. <text:s/>This code outputs the sum of the two simulated dice:</text:p>
      <text:p text:style-name="Preformatted_20_Text"/>
      <text:p text:style-name="Preformatted_20_Text">In&gt; [a := RandomInteger(6) + 1; b := RandomInteger(6) + 1; a + b;]</text:p>
      <text:p text:style-name="P20">Result&gt; 6</text:p>
      <text:p text:style-name="Preformatted_20_Text">In&gt; [a := RandomInteger(6) + 1; b := RandomInteger(6) + 1; a + b;]</text:p>
      <text:p text:style-name="P20">Result&gt; 12</text:p>
      <text:p text:style-name="Preformatted_20_Text">In&gt; [a := RandomInteger(6) + 1; b := RandomInteger(6) + 1; a + b;]</text:p>
      <text:p text:style-name="P20">Result&gt; 6</text:p>
      <text:p text:style-name="Preformatted_20_Text">In&gt; [a := RandomInteger(6) + 1; b := RandomInteger(6) + 1; a + b;]</text:p>
      <text:p text:style-name="P20">Result&gt; 4</text:p>
      <text:p text:style-name="Preformatted_20_Text">In&gt; [a := RandomInteger(6) + 1; b := RandomInteger(6) + 1; a + b;]</text:p>
      <text:p text:style-name="P20">Result&gt; 3</text:p>
      <text:p text:style-name="Preformatted_20_Text">In&gt; [a := RandomInteger(6) + 1; b := RandomInteger(6) + 1; a + b;]</text:p>
      <text:p text:style-name="P20">Result&gt; 8</text:p>
      <text:p text:style-name="P20"/>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yet have the programming capability to easily do this yet, but after we finish the sections on loops and lists, we will.</text:p>
      <text:p text:style-name="Text_20_body"/>
      <text:p text:style-name="Text_20_body"/>
      <text:p text:style-name="Text_20_body"/>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 And Predicate Expression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4"/>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37"><text:s text:c="2"/>x = y</text:p>
          </table:table-cell>
          <table:table-cell table:style-name="Table2.B2" office:value-type="string">
            <text:p text:style-name="P37">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37"><text:s text:c="2"/>x != y</text:p>
          </table:table-cell>
          <table:table-cell table:style-name="Table2.B2" office:value-type="string">
            <text:p text:style-name="P36">Returns <text:span text:style-name="T6">True</text:span> if the values are not equal and <text:span text:style-name="T6">False</text:span> if they are equal.</text:p>
          </table:table-cell>
        </table:table-row>
        <table:table-row>
          <table:table-cell table:style-name="Table2.A2" office:value-type="string">
            <text:p text:style-name="P37"><text:s text:c="2"/>x &lt; y</text:p>
          </table:table-cell>
          <table:table-cell table:style-name="Table2.B4" office:value-type="string">
            <text:p text:style-name="P36">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37"><text:s text:c="2"/>x &lt;= y</text:p>
          </table:table-cell>
          <table:table-cell table:style-name="Table2.B4" office:value-type="string">
            <text:p text:style-name="P36">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37"><text:s text:c="2"/>x &gt; y</text:p>
          </table:table-cell>
          <table:table-cell table:style-name="Table2.B4" office:value-type="string">
            <text:p text:style-name="P36">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37"><text:s text:c="2"/>x &gt;= y</text:p>
          </table:table-cell>
          <table:table-cell table:style-name="Table2.B4" office:value-type="string">
            <text:p text:style-name="P36">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2:</text:span><text:span text:style-name="T26">// Example 1.</text:span></text:p>
      <text:p text:style-name="P23"><text:span text:style-name="T14"><text:s/>3:</text:span>x <text:span text:style-name="T5">:=</text:span> <text:span text:style-name="T8">2</text:span>;</text:p>
      <text:p text:style-name="P23"><text:span text:style-name="T14"><text:s/>4:</text:span>y <text:span text:style-name="T5">:=</text:span> <text:span text:style-name="T8">3</text:span>; </text:p>
      <text:p text:style-name="P24"><text:s/>5:</text:p>
      <text:p text:style-name="P23"><text:soft-page-break/><text:span text:style-name="T14"><text:s/>6:</text:span><text:span text:style-name="T15">Echo</text:span><text:span text:style-name="T5">(</text:span>x, <text:span text:style-name="T17">"= "</text:span>, y, <text:span text:style-name="T17">":"</text:span>, x <text:span text:style-name="T5">=</text:span> y<text:span text:style-name="T5">)</text:span>;</text:p>
      <text:p text:style-name="P23"><text:span text:style-name="T14"><text:s/>7:</text:span><text:span text:style-name="T15">Echo</text:span><text:span text:style-name="T5">(</text:span>x, <text:span text:style-name="T17">"!= "</text:span>, y, <text:span text:style-name="T17">":"</text:span>, x <text:span text:style-name="T5">!=</text:span> y);</text:p>
      <text:p text:style-name="P23"><text:span text:style-name="T14"><text:s/>8:</text:span><text:span text:style-name="T15">Echo</text:span><text:span text:style-name="T5">(</text:span>x, <text:span text:style-name="T17">"&lt; "</text:span>, y, <text:span text:style-name="T17">":"</text:span>, x <text:span text:style-name="T5">&lt;</text:span> y);</text:p>
      <text:p text:style-name="P23"><text:span text:style-name="T14"><text:s/>9:</text:span><text:span text:style-name="T15">Echo</text:span><text:span text:style-name="T5">(</text:span>x, <text:span text:style-name="T17">"&lt;= "</text:span>, y, <text:span text:style-name="T17">":"</text:span>, x <text:span text:style-name="T5">&lt;=</text:span> y);</text:p>
      <text:p text:style-name="P23"><text:span text:style-name="T14">10:</text:span><text:span text:style-name="T15">Echo</text:span><text:span text:style-name="T5">(</text:span>x, <text:span text:style-name="T17">"&gt; "</text:span>, y, <text:span text:style-name="T17">":"</text:span>, x <text:span text:style-name="T5">&gt;</text:span> y);</text:p>
      <text:p text:style-name="P23"><text:span text:style-name="T14">11:</text:span><text:span text:style-name="T15">Echo</text:span><text:span text:style-name="T5">(</text:span>x, <text:span text:style-name="T17">"&gt;= "</text:span>, y, <text:span text:style-name="T17">":"</text:span>, x <text:span text:style-name="T5">&gt;=</text:span> y);</text:p>
      <text:p text:style-name="P24">12:</text:p>
      <text:p text:style-name="P23"><text:span text:style-name="T14">13:</text:span><text:span text:style-name="T29">%/mathpiper</text:span></text:p>
      <text:p text:style-name="P24">14:</text:p>
      <text:p text:style-name="P23"><text:span text:style-name="T14">15:</text:span> <text:s text:c="3"/><text:span text:style-name="T20">%output,preserve="false"</text:span></text:p>
      <text:p text:style-name="P23"><text:span text:style-name="T14">16:</text:span> <text:s text:c="5"/><text:span text:style-name="T20">Result:</text:span> True</text:p>
      <text:p text:style-name="P23"><text:span text:style-name="T14">17:</text:span> <text:s text:c="5"/></text:p>
      <text:p text:style-name="P23"><text:span text:style-name="T14">18:</text:span> <text:s text:c="5"/><text:span text:style-name="T34">Side Effects:</text:span></text:p>
      <text:p text:style-name="P23"><text:span text:style-name="T14">19:</text:span> <text:s text:c="5"/>2 = 3 :False </text:p>
      <text:p text:style-name="P23"><text:span text:style-name="T14">20:</text:span> <text:s text:c="5"/>2 != 3 :True </text:p>
      <text:p text:style-name="P23"><text:span text:style-name="T14">21:</text:span> <text:s text:c="5"/>2 &lt; 3 :True </text:p>
      <text:p text:style-name="P23"><text:span text:style-name="T14">22:</text:span> <text:s text:c="5"/>2 &lt;= 3 :True </text:p>
      <text:p text:style-name="P23"><text:span text:style-name="T14">23:</text:span> <text:s text:c="5"/>2 &gt; 3 :False </text:p>
      <text:p text:style-name="P23"><text:span text:style-name="T14">24:</text:span> <text:s text:c="5"/>2 &gt;= 3 :False</text:p>
      <text:p text:style-name="P33"><text:bookmark-start text:name="DDE_LINK4"/><text:span text:style-name="T14">25:</text:span> <text:s text:c="3"/><text:span text:style-name="T20">%/output</text:span><text:bookmark-end text:name="DDE_LINK4"/></text:p>
      <text:p text:style-name="Standard"/>
      <text:p text:style-name="P23"><text:span text:style-name="T14"><text:s/>1:</text:span><text:span text:style-name="T29">%mathpiper</text:span></text:p>
      <text:p text:style-name="P23"><text:span text:style-name="T32"><text:s/></text:span><text:span text:style-name="T14">2:</text:span></text:p>
      <text:p text:style-name="P23"><text:span text:style-name="T14"><text:s/>3:</text:span><text:span text:style-name="T25"> <text:s text:c="3"/></text:span><text:span text:style-name="T26">// Example 2.</text:span></text:p>
      <text:p text:style-name="P23"><text:span text:style-name="T14"><text:s/>4:</text:span><text:span text:style-name="T25"> <text:s text:c="3"/></text:span>x <text:span text:style-name="T5">:=</text:span> <text:span text:style-name="T8">2</text:span>;</text:p>
      <text:p text:style-name="P23"><text:span text:style-name="T14"><text:s/>5:</text:span><text:span text:style-name="T25"> <text:s text:c="3"/></text:span>y <text:span text:style-name="T5">:=</text:span> <text:span text:style-name="T8">2</text:span>; <text:s/></text:p>
      <text:p text:style-name="P24"><text:s/>6:</text:p>
      <text:p text:style-name="P23"><text:span text:style-name="T14"><text:s/>7:</text:span><text:span text:style-name="T25"> <text:s text:c="3"/></text:span><text:span text:style-name="T15">Echo</text:span><text:span text:style-name="T5">(</text:span>x, <text:span text:style-name="T17">"= "</text:span>, y, <text:span text:style-name="T17">":"</text:span>, x <text:span text:style-name="T5">=</text:span> y<text:span text:style-name="T6">)</text:span>;</text:p>
      <text:p text:style-name="P23"><text:span text:style-name="T14"><text:s/>8:</text:span><text:span text:style-name="T25"> <text:s text:c="3"/></text:span><text:span text:style-name="T15">Echo</text:span><text:span text:style-name="T5">(</text:span>x, <text:span text:style-name="T17">"!= "</text:span>, y, <text:span text:style-name="T17">":"</text:span>, x <text:span text:style-name="T5">!=</text:span> y<text:span text:style-name="T6">)</text:span>;</text:p>
      <text:p text:style-name="P23"><text:span text:style-name="T14"><text:s/>9:</text:span><text:span text:style-name="T25"> <text:s text:c="3"/></text:span><text:span text:style-name="T15">Echo</text:span><text:span text:style-name="T5">(</text:span>x, <text:span text:style-name="T17">"&lt; "</text:span>, y, <text:span text:style-name="T17">":"</text:span>, x <text:span text:style-name="T5">&lt;</text:span> y<text:span text:style-name="T6">)</text:span>;</text:p>
      <text:p text:style-name="P23"><text:span text:style-name="T14">10:</text:span><text:span text:style-name="T25"> <text:s text:c="3"/></text:span><text:span text:style-name="T15">Echo</text:span><text:span text:style-name="T5">(</text:span>x, <text:span text:style-name="T17">"&lt;= "</text:span>, y, <text:span text:style-name="T17">":"</text:span>, x <text:span text:style-name="T5">&lt;=</text:span> y<text:span text:style-name="T6">)</text:span>;</text:p>
      <text:p text:style-name="P23"><text:span text:style-name="T14">11:</text:span><text:span text:style-name="T25"> <text:s text:c="3"/></text:span><text:span text:style-name="T15">Echo</text:span><text:span text:style-name="T5">(</text:span>x, <text:span text:style-name="T17">"&gt; "</text:span>, y, <text:span text:style-name="T17">":"</text:span>, x <text:span text:style-name="T5">&gt;</text:span> y<text:span text:style-name="T6">)</text:span>;</text:p>
      <text:p text:style-name="P23"><text:span text:style-name="T14">12:</text:span><text:span text:style-name="T25"> <text:s text:c="3"/></text:span><text:span text:style-name="T15">Echo</text:span><text:span text:style-name="T5">(</text:span>x, <text:span text:style-name="T17">"&gt;= "</text:span>, y, <text:span text:style-name="T17">":"</text:span>, x <text:span text:style-name="T5">&gt;=</text:span> y<text:span text:style-name="T5">)</text:span>;</text:p>
      <text:p text:style-name="P24">13:</text:p>
      <text:p text:style-name="P23"><text:span text:style-name="T14">14:</text:span><text:span text:style-name="T29">%/mathpiper</text:span></text:p>
      <text:p text:style-name="P24">15:</text:p>
      <text:p text:style-name="P23"><text:span text:style-name="T14">16:</text:span> <text:s text:c="3"/><text:span text:style-name="T20">%output,preserve="false"</text:span></text:p>
      <text:p text:style-name="P23"><text:span text:style-name="T14">17:</text:span> <text:s text:c="5"/><text:span text:style-name="T20">Result:</text:span> True</text:p>
      <text:p text:style-name="P23"><text:span text:style-name="T14">18:</text:span> <text:s text:c="5"/></text:p>
      <text:p text:style-name="P23"><text:span text:style-name="T14">19:</text:span> <text:s text:c="5"/><text:span text:style-name="T34">Side Effects:</text:span></text:p>
      <text:p text:style-name="P23"><text:span text:style-name="T14">20:</text:span> <text:s text:c="5"/>2 = 2 :True </text:p>
      <text:p text:style-name="P23"><text:span text:style-name="T14">21:</text:span> <text:s text:c="5"/>2 != 2 :False </text:p>
      <text:p text:style-name="P23"><text:span text:style-name="T14">22:</text:span> <text:s text:c="5"/>2 &lt; 2 :False </text:p>
      <text:p text:style-name="P23"><text:span text:style-name="T14">23:</text:span> <text:s text:c="5"/>2 &lt;= 2 :True </text:p>
      <text:p text:style-name="P23"><text:span text:style-name="T14">24:</text:span> <text:s text:c="5"/>2 &gt; 2 :False </text:p>
      <text:p text:style-name="P23"><text:span text:style-name="T14">25:</text:span> <text:s text:c="5"/>2 &gt;= 2 :True</text:p>
      <text:p text:style-name="P33"><text:span text:style-name="T14">25:</text:span> <text:s text:c="3"/><text:span text:style-name="T20">%/output</text:span></text:p>
      <text:p text:style-name="Standard"/>
      <text:p text:style-name="P23"><text:soft-page-break/><text:span text:style-name="T14"><text:s/>1:</text:span><text:span text:style-name="T29">%mathpiper</text:span></text:p>
      <text:p text:style-name="P23"><text:span text:style-name="T32"><text:s/></text:span><text:span text:style-name="T14">2:</text:span></text:p>
      <text:p text:style-name="P23"><text:span text:style-name="T14"><text:s/>3:</text:span><text:span text:style-name="T26">// Example 3.</text:span></text:p>
      <text:p text:style-name="P23"><text:span text:style-name="T14"><text:s/>4:</text:span>x <text:span text:style-name="T5">:=</text:span> <text:span text:style-name="T8">3</text:span>;</text:p>
      <text:p text:style-name="P23"><text:span text:style-name="T14"><text:s/>5:</text:span>y <text:span text:style-name="T5">:=</text:span> <text:span text:style-name="T8">2</text:span>; </text:p>
      <text:p text:style-name="P24"><text:s/>6:</text:p>
      <text:p text:style-name="P23"><text:span text:style-name="T14"><text:s/>7:</text:span><text:span text:style-name="T15">Echo</text:span><text:span text:style-name="T5">(</text:span>x, <text:span text:style-name="T17">"= "</text:span>, y, <text:span text:style-name="T17">":"</text:span>, x <text:span text:style-name="T5">=</text:span> y<text:span text:style-name="T5">)</text:span>;</text:p>
      <text:p text:style-name="P23"><text:span text:style-name="T14"><text:s/>8:</text:span><text:span text:style-name="T15">Echo</text:span><text:span text:style-name="T5">(</text:span>x, <text:span text:style-name="T17">"!= "</text:span>, y, <text:span text:style-name="T17">":"</text:span>, x <text:span text:style-name="T5">!=</text:span> y<text:span text:style-name="T5">)</text:span>;</text:p>
      <text:p text:style-name="P23"><text:span text:style-name="T14"><text:s/>9:</text:span><text:span text:style-name="T15">Echo</text:span><text:span text:style-name="T5">(</text:span>x, <text:span text:style-name="T17">"&lt; "</text:span>, y, <text:span text:style-name="T17">":"</text:span>, x <text:span text:style-name="T5">&lt;</text:span> y<text:span text:style-name="T5">)</text:span>;</text:p>
      <text:p text:style-name="P23"><text:span text:style-name="T14">10:</text:span><text:span text:style-name="T15">Echo</text:span><text:span text:style-name="T5">(</text:span>x, <text:span text:style-name="T17">"&lt;= "</text:span>, y, <text:span text:style-name="T17">":"</text:span>, x <text:span text:style-name="T5">&lt;=</text:span> y<text:span text:style-name="T5">)</text:span>;</text:p>
      <text:p text:style-name="P23"><text:span text:style-name="T14">11:</text:span><text:span text:style-name="T15">Echo</text:span><text:span text:style-name="T5">(</text:span>x, <text:span text:style-name="T17">"&gt; "</text:span>, y, <text:span text:style-name="T17">":"</text:span>, x <text:span text:style-name="T5">&gt;</text:span> y<text:span text:style-name="T5">)</text:span>;</text:p>
      <text:p text:style-name="P23"><text:span text:style-name="T14">12:</text:span><text:span text:style-name="T15">Echo</text:span><text:span text:style-name="T5">(</text:span>x, <text:span text:style-name="T17">"&gt;= "</text:span>, y, <text:span text:style-name="T17">":"</text:span>, x <text:span text:style-name="T5">&gt;=</text:span> y<text:span text:style-name="T5">)</text:span>;</text:p>
      <text:p text:style-name="P24">13:</text:p>
      <text:p text:style-name="P23"><text:span text:style-name="T14">14:</text:span><text:span text:style-name="T29">%/mathpiper</text:span></text:p>
      <text:p text:style-name="P24">15:</text:p>
      <text:p text:style-name="P23"><text:span text:style-name="T14">16:</text:span> <text:s text:c="3"/><text:span text:style-name="T20">%output,preserve="false"</text:span></text:p>
      <text:p text:style-name="P23"><text:span text:style-name="T14">17:</text:span> <text:s text:c="5"/><text:span text:style-name="T20">Result:</text:span> True</text:p>
      <text:p text:style-name="P23"><text:span text:style-name="T14">18:</text:span> <text:s text:c="5"/></text:p>
      <text:p text:style-name="P23"><text:span text:style-name="T14">19:</text:span> <text:s text:c="5"/><text:span text:style-name="T34">Side Effects:</text:span></text:p>
      <text:p text:style-name="P23"><text:span text:style-name="T14">20:</text:span> <text:s text:c="5"/>3 = 2 :False </text:p>
      <text:p text:style-name="P23"><text:span text:style-name="T14">21:</text:span> <text:s text:c="5"/>3 != 2 :True </text:p>
      <text:p text:style-name="P23"><text:span text:style-name="T14">22:</text:span> <text:s text:c="5"/>3 &lt; 2 :False </text:p>
      <text:p text:style-name="P23"><text:span text:style-name="T14">23:</text:span> <text:s text:c="5"/>3 &lt;= 2 :False </text:p>
      <text:p text:style-name="P23"><text:span text:style-name="T14">24:</text:span> <text:s text:c="5"/>3 &gt; 2 :True </text:p>
      <text:p text:style-name="P23"><text:span text:style-name="T14">25:</text:span> <text:s text:c="5"/>3 &gt;= 2 :True</text:p>
      <text:p text:style-name="P32"><text:bookmark-start text:name="DDE_LINK5"/><text:span text:style-name="T12">26:</text:span><text:span text:style-name="T10"> <text:s text:c="3"/></text:span><text:span text:style-name="T20">%/output</text:span><text:bookmark-end text:name="DDE_LINK5"/></text:p>
      <text:p text:style-name="Text_20_body">Conditional operators are placed at a lower level of precedence than the other operators we have covered to this point:</text:p>
      <text:p text:style-name="Preformatted_20_Text"/>
      <text:p text:style-name="P51">()<text:tab/>Parentheses are evaluated from the inside out.</text:p>
      <text:p text:style-name="P51">^<text:tab/>Then exponents are evaluated right to left.</text:p>
      <text:p text:style-name="P51">*,%,/ Then multiplication, remainder, and division operations are evaluated left to right.</text:p>
      <text:p text:style-name="P51">+, − Then addition and subtraction are evaluated left to right.</text:p>
      <text:p text:style-name="P51">=,!=,&lt;,&lt;=,&gt;,&gt;= <text:s/>Finally, conditional operators are evaluated.</text:p>
      <text:p text:style-name="P59"/>
      <text:p text:style-name="P59">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3" text:outline-level="3"><text:soft-page-break/>Exercises</text:h>
      <text:h text:style-name="Heading_20_4" text:outline-level="4">Exercise 1</text:h>
      <text:p text:style-name="Text_20_body">Open a MathPiper session and evaluate the following predicate expressions:</text:p>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turned into a numerical value first.*/</text:p>
      <text:p text:style-name="Preformatted_20_Text"/>
      <text:p text:style-name="Preformatted_20_Text">In&gt; 1/2 <text:s/>= .5</text:p>
      <text:p text:style-name="Preformatted_20_Text"/>
      <text:p text:style-name="Preformatted_20_Text">In&gt; N(1/2) = .5</text:p>
      <text:h text:style-name="Heading_20_4" text:outline-level="4">Exercise 2</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2">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looks at the value that is returned. <text:s/>If this value is <text:span text:style-name="T6">True</text:span>, the "<text:span text:style-name="T6">then</text:span>" expression <text:soft-page-break/>that is listed second in the argument list is executed. <text:s/>If the predicate expression evaluates to <text:span text:style-name="T6">False</text:span>, <text:s/>the "<text:span text:style-name="T6">then</text:span>" expression is not executed. <text:s/>(Note: any function that accepts a predicate expression as a parameter can also accept the boolean values True and False).</text:p>
      <text:p text:style-name="Text_20_body">The following program uses an If() function to determine if the number in variable x is greater than 5. <text:s/>If x is greater than 5, the program will echo "Greater" and then "End of program":</text:p>
      <text:p text:style-name="Standard"/>
      <text:p text:style-name="P23"><text:span text:style-name="T14"><text:s/>1:</text:span><text:span text:style-name="T29">%mathpiper</text:span></text:p>
      <text:p text:style-name="P23"><text:span text:style-name="T32"><text:s/></text:span><text:span text:style-name="T14">2:</text:span></text:p>
      <text:p text:style-name="P23"><text:span text:style-name="T14"><text:s/>3:</text:span>x <text:span text:style-name="T5">:=</text:span> <text:span text:style-name="T8">6</text:span>;</text:p>
      <text:p text:style-name="P24"><text:s/>4:</text:p>
      <text:p text:style-name="P23"><text:span text:style-name="T14"><text:s/>5:</text:span><text:span text:style-name="T15">If</text:span><text:span text:style-name="T5">(</text:span>x <text:span text:style-name="T5">&gt;</text:span> <text:span text:style-name="T8">5</text:span>, <text:span text:style-name="T15">Echo</text:span><text:span text:style-name="T5">(</text:span>x, <text:span text:style-name="T17">"is greater than 5."</text:span><text:span text:style-name="T5">))</text:span>;</text:p>
      <text:p text:style-name="P24"><text:s/>6:</text:p>
      <text:p text:style-name="P23"><text:span text:style-name="T14"><text:s/>7:</text:span><text:span text:style-name="T15">Echo</text:span><text:span text:style-name="T5">(</text:span><text:span text:style-name="T17">"End of program."</text:span><text:span text:style-name="T5">)</text:span>;</text:p>
      <text:p text:style-name="P24"><text:s/>8:</text:p>
      <text:p text:style-name="P23"><text:span text:style-name="T14"><text:s/>9:</text:span><text:span text:style-name="T29">%/mathpiper</text:span></text:p>
      <text:p text:style-name="P24">10:</text:p>
      <text:p text:style-name="P23"><text:span text:style-name="T14">11:</text:span> <text:s text:c="3"/><text:span text:style-name="T20">%output,preserve="false"</text:span></text:p>
      <text:p text:style-name="P23"><text:span text:style-name="T14">12:</text:span> <text:s text:c="5"/><text:span text:style-name="T20">Result:</text:span> True</text:p>
      <text:p text:style-name="P23"><text:span text:style-name="T14">13:</text:span> <text:s text:c="5"/></text:p>
      <text:p text:style-name="P23"><text:span text:style-name="T14">14:</text:span> <text:s text:c="5"/><text:span text:style-name="T34">Side Effects:</text:span></text:p>
      <text:p text:style-name="P23"><text:span text:style-name="T14">15:</text:span> <text:s text:c="5"/>6 is greater than 5.</text:p>
      <text:p text:style-name="P23"><text:span text:style-name="T14">16:</text:span> <text:s text:c="5"/>End of program.</text:p>
      <text:p text:style-name="P32"><text:bookmark-start text:name="DDE_LINK6"/><text:span text:style-name="T12">17:</text:span><text:span text:style-name="T10"> <text:s text:c="3"/></text:span><text:span text:style-name="T20">%/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print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3"><text:span text:style-name="T14"><text:s/>1:</text:span><text:span text:style-name="T29">%mathpiper</text:span></text:p>
      <text:p text:style-name="P24"><text:s/>2:</text:p>
      <text:p text:style-name="P23"><text:span text:style-name="T14"><text:s/>3:</text:span>x <text:span text:style-name="T5">:=</text:span> <text:span text:style-name="T8">4</text:span>;</text:p>
      <text:p text:style-name="P24"><text:s/>4:</text:p>
      <text:p text:style-name="P23"><text:span text:style-name="T14"><text:s/>5:</text:span><text:span text:style-name="T15">If</text:span><text:span text:style-name="T5">(</text:span>x <text:span text:style-name="T5">&gt;</text:span> <text:span text:style-name="T8">5</text:span>, <text:span text:style-name="T15">Echo</text:span><text:span text:style-name="T5">(</text:span>x, <text:span text:style-name="T17">"is greater than 5."</text:span><text:span text:style-name="T5">))</text:span>;</text:p>
      <text:p text:style-name="P24"><text:s/>6:</text:p>
      <text:p text:style-name="P23"><text:span text:style-name="T14"><text:s/>7:</text:span><text:span text:style-name="T15">Echo</text:span><text:span text:style-name="T5">(</text:span><text:span text:style-name="T17">"End of program."</text:span><text:span text:style-name="T5">)</text:span>;</text:p>
      <text:p text:style-name="P24"><text:s/>8:</text:p>
      <text:p text:style-name="P23"><text:span text:style-name="T14"><text:s/>9:</text:span><text:span text:style-name="T29">%/mathpiper</text:span></text:p>
      <text:p text:style-name="P24">10:</text:p>
      <text:p text:style-name="P23"><text:span text:style-name="T14">11:</text:span> <text:s text:c="3"/><text:span text:style-name="T20">%output,preserve="false"</text:span></text:p>
      <text:p text:style-name="P23"><text:span text:style-name="T14">12:</text:span> <text:s text:c="5"/><text:span text:style-name="T20">Result:</text:span> True</text:p>
      <text:p text:style-name="P23"><text:span text:style-name="T14">13:</text:span> <text:s text:c="5"/></text:p>
      <text:p text:style-name="P23"><text:span text:style-name="T14">14:</text:span> <text:s text:c="5"/><text:span text:style-name="T34">Side Effects:</text:span></text:p>
      <text:p text:style-name="P23"><text:soft-page-break/><text:span text:style-name="T14">15:</text:span> <text:s text:c="5"/>End of program.</text:p>
      <text:p text:style-name="P32"><text:span text:style-name="T12">16:</text:span><text:span text:style-name="T10"> <text:s text:c="3"/></text:span><text:span text:style-name="T20">%/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else" expression has been added to it:</text:p>
      <text:p text:style-name="Preformatted_20_Text"/>
      <text:p text:style-name="P23"><text:bookmark-start text:name="DDE_LINK31"/><text:span text:style-name="T14"><text:s/>1:</text:span><text:span text:style-name="T29">%mathpiper</text:span></text:p>
      <text:p text:style-name="P23"><text:span text:style-name="T32"><text:s/></text:span><text:span text:style-name="T14">2:</text:span></text:p>
      <text:p text:style-name="P23"><text:span text:style-name="T14"><text:s/>3:</text:span>x <text:span text:style-name="T5">:=</text:span> <text:span text:style-name="T8">4</text:span>;</text:p>
      <text:p text:style-name="P24"><text:s/>4:</text:p>
      <text:p text:style-name="P23"><text:span text:style-name="T14"><text:s/>5:</text:span><text:span text:style-name="T15">If</text:span><text:span text:style-name="T5">(</text:span>x <text:span text:style-name="T5">&gt;</text:span> <text:span text:style-name="T8">5</text:span>,<text:span text:style-name="T15">Echo</text:span><text:span text:style-name="T5">(</text:span>x,<text:span text:style-name="T17">"is greater than 5."</text:span><text:span text:style-name="T5">)</text:span>,<text:span text:style-name="T15">Echo</text:span><text:span text:style-name="T5">(</text:span>x,<text:span text:style-name="T17">"is NOT greater than 5."</text:span><text:span text:style-name="T5">))</text:span>;</text:p>
      <text:p text:style-name="P24"><text:s/>6:</text:p>
      <text:p text:style-name="P23"><text:span text:style-name="T14"><text:s/>7:</text:span><text:span text:style-name="T15">Echo</text:span><text:span text:style-name="T5">(</text:span><text:span text:style-name="T17">"End of program."</text:span><text:span text:style-name="T5">)</text:span>;</text:p>
      <text:p text:style-name="P24"><text:s/>8:</text:p>
      <text:p text:style-name="P23"><text:span text:style-name="T14"><text:s/>9:</text:span><text:span text:style-name="T29">%/mathpiper</text:span><text:bookmark-end text:name="DDE_LINK31"/></text:p>
      <text:p text:style-name="P24">10:</text:p>
      <text:p text:style-name="P23"><text:span text:style-name="T14">11:</text:span> <text:s text:c="3"/><text:span text:style-name="T20">%output,preserve="false"</text:span></text:p>
      <text:p text:style-name="P23"><text:span text:style-name="T14">12:</text:span> <text:s text:c="5"/><text:span text:style-name="T20">Result:</text:span> True</text:p>
      <text:p text:style-name="P23"><text:span text:style-name="T14">13:</text:span> <text:s text:c="5"/></text:p>
      <text:p text:style-name="P23"><text:span text:style-name="T14">14:</text:span> <text:s text:c="5"/><text:span text:style-name="T34">Side Effects:</text:span></text:p>
      <text:p text:style-name="P23"><text:span text:style-name="T14">15:</text:span> <text:s text:c="5"/>4 is NOT greater than 5.</text:p>
      <text:p text:style-name="P23"><text:span text:style-name="T14">16:</text:span> <text:s text:c="5"/>End of program.</text:p>
      <text:p text:style-name="P33"><text:span text:style-name="T14">17:</text:span> <text:s text:c="3"/><text:span text:style-name="T20">%/output</text:span></text:p>
      <text:h text:style-name="P65" text:outline-level="3">Exercises</text:h>
      <text:h text:style-name="Heading_20_4" text:outline-level="4"><text:span text:style-name="T10">Exercise 1</text:span></text:h>
      <text:p text:style-name="Preformatted_20_Text"><text:span text:style-name="T10">Write a program which uses the RandomInteger() function to simulate the flipping of a coin (Hint: you can use 1 to represent a head and 0 to represent a tail.). <text:s/>Use predicate expressions, the If() function, and the Echo() function to print the string "The coin came up heads." or the string "The coin came up tails.", depending on what the simulated coin flip came up as when the code was executed.</text:span></text:p>
      <text:h text:style-name="Heading_20_2" text:outline-level="2">The And(), Or(), &amp; Not() Boolean Functions &amp; Infix Notation</text:h>
      <text:h text:style-name="Heading_20_3" text:outline-level="3">And()</text:h>
      <text:p text:style-name="Text_20_body">Sometimes one needs to check if two or more expressions are all <text:span text:style-name="T6">True</text:span> and one way to do this is with the <text:span text:style-name="T6">And()</text:span> function. <text:s/>The And() function has two calling formats and this is the first one:</text:p>
      <text:p text:style-name="Preformatted_20_Text"><text:soft-page-break/></text:p>
      <table:table table:name="Table4" table:style-name="Table4">
        <table:table-column table:style-name="Table4.A"/>
        <table:table-row>
          <table:table-cell table:style-name="Table4.A1" office:value-type="string">
            <text:p text:style-name="P32">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s a <text:span text:style-name="T6">False</text:span>, then the And() function will return a <text:span text:style-name="T6">False</text:span>. <text:s/>This can be seen in the following examples:</text:p>
      <text:p text:style-name="Preformatted_20_Text"/>
      <text:p text:style-name="Preformatted_20_Text">In&gt; And(True, True)</text:p>
      <text:p text:style-name="P20">Result&gt; True</text:p>
      <text:p text:style-name="Preformatted_20_Text"/>
      <text:p text:style-name="Preformatted_20_Text">In&gt; And(True, False)</text:p>
      <text:p text:style-name="P20">Result&gt; False</text:p>
      <text:p text:style-name="Preformatted_20_Text"/>
      <text:p text:style-name="Preformatted_20_Text">In&gt; And(False, True)</text:p>
      <text:p text:style-name="P20">Result&gt; False</text:p>
      <text:p text:style-name="P20"/>
      <text:p text:style-name="P23">In&gt; And(True, True, True, True)</text:p>
      <text:p text:style-name="P20">Result&gt; True</text:p>
      <text:p text:style-name="P20"/>
      <text:p text:style-name="P23">In&gt; And(True, True, False, True)</text:p>
      <text:p text:style-name="P20">Result&gt; False</text:p>
      <text:p text:style-name="Standard"/>
      <text:p text:style-name="Text_20_body">The second format (or <text:span text:style-name="T6">notation</text:spa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2">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0">Result&gt; True</text:p>
      <text:p text:style-name="Preformatted_20_Text"/>
      <text:p text:style-name="Preformatted_20_Text">In&gt; True And False</text:p>
      <text:p text:style-name="P20">Result&gt; False</text:p>
      <text:p text:style-name="Preformatted_20_Text"/>
      <text:p text:style-name="Preformatted_20_Text">In&gt; False And True</text:p>
      <text:p text:style-name="P20">Result&gt; False</text:p>
      <text:p text:style-name="Preformatted_20_Text"/>
      <text:p text:style-name="Text_20_body">Infix notation can only accept two expressions at a time, but it is often more convenient to use than function calling notation. <text:s/>The following program demonstrates the infix version of the And() function being used:</text:p>
      <text:p text:style-name="Preformatted_20_Text"/>
      <text:p text:style-name="P23"><text:span text:style-name="T14"><text:s/>1:</text:span><text:span text:style-name="T29">%mathpiper</text:span></text:p>
      <text:p text:style-name="P23"><text:soft-page-break/><text:span text:style-name="T32"><text:s/></text:span><text:span text:style-name="T14">2:</text:span></text:p>
      <text:p text:style-name="P23"><text:span text:style-name="T14"><text:s/>3:</text:span>a <text:span text:style-name="T5">:=</text:span> <text:span text:style-name="T8">7</text:span>;</text:p>
      <text:p text:style-name="P23"><text:span text:style-name="T14"><text:s/>4:</text:span>b <text:span text:style-name="T5">:=</text:span> <text:span text:style-name="T8">9</text:span>;</text:p>
      <text:p text:style-name="P24"><text:s/>5:</text:p>
      <text:p text:style-name="P23"><text:span text:style-name="T14"><text:s/>6:</text:span><text:span text:style-name="T15">Echo</text:span><text:span text:style-name="T5">(</text:span><text:span text:style-name="T17">"1: "</text:span>, a <text:span text:style-name="T5">&lt;</text:span> <text:span text:style-name="T8">5</text:span> And b <text:span text:style-name="T5">&lt;</text:span> <text:span text:style-name="T8">10</text:span><text:span text:style-name="T6">)</text:span>;</text:p>
      <text:p text:style-name="P23"><text:span text:style-name="T14"><text:s/>7:</text:span><text:span text:style-name="T15">Echo</text:span><text:span text:style-name="T5">(</text:span><text:span text:style-name="T17">"2: "</text:span>, a <text:span text:style-name="T5">&gt;</text:span> <text:span text:style-name="T8">5</text:span> And b <text:span text:style-name="T5">&gt;</text:span> <text:span text:style-name="T8">10</text:span><text:span text:style-name="T5">)</text:span>;</text:p>
      <text:p text:style-name="P23"><text:span text:style-name="T14"><text:s/>8:</text:span><text:span text:style-name="T15">Echo</text:span><text:span text:style-name="T5">(</text:span><text:span text:style-name="T17">"3: "</text:span>, a <text:span text:style-name="T5">&lt;</text:span> <text:span text:style-name="T8">5</text:span> And b <text:span text:style-name="T5">&gt;</text:span> <text:span text:style-name="T8">10</text:span><text:span text:style-name="T5">)</text:span>;</text:p>
      <text:p text:style-name="P23"><text:span text:style-name="T14"><text:s/>9:</text:span><text:span text:style-name="T15">Echo</text:span><text:span text:style-name="T5">(</text:span><text:span text:style-name="T17">"4: "</text:span>, a <text:span text:style-name="T5">&gt;</text:span> <text:span text:style-name="T8">5</text:span> And b <text:span text:style-name="T5">&lt;</text:span> <text:span text:style-name="T8">10</text:span><text:span text:style-name="T5">)</text:span>;</text:p>
      <text:p text:style-name="P24">10:</text:p>
      <text:p text:style-name="P23"><text:span text:style-name="T14">11:</text:span><text:span text:style-name="T15">If</text:span><text:span text:style-name="T5">(</text:span>a <text:span text:style-name="T5">&gt;</text:span> <text:span text:style-name="T8">5</text:span> And b <text:span text:style-name="T5">&lt;</text:span> <text:span text:style-name="T8">10</text:span>, <text:span text:style-name="T15">Echo</text:span><text:span text:style-name="T5">(</text:span><text:span text:style-name="T17">"These expressions are both true."</text:span><text:span text:style-name="T5">))</text:span>;</text:p>
      <text:p text:style-name="P24">12:</text:p>
      <text:p text:style-name="P23"><text:span text:style-name="T14">13:</text:span><text:span text:style-name="T29">%/mathpiper</text:span></text:p>
      <text:p text:style-name="P24">14:</text:p>
      <text:p text:style-name="P23"><text:span text:style-name="T14">15:</text:span> <text:s text:c="3"/><text:span text:style-name="T20">%output,preserve="false"</text:span></text:p>
      <text:p text:style-name="P23"><text:span text:style-name="T14">16:</text:span> <text:s text:c="5"/><text:span text:style-name="T20">Result:</text:span> True</text:p>
      <text:p text:style-name="P23"><text:span text:style-name="T14">17:</text:span> <text:s text:c="5"/></text:p>
      <text:p text:style-name="P23"><text:span text:style-name="T14">18:</text:span> <text:s text:c="5"/><text:span text:style-name="T34">Side Effects:</text:span></text:p>
      <text:p text:style-name="P23"><text:span text:style-name="T14">19:</text:span> <text:s text:c="5"/>1: False </text:p>
      <text:p text:style-name="P23"><text:span text:style-name="T14">20:</text:span> <text:s text:c="5"/>2: False </text:p>
      <text:p text:style-name="P23"><text:span text:style-name="T14">21:</text:span> <text:s text:c="5"/>3: False </text:p>
      <text:p text:style-name="P23"><text:span text:style-name="T14">22:</text:span> <text:s text:c="5"/>4: True </text:p>
      <text:p text:style-name="P23"><text:span text:style-name="T14">23:</text:span> <text:s text:c="5"/>These expressions are both true.</text:p>
      <text:p text:style-name="P33"><text:bookmark-start text:name="DDE_LINK7"/><text:span text:style-name="T14">23:</text:span> <text:s text:c="3"/><text:span text:style-name="T20">%/output</text:span><text:bookmark-end text:name="DDE_LINK7"/></text:p>
      <text:h text:style-name="Heading_20_3" text:outline-level="3">Or()</text:h>
      <text:p text:style-name="Text_20_body">The Or() function is similar to the And() function in that it has both a function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2">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0">Result&gt; True</text:p>
      <text:p text:style-name="Preformatted_20_Text"/>
      <text:p text:style-name="Preformatted_20_Text">In&gt; Or(False, True)</text:p>
      <text:p text:style-name="P20">Result&gt; True</text:p>
      <text:p text:style-name="Preformatted_20_Text"/>
      <text:p text:style-name="Preformatted_20_Text">In&gt; Or(False, False)</text:p>
      <text:p text:style-name="P20">Result&gt; False</text:p>
      <text:p text:style-name="Preformatted_20_Text"/>
      <text:p text:style-name="Preformatted_20_Text">In&gt; Or(False, False, False, False)</text:p>
      <text:p text:style-name="P20"><text:soft-page-break/>Result&gt; False</text:p>
      <text:p text:style-name="Preformatted_20_Text"/>
      <text:p text:style-name="Preformatted_20_Text">In&gt; Or(False, True, False, False)</text:p>
      <text:p text:style-name="P20">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2">expression1 Or expression2</text:p>
          </table:table-cell>
        </table:table-row>
      </table:table>
      <text:p text:style-name="Standard"/>
      <text:p text:style-name="Text_20_body">and these examples show this notation being used:</text:p>
      <text:p text:style-name="Preformatted_20_Text"/>
      <text:p text:style-name="Preformatted_20_Text">In&gt; True Or False</text:p>
      <text:p text:style-name="P20">Result&gt; True</text:p>
      <text:p text:style-name="Preformatted_20_Text"/>
      <text:p text:style-name="Preformatted_20_Text">In&gt; False Or True</text:p>
      <text:p text:style-name="P20">Result&gt; True</text:p>
      <text:p text:style-name="Preformatted_20_Text"/>
      <text:p text:style-name="Preformatted_20_Text">In&gt; False Or False</text:p>
      <text:p text:style-name="P20">Result&gt; False</text:p>
      <text:p text:style-name="Preformatted_20_Text"/>
      <text:p text:style-name="Text_20_body">The following program demonstrates the infix version of the Or() function being used:</text:p>
      <text:p text:style-name="Standard"/>
      <text:p text:style-name="P23"><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7</text:span>;</text:p>
      <text:p text:style-name="P23"><text:span text:style-name="T14"><text:s/>4:</text:span>b <text:span text:style-name="T5">:=</text:span> <text:span text:style-name="T8">9</text:span>;</text:p>
      <text:p text:style-name="P24"><text:s/>5:</text:p>
      <text:p text:style-name="P23"><text:span text:style-name="T14"><text:s/>6:</text:span><text:span text:style-name="T15">Echo</text:span><text:span text:style-name="T5">(</text:span><text:span text:style-name="T17">"1: "</text:span>, a <text:span text:style-name="T5">&lt;</text:span> <text:span text:style-name="T8">5</text:span> Or b <text:span text:style-name="T5">&lt;</text:span> <text:span text:style-name="T8">10</text:span><text:span text:style-name="T5">)</text:span>;</text:p>
      <text:p text:style-name="P23"><text:span text:style-name="T14"><text:s/>7:</text:span><text:span text:style-name="T15">Echo</text:span><text:span text:style-name="T5">(</text:span><text:span text:style-name="T17">"2: "</text:span>, a <text:span text:style-name="T5">&gt;</text:span> <text:span text:style-name="T8">5</text:span> Or b <text:span text:style-name="T5">&gt;</text:span> <text:span text:style-name="T8">10</text:span><text:span text:style-name="T5">)</text:span>;</text:p>
      <text:p text:style-name="P23"><text:span text:style-name="T14"><text:s/>8:</text:span><text:span text:style-name="T15">Echo</text:span><text:span text:style-name="T5">(</text:span><text:span text:style-name="T17">"3: "</text:span>, a <text:span text:style-name="T5">&gt;</text:span> <text:span text:style-name="T8">5</text:span> Or b <text:span text:style-name="T5">&lt;</text:span> <text:span text:style-name="T8">10</text:span><text:span text:style-name="T5">)</text:span>;</text:p>
      <text:p text:style-name="P23"><text:span text:style-name="T14"><text:s/>9:</text:span><text:span text:style-name="T15">Echo</text:span><text:span text:style-name="T5">(</text:span><text:span text:style-name="T17">"4: "</text:span>, a <text:span text:style-name="T5">&lt;</text:span> <text:span text:style-name="T8">5</text:span> Or b <text:span text:style-name="T5">&gt;</text:span> <text:span text:style-name="T8">10</text:span><text:span text:style-name="T5">)</text:span>;</text:p>
      <text:p text:style-name="P24">10:</text:p>
      <text:p text:style-name="P23"><text:span text:style-name="T14">11:</text:span><text:span text:style-name="T15">If</text:span><text:span text:style-name="T5">(</text:span>a <text:span text:style-name="T5">&lt;</text:span> <text:span text:style-name="T8">5</text:span> Or b <text:span text:style-name="T5">&lt;</text:span> <text:span text:style-name="T8">10</text:span>,<text:span text:style-name="T15">Echo</text:span><text:span text:style-name="T5">(</text:span><text:span text:style-name="T17">"At least one of these expressions is true."</text:span><text:span text:style-name="T5">))</text:span>;</text:p>
      <text:p text:style-name="P24">12:</text:p>
      <text:p text:style-name="P23"><text:span text:style-name="T14">13:</text:span><text:span text:style-name="T29">%/mathpiper</text:span></text:p>
      <text:p text:style-name="P24">14:</text:p>
      <text:p text:style-name="P23"><text:span text:style-name="T14">15:</text:span> <text:s text:c="3"/><text:span text:style-name="T20">%output,preserve="false"</text:span></text:p>
      <text:p text:style-name="P23"><text:span text:style-name="T14">16:</text:span> <text:s text:c="5"/><text:span text:style-name="T20">Result:</text:span> True</text:p>
      <text:p text:style-name="P23"><text:span text:style-name="T14">17:</text:span> <text:s text:c="5"/></text:p>
      <text:p text:style-name="P23"><text:span text:style-name="T14">18:</text:span> <text:s text:c="5"/><text:span text:style-name="T34">Side Effects:</text:span></text:p>
      <text:p text:style-name="P23"><text:span text:style-name="T14">19:</text:span> <text:s text:c="5"/>1: True </text:p>
      <text:p text:style-name="P23"><text:span text:style-name="T14">20:</text:span> <text:s text:c="5"/>2: True </text:p>
      <text:p text:style-name="P23"><text:span text:style-name="T14">21:</text:span> <text:s text:c="5"/>3: True </text:p>
      <text:p text:style-name="P23"><text:span text:style-name="T14">22:</text:span> <text:s text:c="5"/>4: False </text:p>
      <text:p text:style-name="P23"><text:span text:style-name="T14">23:</text:span> <text:s text:c="5"/>At least one of these expressions is true.</text:p>
      <text:p text:style-name="P32"><text:span text:style-name="T12">24:</text:span><text:span text:style-name="T10"> <text:s text:c="3"/></text:span><text:span text:style-name="T20">%/output</text:span></text:p>
      <text:h text:style-name="Heading_20_3" text:outline-level="3"><text:soft-page-break/>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 function's normal calling format:</text:p>
      <text:p text:style-name="Standard"/>
      <table:table table:name="Table8" table:style-name="Table8">
        <table:table-column table:style-name="Table8.A"/>
        <table:table-row>
          <table:table-cell table:style-name="Table8.A1" office:value-type="string">
            <text:p text:style-name="P32">Not(expression)</text:p>
          </table:table-cell>
        </table:table-row>
      </table:table>
      <text:p text:style-name="Preformatted_20_Text"/>
      <text:p text:style-name="Standard">and this example shows Not() being used with this format:</text:p>
      <text:p text:style-name="Preformatted_20_Text"/>
      <text:p text:style-name="Preformatted_20_Text">In&gt; Not(True)</text:p>
      <text:p text:style-name="P20">Result&gt; False</text:p>
      <text:p text:style-name="Preformatted_20_Text"/>
      <text:p text:style-name="Preformatted_20_Text">In&gt; Not(False)</text:p>
      <text:p text:style-name="P20">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32">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0">Result&gt; False</text:p>
      <text:p text:style-name="Preformatted_20_Text"/>
      <text:p text:style-name="Preformatted_20_Text">In&gt; Not False</text:p>
      <text:p text:style-name="P20">Result&gt; True</text:p>
      <text:p text:style-name="Preformatted_20_Text"/>
      <text:p text:style-name="Text_20_body">Finally, here is a program that uses the prefix version of Not():</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text:span text:style-name="T15">Echo</text:span><text:span text:style-name="T5">(</text:span><text:span text:style-name="T17">"3 = 3 is "</text:span>, <text:span text:style-name="T8">3</text:span> <text:span text:style-name="T5">=</text:span> <text:span text:style-name="T8">3</text:span><text:span text:style-name="T5">)</text:span>;</text:p>
      <text:p text:style-name="P24"><text:s/>4:</text:p>
      <text:p text:style-name="P23"><text:span text:style-name="T14"><text:s/>5:</text:span><text:span text:style-name="T15">Echo</text:span><text:span text:style-name="T5">(</text:span><text:span text:style-name="T17">"Not 3 = 3 is "</text:span>, <text:span text:style-name="T15">Not</text:span> <text:span text:style-name="T8">3</text:span> <text:span text:style-name="T5">=</text:span> <text:span text:style-name="T8">3</text:span><text:span text:style-name="T5">)</text:span>;</text:p>
      <text:p text:style-name="P24"><text:s/>6:</text:p>
      <text:p text:style-name="P23"><text:span text:style-name="T14"><text:s/>7:</text:span><text:span text:style-name="T29">%/mathpiper</text:span></text:p>
      <text:p text:style-name="P24"><text:s/>8:</text:p>
      <text:p text:style-name="P23"><text:span text:style-name="T14"><text:s/>9:</text:span> <text:s text:c="3"/><text:span text:style-name="T20">%output,preserve="false"</text:span></text:p>
      <text:p text:style-name="P23"><text:span text:style-name="T14">10:</text:span> <text:s text:c="5"/><text:span text:style-name="T20">Result:</text:span> True</text:p>
      <text:p text:style-name="P23"><text:span text:style-name="T14">11:</text:span> <text:s text:c="5"/></text:p>
      <text:p text:style-name="P23"><text:span text:style-name="T14">12:</text:span> <text:s text:c="5"/><text:span text:style-name="T34">Side Effects:</text:span></text:p>
      <text:p text:style-name="P23"><text:span text:style-name="T14">13:</text:span> <text:s text:c="5"/>3 = 3 is True </text:p>
      <text:p text:style-name="P23"><text:soft-page-break/><text:span text:style-name="T14">14:</text:span> <text:s text:c="5"/>Not 3 = 3 is False</text:p>
      <text:p text:style-name="P32"><text:span text:style-name="T12">15:</text:span><text:span text:style-name="T10"> <text:s text:c="3"/></text:span><text:span text:style-name="T20">%/output</text:span></text:p>
      <text:h text:style-name="Heading_20_2" text:outline-level="2">Exercises</text:h>
      <text:h text:style-name="Heading_20_3" text:outline-level="3">Exercise 1</text:h>
      <text:p text:style-name="Preformatted_20_Text">The following program simulates the rolling of two dice and prints a message if both of the two dice comes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s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Echo("Dice 1: ", dice1, " <text:s/>Dice 2: ", dice2);</text:p>
      <text:p text:style-name="Preformatted_20_Text">NewLine();</text:p>
      <text:p text:style-name="Preformatted_20_Text"/>
      <text:p text:style-name="Preformatted_20_Text">If( dice1 &lt;= 3 And dice2 &lt;= 3, Echo("Both dice came up &lt;= to 3.") );</text:p>
      <text:p text:style-name="Preformatted_20_Text"/>
      <text:p text:style-name="Preformatted_20_Text">%/mathpiper</text:p>
      <text:h text:style-name="Heading_20_3" text:outline-level="3">Exercise 2</text:h>
      <text:p text:style-name="Preformatted_20_Text">The following program simulates the rolling of two dice and prints a message if either of the two dice comes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s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Echo("Dice 1: ", dice1, " <text:s/>Dice 2: ", dice2);</text:p>
      <text:p text:style-name="Preformatted_20_Text">NewLine();</text:p>
      <text:p text:style-name="Preformatted_20_Text"/>
      <text:p text:style-name="Preformatted_20_Text">If( dice1 &lt;= 3 Or dice2 &lt;= 3, Echo("At least one die came up &lt;= 3.") );</text:p>
      <text:p text:style-name="Preformatted_20_Text"><text:soft-page-break/></text:p>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28">While(predicate)<text:tab/><text:tab/><text:tab/><text:tab/><text:tab/><text:tab/><text:tab/><text:tab/><text:tab/><text:tab/><text:tab/></text:p>
      <text:p text:style-name="P28">[ <text:tab/><text:tab/><text:tab/><text:tab/><text:tab/><text:tab/><text:tab/><text:tab/><text:tab/><text:tab/><text:tab/><text:tab/><text:tab/></text:p>
      <text:p text:style-name="P8"><text:s text:c="4"/>body_expressions<text:tab/><text:tab/><text:tab/><text:tab/><text:tab/><text:tab/><text:tab/><text:tab/><text:tab/><text:tab/></text:p>
      <text:p text:style-name="P38">];<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text:span text:style-name="T6">brackets [</text:span>]. <text:s/>What body expressions are will become clearer after looking a some example programs.</text:p>
      <text:p text:style-name="Text_20_body">The following program uses a While() function to print the integers from 1 to 10:</text:p>
      <text:p text:style-name="Preformatted_20_Text"/>
      <text:p text:style-name="P23"><text:span text:style-name="T14"><text:s/>1:</text:span><text:span text:style-name="T29">%mathpiper</text:span></text:p>
      <text:p text:style-name="P24"><text:s/>2:</text:p>
      <text:p text:style-name="P23"><text:span text:style-name="T14"><text:s/>3:</text:span><text:span text:style-name="T26">// This program prints the integers from 1 to 10.</text:span></text:p>
      <text:p text:style-name="P24"><text:s/>4:</text:p>
      <text:p text:style-name="P24"><text:s/>5:</text:p>
      <text:p text:style-name="P23"><text:span text:style-name="T14"><text:s/>6:</text:span><text:span text:style-name="T26">/*</text:span></text:p>
      <text:p text:style-name="P23"><text:span text:style-name="T14"><text:s/>7:</text:span><text:span text:style-name="T26"> <text:s text:c="3"/>Initialize the variable x to 1</text:span></text:p>
      <text:p text:style-name="P23"><text:span text:style-name="T14"><text:s/>8:</text:span><text:span text:style-name="T26"> <text:s text:c="3"/>outside of the While "loop".</text:span></text:p>
      <text:p text:style-name="P23"><text:span text:style-name="T14"><text:s/>9:</text:span><text:span text:style-name="T26">*/</text:span></text:p>
      <text:p text:style-name="P23"><text:span text:style-name="T14">10:</text:span>x <text:span text:style-name="T5">:=</text:span> <text:span text:style-name="T8">1</text:span>;</text:p>
      <text:p text:style-name="P24">11:</text:p>
      <text:p text:style-name="P23"><text:span text:style-name="T14">12:</text:span><text:span text:style-name="T15">While</text:span><text:span text:style-name="T5">(</text:span>x <text:span text:style-name="T5">&lt;=</text:span> <text:span text:style-name="T8">10</text:span><text:span text:style-name="T5">)</text:span></text:p>
      <text:p text:style-name="P23"><text:span text:style-name="T14">13:</text:span>[</text:p>
      <text:p text:style-name="P23"><text:span text:style-name="T14">14:</text:span> <text:s text:c="3"/><text:span text:style-name="T15">Echo</text:span><text:span text:style-name="T5">(</text:span>x<text:span text:style-name="T5">)</text:span>;</text:p>
      <text:p text:style-name="P23"><text:span text:style-name="T14">15:</text:span> <text:s text:c="3"/></text:p>
      <text:p text:style-name="P23"><text:span text:style-name="T14">16:</text:span> <text:s text:c="3"/>x <text:span text:style-name="T5">:=</text:span> x <text:span text:style-name="T5">+</text:span> <text:span text:style-name="T8">1</text:span>; <text:s/><text:span text:style-name="T26">//Increment x by 1.</text:span></text:p>
      <text:p text:style-name="P23"><text:span text:style-name="T14">17:</text:span>];</text:p>
      <text:p text:style-name="P24">18:</text:p>
      <text:p text:style-name="P23"><text:soft-page-break/><text:span text:style-name="T14">19:</text:span><text:span text:style-name="T29">%/mathpiper</text:span></text:p>
      <text:p text:style-name="P24">20:</text:p>
      <text:p text:style-name="P23"><text:span text:style-name="T14">21:</text:span> <text:s text:c="3"/><text:span text:style-name="T20">%output,preserve="false"</text:span></text:p>
      <text:p text:style-name="P23"><text:span text:style-name="T14">22:</text:span> <text:s text:c="5"/><text:span text:style-name="T20">Result:</text:span> True</text:p>
      <text:p text:style-name="P23"><text:span text:style-name="T14">23:</text:span> <text:s text:c="5"/></text:p>
      <text:p text:style-name="P23"><text:span text:style-name="T14">24:</text:span> <text:s text:c="5"/><text:span text:style-name="T34">Side Effects:</text:span></text:p>
      <text:p text:style-name="P23"><text:span text:style-name="T14">25:</text:span> <text:s text:c="5"/>1 </text:p>
      <text:p text:style-name="P23"><text:span text:style-name="T14">26:</text:span> <text:s text:c="5"/>2 </text:p>
      <text:p text:style-name="P23"><text:span text:style-name="T14">27:</text:span> <text:s text:c="5"/>3 </text:p>
      <text:p text:style-name="P23"><text:span text:style-name="T14">28:</text:span> <text:s text:c="5"/>4 </text:p>
      <text:p text:style-name="P23"><text:span text:style-name="T14">29:</text:span> <text:s text:c="5"/>5 </text:p>
      <text:p text:style-name="P23"><text:span text:style-name="T14">30:</text:span> <text:s text:c="5"/>6 </text:p>
      <text:p text:style-name="P23"><text:span text:style-name="T14">31:</text:span> <text:s text:c="5"/>7 </text:p>
      <text:p text:style-name="P23"><text:span text:style-name="T14">32:</text:span> <text:s text:c="5"/>8 </text:p>
      <text:p text:style-name="P23"><text:span text:style-name="T14">33:</text:span> <text:s text:c="5"/>9 </text:p>
      <text:p text:style-name="P23"><text:span text:style-name="T14">34:</text:span> <text:s text:c="5"/>10</text:p>
      <text:p text:style-name="P33"><text:bookmark-start text:name="DDE_LINK8"/><text:span text:style-name="T14">35:</text:span> <text:s text:c="3"/><text:span text:style-name="T20">%/output</text:span><text:bookmark-end text:name="DDE_LINK8"/></text:p>
      <text:p text:style-name="Text_20_body">In this program, a single variable called <text:span text:style-name="T6">x</text:span> is created. <text:s/>It is used to tell the Echo() function which <text:span text:style-name="T6">integer</text:span> to print and it is also used in th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3">x</text:span><text:span text:style-name="T6"> &lt;= 10</text:span> becomes <text:span text:style-name="T23">1</text:span><text:span text:style-name="T6"> &lt;= 10</text:span> and, since 1 is less than or equal to 10, a value of <text:span text:style-name="T6">True</text:span> is returned by the expression.</text:p>
      <text:p text:style-name="Text_20_body">The While() function sees that th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in MathRider (which can be set in Utilities -&gt; Buffer Options...).</text:p>
      <text:p text:style-name="Preformatted_20_Text"><text:soft-page-break/></text:p>
      <text:p text:style-name="P23"><text:span text:style-name="T14"><text:s/>1:</text:span><text:span text:style-name="T29">%mathpiper</text:span></text:p>
      <text:p text:style-name="P24"><text:s/>2:</text:p>
      <text:p text:style-name="P23"><text:span text:style-name="T14"><text:s/>3:</text:span><text:span text:style-name="T26">// Print the integers from 1 to 100.</text:span></text:p>
      <text:p text:style-name="P24"><text:s/>4:</text:p>
      <text:p text:style-name="P23"><text:span text:style-name="T14"><text:s/>5:</text:span>x <text:span text:style-name="T5">:=</text:span> <text:span text:style-name="T8">1</text:span>;</text:p>
      <text:p text:style-name="P24"><text:s/>6:</text:p>
      <text:p text:style-name="P23"><text:span text:style-name="T14"><text:s/>7:</text:span><text:span text:style-name="T15">While</text:span><text:span text:style-name="T5">(</text:span>x <text:span text:style-name="T5">&lt;=</text:span> <text:span text:style-name="T8">100</text:span><text:span text:style-name="T5">)</text:span></text:p>
      <text:p text:style-name="P23"><text:span text:style-name="T14"><text:s/>8:</text:span>[</text:p>
      <text:p text:style-name="P23"><text:span text:style-name="T14"><text:s/>9:</text:span> <text:s text:c="3"/><text:span text:style-name="T15">Write</text:span><text:span text:style-name="T5">(</text:span>x<text:span text:style-name="T5">)</text:span>;</text:p>
      <text:p text:style-name="P23"><text:span text:style-name="T14">10:</text:span> <text:s text:c="3"/></text:p>
      <text:p text:style-name="P23"><text:span text:style-name="T14">11:</text:span> <text:s text:c="3"/>x <text:span text:style-name="T5">:=</text:span> x <text:span text:style-name="T5">+</text:span> <text:span text:style-name="T8">1</text:span>; <text:s/><text:span text:style-name="T26">//Increment x by 1.</text:span></text:p>
      <text:p text:style-name="P23"><text:span text:style-name="T14">12:</text:span>];</text:p>
      <text:p text:style-name="P24">13:</text:p>
      <text:p text:style-name="P23"><text:span text:style-name="T14">14:</text:span><text:span text:style-name="T29">%/mathpiper</text:span></text:p>
      <text:p text:style-name="P24">15:</text:p>
      <text:p text:style-name="P23"><text:span text:style-name="T14">16:</text:span> <text:s text:c="3"/><text:span text:style-name="T20">%output,preserve="false"</text:span></text:p>
      <text:p text:style-name="P23"><text:span text:style-name="T14">17:</text:span> <text:s text:c="5"/><text:span text:style-name="T20">Result:</text:span> True</text:p>
      <text:p text:style-name="P23"><text:span text:style-name="T14">18:</text:span> <text:s text:c="5"/></text:p>
      <text:p text:style-name="P23"><text:span text:style-name="T14">19:</text:span> <text:s text:c="5"/><text:span text:style-name="T34">Side Effects:</text:span></text:p>
      <text:p text:style-name="P23"><text:span text:style-name="T14">20:</text:span> <text:s text:c="5"/>1 2 3 4 5 6 7 8 9 10 11 12 13 14 15 16 17 18 19 20 21 22 23 </text:p>
      <text:p text:style-name="P23"><text:s text:c="9"/>24 25 26 27 28 29 30 31 32 33 34 35 36 37 38 39 40 41 42 43 </text:p>
      <text:p text:style-name="P23"><text:s text:c="9"/>44 45 46 47 48 49 50 51 52 53 54 55 56 57 58 59 60 61 62 63 </text:p>
      <text:p text:style-name="P23"><text:s text:c="9"/>64 65 66 67 68 69 70 71 72 73 74 75 76 77 78 79 80 81 82 83 </text:p>
      <text:p text:style-name="P23"><text:s text:c="9"/>84 85 86 87 88 89 90 91 92 93 94 95 96 97 98 99 100</text:p>
      <text:p text:style-name="P32"><text:bookmark-start text:name="DDE_LINK9"/><text:span text:style-name="T12">21:</text:span><text:span text:style-name="T10"> <text:s text:c="3"/></text:span><text:span text:style-name="T20">%/output</text:span><text:bookmark-end text:name="DDE_LINK9"/></text:p>
      <text:p text:style-name="Text_20_body">The following program prints the odd integers from 1 to 99 by changing the increment value in the increment expression from <text:span text:style-name="T6">1</text:span> to <text:span text:style-name="T6">2</text:span>:</text:p>
      <text:p text:style-name="Preformatted_20_Text"/>
      <text:p text:style-name="P23"><text:span text:style-name="T14"><text:s/>1:</text:span><text:span text:style-name="T29">%mathpiper</text:span></text:p>
      <text:p text:style-name="P24"><text:s/>2:</text:p>
      <text:p text:style-name="P23"><text:span text:style-name="T14"><text:s/>3:</text:span><text:span text:style-name="T26">//Print the odd integers from 1 to 99.</text:span></text:p>
      <text:p text:style-name="P24"><text:s/>4:</text:p>
      <text:p text:style-name="P23"><text:span text:style-name="T14"><text:s/>5:</text:span>x <text:span text:style-name="T5">:=</text:span> <text:span text:style-name="T8">1</text:span>; </text:p>
      <text:p text:style-name="P24"><text:s/>6:</text:p>
      <text:p text:style-name="P23"><text:span text:style-name="T14"><text:s/>7:</text:span><text:span text:style-name="T15">While</text:span><text:span text:style-name="T5">(</text:span>x <text:span text:style-name="T5">&lt;=</text:span> <text:span text:style-name="T8">100</text:span><text:span text:style-name="T5">)</text:span></text:p>
      <text:p text:style-name="P23"><text:span text:style-name="T14"><text:s/>8:</text:span>[</text:p>
      <text:p text:style-name="P23"><text:span text:style-name="T14"><text:s/>9:</text:span> <text:s text:c="3"/><text:span text:style-name="T15">Write</text:span><text:span text:style-name="T5">(</text:span>x<text:span text:style-name="T5">)</text:span>;</text:p>
      <text:p text:style-name="P23"><text:span text:style-name="T14">10:</text:span> <text:s text:c="3"/>x <text:span text:style-name="T5">:=</text:span> x <text:span text:style-name="T5">+</text:span> <text:span text:style-name="T8">2</text:span>; <text:s/><text:span text:style-name="T26">//Increment x by 2.</text:span></text:p>
      <text:p text:style-name="P23"><text:span text:style-name="T14">11:</text:span>];</text:p>
      <text:p text:style-name="P24">12:</text:p>
      <text:p text:style-name="P23"><text:span text:style-name="T14">13:</text:span><text:span text:style-name="T29">%/mathpiper</text:span></text:p>
      <text:p text:style-name="P24">14:</text:p>
      <text:p text:style-name="P23"><text:span text:style-name="T14">15:</text:span> <text:s text:c="3"/><text:span text:style-name="T20">%output,preserve="false"</text:span></text:p>
      <text:p text:style-name="P23"><text:span text:style-name="T14">16:</text:span> <text:s text:c="5"/><text:span text:style-name="T20">Result:</text:span> True</text:p>
      <text:p text:style-name="P23"><text:span text:style-name="T14">17:</text:span> <text:s text:c="5"/></text:p>
      <text:p text:style-name="P23"><text:span text:style-name="T14">18:</text:span> <text:s text:c="5"/><text:span text:style-name="T34">Side Effects:</text:span></text:p>
      <text:p text:style-name="P23"><text:span text:style-name="T14">19:</text:span> <text:s text:c="5"/>1 3 5 7 9 11 13 15 17 19 21 23 25 27 29 31 33 35 37 39 41 43 </text:p>
      <text:p text:style-name="P23"><text:s text:c="9"/>45 47 49 51 53 55 57 59 61 63 65 67 69 71 73 75 77 79 81 83 </text:p>
      <text:p text:style-name="P23"><text:soft-page-break/><text:s text:c="9"/>85 87 89 91 93 95 97 99</text:p>
      <text:p text:style-name="P32"><text:bookmark-start text:name="DDE_LINK11"/><text:span text:style-name="T12">20:</text:span><text:span text:style-name="T10"> <text:s text:c="3"/></text:span><text:span text:style-name="T20">%/output</text:span><text:bookmark-end text:name="DDE_LINK11"/></text:p>
      <text:p text:style-name="Text_20_body">Finally, the following program prints the numbers from 1 to 100 in reverse order:</text:p>
      <text:p text:style-name="Preformatted_20_Text"/>
      <text:p text:style-name="P23"><text:span text:style-name="T14"><text:s/>1:</text:span><text:span text:style-name="T29">%mathpiper</text:span></text:p>
      <text:p text:style-name="P24"><text:s/>2:</text:p>
      <text:p text:style-name="P23"><text:span text:style-name="T14"><text:s/>3:</text:span><text:span text:style-name="T26">//Print the integers from 1 to 100 in reverse order.</text:span></text:p>
      <text:p text:style-name="P24"><text:s/>4:</text:p>
      <text:p text:style-name="P23"><text:span text:style-name="T14"><text:s/>5:</text:span>x <text:span text:style-name="T5">:=</text:span> <text:span text:style-name="T8">100</text:span>; </text:p>
      <text:p text:style-name="P24"><text:s/>6:</text:p>
      <text:p text:style-name="P23"><text:span text:style-name="T14"><text:s/>7:</text:span><text:span text:style-name="T15">While</text:span><text:span text:style-name="T5">(</text:span>x <text:span text:style-name="T5">&gt;=</text:span> <text:span text:style-name="T8">1</text:span><text:span text:style-name="T5">)</text:span></text:p>
      <text:p text:style-name="P23"><text:span text:style-name="T14"><text:s/>8:</text:span>[</text:p>
      <text:p text:style-name="P23"><text:span text:style-name="T14"><text:s/>9:</text:span> <text:s text:c="3"/><text:span text:style-name="T15">Write</text:span><text:span text:style-name="T5">(</text:span>x<text:span text:style-name="T5">)</text:span>;</text:p>
      <text:p text:style-name="P23"><text:span text:style-name="T14">10:</text:span> <text:s text:c="3"/>x <text:span text:style-name="T5">:=</text:span> x <text:span text:style-name="T5">-</text:span> <text:span text:style-name="T8">1</text:span>; <text:s/><text:span text:style-name="T26">//Decrement x by 1.</text:span></text:p>
      <text:p text:style-name="P23"><text:span text:style-name="T14">11:</text:span>];</text:p>
      <text:p text:style-name="P24">12:</text:p>
      <text:p text:style-name="P23"><text:span text:style-name="T14">13:</text:span><text:span text:style-name="T29">%/mathpiper</text:span></text:p>
      <text:p text:style-name="P24">14:</text:p>
      <text:p text:style-name="P23"><text:span text:style-name="T14">15:</text:span> <text:s text:c="3"/><text:span text:style-name="T20">%output,preserve="false"</text:span></text:p>
      <text:p text:style-name="P23"><text:span text:style-name="T14">16:</text:span> <text:s text:c="5"/><text:span text:style-name="T20">Result:</text:span> True</text:p>
      <text:p text:style-name="P23"><text:span text:style-name="T14">17:</text:span> <text:s text:c="5"/></text:p>
      <text:p text:style-name="P23"><text:span text:style-name="T14">18:</text:span> <text:s text:c="5"/><text:span text:style-name="T34">Side Effects:</text:span></text:p>
      <text:p text:style-name="P23"><text:span text:style-name="T14">19:</text:span> <text:s text:c="6"/>100 99 98 97 96 95 94 93 92 91 90 89 88 87 86 85 84 83 82 </text:p>
      <text:p text:style-name="P23"><text:s text:c="10"/>81 80 79 78 77 76 75 74 73 72 71 70 69 68 67 66 65 64 63 </text:p>
      <text:p text:style-name="P23"><text:s text:c="10"/>62 61 60 59 58 57 56 55 54 53 52 51 50 49 48 47 46 45 44 </text:p>
      <text:p text:style-name="P23"><text:s text:c="10"/>43 42 41 40 39 38 37 36 35 34 33 32 31 30 29 28 27 26 25 </text:p>
      <text:p text:style-name="P23"><text:s text:c="10"/>24 23 22 21 20 19 18 17 16 15 14 13 12 11 10 9 8 7 6 5 4 </text:p>
      <text:p text:style-name="P23"><text:s text:c="10"/>3 2 1</text:p>
      <text:p text:style-name="P32"><text:bookmark-start text:name="DDE_LINK10"/><text:span text:style-name="T12">20:</text:span><text:span text:style-name="T10"> <text:s text:c="3"/></text:span><text:span text:style-name="T20">%/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text:span text:style-name="T9">MathPiper Plugin</text:span> (which has been placed near the upper left part of the application) and then pressing the <text:s/>"<text:span text:style-name="T9">Stop Current Calculation</text:span>" button which it contains. (<text:span text:style-name="T9">Note: currently this </text:span><text:span text:style-name="T9">button only works if MathPiper is executed inside of a %mathpiper fold.</text:span>)</text:p>
      <text:p text:style-name="Text_20_body">Lets experiment with this button by executing a program that contains an infinite loop and then stopping it:</text:p>
      <text:p text:style-name="Standard"/>
      <text:p text:style-name="P23"><text:soft-page-break/><text:span text:style-name="T14"><text:s/>1:</text:span><text:span text:style-name="T29">%mathpiper</text:span></text:p>
      <text:p text:style-name="P24"><text:s/>2:</text:p>
      <text:p text:style-name="P23"><text:span text:style-name="T14"><text:s/>3:</text:span><text:span text:style-name="T26">//Infinite loop example program.</text:span></text:p>
      <text:p text:style-name="P24"><text:s/>4:</text:p>
      <text:p text:style-name="P23"><text:span text:style-name="T14"><text:s/>5:</text:span>x <text:span text:style-name="T5">:=</text:span> <text:span text:style-name="T8">1</text:span>;</text:p>
      <text:p text:style-name="P23"><text:span text:style-name="T14"><text:s/>6:</text:span><text:span text:style-name="T15">While</text:span><text:span text:style-name="T5">(</text:span>x <text:span text:style-name="T5">&lt;</text:span> <text:span text:style-name="T8">10</text:span><text:span text:style-name="T5">)</text:span></text:p>
      <text:p text:style-name="P23"><text:span text:style-name="T14"><text:s/>7:</text:span>[</text:p>
      <text:p text:style-name="P23"><text:span text:style-name="T14"><text:s/>8:</text:span> <text:s text:c="3"/>answer <text:span text:style-name="T5">:=</text:span> x <text:span text:style-name="T5">+</text:span> <text:span text:style-name="T8">1</text:span>;</text:p>
      <text:p text:style-name="P23"><text:span text:style-name="T14"><text:s/>9:</text:span>];</text:p>
      <text:p text:style-name="P24">10:</text:p>
      <text:p text:style-name="P23"><text:span text:style-name="T14">11:</text:span><text:span text:style-name="T29">%/mathpiper</text:span></text:p>
      <text:p text:style-name="P24">12:</text:p>
      <text:p text:style-name="P23"><text:span text:style-name="T14">13:</text:span> <text:s text:c="3"/><text:span text:style-name="T20">%output,preserve="false"</text:span></text:p>
      <text:p text:style-name="P23"><text:span text:style-name="T14">14:</text:span> <text:s text:c="5"/>Processing...</text:p>
      <text:p text:style-name="P33"><text:bookmark-start text:name="DDE_LINK12"/><text:span text:style-name="T14">15:</text:span> <text:s text:c="3"/><text:span text:style-name="T20">%/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text:span><text:span text:style-name="T9">Calculation</text:span>" button. <text:s/>When the program is interrupted, the %output fold will display the message "<text:span text:style-name="T9">User interrupted calculation</text:span>" to indicate that the program was interrupted.</text:p>
      <text:h text:style-name="Heading_20_2" text:outline-level="2">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0">Result&gt; True</text:p>
      <text:p text:style-name="Preformatted_20_Text"/>
      <text:p text:style-name="Preformatted_20_Text">In&gt; IsEven(5)</text:p>
      <text:p text:style-name="P20">Result&gt; False</text:p>
      <text:p text:style-name="Preformatted_20_Text"/>
      <text:p text:style-name="Preformatted_20_Text">In&gt; IsZero(0)</text:p>
      <text:p text:style-name="P20">Result&gt; True</text:p>
      <text:p text:style-name="Preformatted_20_Text"/>
      <text:p text:style-name="Preformatted_20_Text">In&gt; IsZero(1)</text:p>
      <text:p text:style-name="P20">Result&gt; False</text:p>
      <text:p text:style-name="Preformatted_20_Text"/>
      <text:p text:style-name="Preformatted_20_Text">In&gt; IsNegativeInteger(-1)</text:p>
      <text:p text:style-name="P20">Result&gt; True</text:p>
      <text:p text:style-name="Preformatted_20_Text"/>
      <text:p text:style-name="Preformatted_20_Text"><text:soft-page-break/>In&gt; IsNegativeInteger(1)</text:p>
      <text:p text:style-name="P20">Result&gt; False</text:p>
      <text:p text:style-name="Preformatted_20_Text"/>
      <text:p text:style-name="Preformatted_20_Text">In&gt; IsPrime(7)</text:p>
      <text:p text:style-name="P20">Result&gt; True</text:p>
      <text:p text:style-name="P20"/>
      <text:p text:style-name="Preformatted_20_Text">In&gt; IsPrime(100)</text:p>
      <text:p text:style-name="P20">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0">Result&gt; a</text:p>
      <text:p text:style-name="Preformatted_20_Text"/>
      <text:p text:style-name="Preformatted_20_Text">In&gt; IsBound(a)</text:p>
      <text:p text:style-name="P20">Result&gt; False</text:p>
      <text:p text:style-name="Preformatted_20_Text"/>
      <text:p text:style-name="Preformatted_20_Text">In&gt; a := 1</text:p>
      <text:p text:style-name="P20">Result&gt; 1</text:p>
      <text:p text:style-name="Preformatted_20_Text"/>
      <text:p text:style-name="Preformatted_20_Text">In&gt; IsBound(a)</text:p>
      <text:p text:style-name="P20">Result&gt; True</text:p>
      <text:p text:style-name="Preformatted_20_Text"/>
      <text:p text:style-name="Preformatted_20_Text">In&gt; Clear(a)</text:p>
      <text:p text:style-name="P20">Result&gt; True</text:p>
      <text:p text:style-name="Preformatted_20_Text"/>
      <text:p text:style-name="Preformatted_20_Text">In&gt; a</text:p>
      <text:p text:style-name="P20">Result&gt; a</text:p>
      <text:p text:style-name="P20"/>
      <text:p text:style-name="Preformatted_20_Text">In&gt; IsBound(a)</text:p>
      <text:p text:style-name="P20">Result&gt; False</text:p>
      <text:h text:style-name="Heading_20_2" text:outline-level="2">Exercises</text:h>
      <text:h text:style-name="Heading_20_1" text:outline-level="1">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text:span text:style-name="T6">braces {}</text:span>. <text:s/>The following program creates a list that contains various expressions and assigns it to the variable x:</text:p>
      <text:p text:style-name="Preformatted_20_Text"/>
      <text:p text:style-name="Preformatted_20_Text">In&gt; <text:bookmark-start text:name="DDE_LINK15"/>x := {7,42,"Hello",1/2,var}<text:bookmark-end text:name="DDE_LINK15"/></text:p>
      <text:p text:style-name="P20">Result&gt; {7,42,"Hello",1/2,var}</text:p>
      <text:p text:style-name="Preformatted_20_Text"/>
      <text:p text:style-name="Preformatted_20_Text">In&gt; x</text:p>
      <text:p text:style-name="P20">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0">Result&gt; 5</text:p>
      <text:p text:style-name="Preformatted_20_Text"/>
      <text:p text:style-name="Text_20_body">A single expression in a list can be accessed by placing a set of <text:span text:style-name="T6">brackets </text:span><text:span text:style-name="T11">[]</text:span> to the right of the variable and then putting the expression's position number inside of the brackets (Notice that the first expression in the list is at position 1 counting from the left side of the list): </text:p>
      <text:p text:style-name="Preformatted_20_Text"/>
      <text:p text:style-name="Preformatted_20_Text">In&gt; x[1]</text:p>
      <text:p text:style-name="P20">Result&gt; 7</text:p>
      <text:p text:style-name="Preformatted_20_Text"/>
      <text:p text:style-name="Preformatted_20_Text">In&gt; x[2]</text:p>
      <text:p text:style-name="P20">Result&gt; 42</text:p>
      <text:p text:style-name="Preformatted_20_Text"/>
      <text:p text:style-name="Preformatted_20_Text">In&gt; x[3]</text:p>
      <text:p text:style-name="P20">Result&gt; "Hello"</text:p>
      <text:p text:style-name="Preformatted_20_Text"/>
      <text:p text:style-name="Preformatted_20_Text">In&gt; x[4]</text:p>
      <text:p text:style-name="P20">Result&gt; 1/2</text:p>
      <text:p text:style-name="Preformatted_20_Text"/>
      <text:p text:style-name="Preformatted_20_Text">In&gt; x[5]</text:p>
      <text:p text:style-name="P20">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 <text:soft-page-break/><text:span text:style-name="T6">variable</text:span>. <text:s/>Lists can also hold other lists as shown in the following example:</text:p>
      <text:p text:style-name="Preformatted_20_Text"/>
      <text:p text:style-name="Preformatted_20_Text">In&gt; x := {20, 30, {31, 32, 33}, 40}</text:p>
      <text:p text:style-name="P20">Result&gt; {20,30,{31,32,33},40}</text:p>
      <text:p text:style-name="Preformatted_20_Text"/>
      <text:p text:style-name="Preformatted_20_Text">In&gt; x[1]</text:p>
      <text:p text:style-name="P20">Result&gt; 20</text:p>
      <text:p text:style-name="Preformatted_20_Text"/>
      <text:p text:style-name="Preformatted_20_Text">In&gt; x[2]</text:p>
      <text:p text:style-name="P20">Result&gt; 30</text:p>
      <text:p text:style-name="Preformatted_20_Text"/>
      <text:p text:style-name="Preformatted_20_Text">In&gt; x[3]</text:p>
      <text:p text:style-name="P20">Result&gt; {31,32,33}</text:p>
      <text:p text:style-name="Preformatted_20_Text"/>
      <text:p text:style-name="Preformatted_20_Text">In&gt; x[4]</text:p>
      <text:p text:style-name="P20">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An expression in this second list can be accessed by two two sets of brackets:</text:p>
      <text:p text:style-name="Preformatted_20_Text"/>
      <text:p text:style-name="Preformatted_20_Text">In&gt; x[3][2]</text:p>
      <text:p text:style-name="P20">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3"><text:span text:style-name="T14"><text:s/>1:</text:span><text:span text:style-name="T29">%mathpiper</text:span></text:p>
      <text:p text:style-name="P24"><text:s/>2:</text:p>
      <text:p text:style-name="P23"><text:span text:style-name="T14"><text:s/>3:</text:span><text:span text:style-name="T26">//Print each in in the list.</text:span></text:p>
      <text:p text:style-name="P24"><text:s/>4:</text:p>
      <text:p text:style-name="P23"><text:span text:style-name="T14"><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3"><text:span text:style-name="T14"><text:s/>6:</text:span>y <text:span text:style-name="T5">:=</text:span> <text:span text:style-name="T8">1</text:span>;</text:p>
      <text:p text:style-name="P24"><text:s/>7:</text:p>
      <text:p text:style-name="P23"><text:span text:style-name="T14"><text:s/>8:</text:span><text:span text:style-name="T15">While</text:span><text:span text:style-name="T5">(</text:span>y <text:span text:style-name="T5">&lt;=</text:span> <text:span text:style-name="T8">9</text:span><text:span text:style-name="T5">)</text:span></text:p>
      <text:p text:style-name="P23"><text:span text:style-name="T14"><text:s/>9:</text:span>[</text:p>
      <text:p text:style-name="P23"><text:span text:style-name="T14">10:</text:span> <text:s text:c="3"/><text:span text:style-name="T15">Echo</text:span><text:span text:style-name="T5">(</text:span>y, <text:span text:style-name="T17">"- "</text:span>, x[y]<text:span text:style-name="T5">)</text:span>;</text:p>
      <text:p text:style-name="P23"><text:span text:style-name="T14">11:</text:span> <text:s text:c="3"/>y <text:span text:style-name="T5">:=</text:span> y <text:span text:style-name="T5">+</text:span> <text:span text:style-name="T8">1</text:span>;</text:p>
      <text:p text:style-name="P23"><text:span text:style-name="T14">12:</text:span>];</text:p>
      <text:p text:style-name="P24">13:</text:p>
      <text:p text:style-name="P23"><text:soft-page-break/><text:span text:style-name="T14">14:</text:span><text:span text:style-name="T29">%/mathpiper</text:span></text:p>
      <text:p text:style-name="P24">15:</text:p>
      <text:p text:style-name="P23"><text:span text:style-name="T14">16:</text:span> <text:s text:c="3"/><text:span text:style-name="T20">%output,preserve="false"</text:span></text:p>
      <text:p text:style-name="P23"><text:span text:style-name="T14">17:</text:span> <text:s text:c="5"/><text:span text:style-name="T20">Result:</text:span> True</text:p>
      <text:p text:style-name="P23"><text:span text:style-name="T14">18:</text:span> <text:s text:c="5"/></text:p>
      <text:p text:style-name="P23"><text:span text:style-name="T14">19:</text:span> <text:s text:c="5"/><text:span text:style-name="T34">Side Effects:</text:span></text:p>
      <text:p text:style-name="P23"><text:span text:style-name="T14">20:</text:span> <text:s text:c="5"/>1 - 55 </text:p>
      <text:p text:style-name="P23"><text:span text:style-name="T14">21:</text:span> <text:s text:c="5"/>2 - 93 </text:p>
      <text:p text:style-name="P23"><text:span text:style-name="T14">22:</text:span> <text:s text:c="5"/>3 - 40 </text:p>
      <text:p text:style-name="P23"><text:span text:style-name="T14">23:</text:span> <text:s text:c="5"/>4 - 21 </text:p>
      <text:p text:style-name="P23"><text:span text:style-name="T14">24:</text:span> <text:s text:c="5"/>5 - 7 </text:p>
      <text:p text:style-name="P23"><text:span text:style-name="T14">25:</text:span> <text:s text:c="5"/>6 - 24 </text:p>
      <text:p text:style-name="P23"><text:span text:style-name="T14">26:</text:span> <text:s text:c="5"/>7 - 15 </text:p>
      <text:p text:style-name="P23"><text:span text:style-name="T14">27:</text:span> <text:s text:c="5"/>8 - 14 </text:p>
      <text:p text:style-name="P23"><text:span text:style-name="T14">28:</text:span> <text:s text:c="5"/>9 - 82</text:p>
      <text:p text:style-name="P33"><text:span text:style-name="T21">29:</text:span><text:span text:style-name="T24">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3"><text:span text:style-name="T14"><text:s/>1:</text:span><text:span text:style-name="T29">%mathpiper</text:span></text:p>
      <text:p text:style-name="P24"><text:s/>2:</text:p>
      <text:p text:style-name="P23"><text:span text:style-name="T14"><text:s/>3:</text:span><text:span text:style-name="T26">//Determine if 53 is in the list.</text:span></text:p>
      <text:p text:style-name="P24"><text:s/>4:</text:p>
      <text:p text:style-name="P23"><text:span text:style-name="T14"><text:s/>5:</text:span><text:span text:style-name="T35">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3"><text:span text:style-name="T14"><text:s/>6:</text:span><text:span text:style-name="T35">index</text:span> <text:span text:style-name="T5">:=</text:span> <text:span text:style-name="T8">1</text:span>;</text:p>
      <text:p text:style-name="P24"><text:s/>7:</text:p>
      <text:p text:style-name="P23"><text:span text:style-name="T14"><text:s/>8:</text:span><text:span text:style-name="T15">While</text:span><text:span text:style-name="T5">(</text:span><text:span text:style-name="T7">index</text:span> <text:span text:style-name="T5">&lt;=</text:span> <text:span text:style-name="T8">10</text:span><text:span text:style-name="T5">)</text:span></text:p>
      <text:p text:style-name="P23"><text:span text:style-name="T14"><text:s/>9:</text:span>[</text:p>
      <text:p text:style-name="P23"><text:span text:style-name="T14">10:</text:span> <text:s text:c="3"/><text:span text:style-name="T15">If</text:span><text:span text:style-name="T5">(</text:span><text:span text:style-name="T7">testList</text:span>[index] <text:span text:style-name="T5">=</text:span> <text:span text:style-name="T8">53</text:span>,</text:p>
      <text:p text:style-name="P23"><text:span text:style-name="T14">11:</text:span> <text:s text:c="7"/><text:span text:style-name="T15">Echo</text:span><text:span text:style-name="T5">(</text:span><text:span text:style-name="T17">"53 was found in the list at position"</text:span>, index<text:span text:style-name="T5">))</text:span>;</text:p>
      <text:p text:style-name="P23"><text:span text:style-name="T14">12:</text:span> <text:s text:c="7"/></text:p>
      <text:p text:style-name="P23"><text:span text:style-name="T14">13:</text:span> <text:s text:c="3"/>index <text:span text:style-name="T5">:=</text:span> index <text:span text:style-name="T5">+</text:span> <text:span text:style-name="T8">1</text:span>;</text:p>
      <text:p text:style-name="P23"><text:span text:style-name="T14">14:</text:span>];</text:p>
      <text:p text:style-name="P24">15:</text:p>
      <text:p text:style-name="P23"><text:span text:style-name="T14">16:</text:span><text:span text:style-name="T29">%/mathpiper</text:span></text:p>
      <text:p text:style-name="P24">17:</text:p>
      <text:p text:style-name="P23"><text:span text:style-name="T14">18:</text:span> <text:s text:c="3"/><text:span text:style-name="T20">%output,preserve="false"</text:span></text:p>
      <text:p text:style-name="P23"><text:span text:style-name="T14">19:</text:span> <text:s text:c="5"/><text:span text:style-name="T20">Result:</text:span> True</text:p>
      <text:p text:style-name="P23"><text:span text:style-name="T14">20:</text:span> <text:s text:c="5"/></text:p>
      <text:p text:style-name="P23"><text:span text:style-name="T14">21:</text:span> <text:s text:c="5"/><text:span text:style-name="T34">Side Effects:</text:span></text:p>
      <text:p text:style-name="P23"><text:span text:style-name="T14">22:</text:span> <text:s text:c="5"/>53 was found in the list at position 5</text:p>
      <text:p text:style-name="P33"><text:bookmark-start text:name="DDE_LINK13"/><text:span text:style-name="T14">23:</text:span> <text:s text:c="3"/><text:span text:style-name="T20">%/output</text:span><text:bookmark-end text:name="DDE_LINK13"/></text:p>
      <text:p text:style-name="Text_20_body">When this program was executed, it determined that <text:span text:style-name="T11">53</text:span> was present in the list at position <text:span text:style-name="T6">5</text:span>.</text:p>
      <text:h text:style-name="Heading_20_3" text:outline-level="3"><text:soft-page-break/>Exercises</text:h>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32">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3"><text:span text:style-name="T14"><text:s/>1:</text:span><text:span text:style-name="T29">%mathpiper</text:span></text:p>
      <text:p text:style-name="P24"><text:s/>2:</text:p>
      <text:p text:style-name="P23"><text:span text:style-name="T14"><text:s/>3:</text:span><text:span text:style-name="T26">//Print all values in a list.</text:span></text:p>
      <text:p text:style-name="P24"><text:s/>4:</text:p>
      <text:p text:style-name="P23"><text:span text:style-name="T14"><text:s/>5:</text:span><text:span text:style-name="T15">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3"><text:span text:style-name="T14"><text:s/>6:</text:span>[</text:p>
      <text:p text:style-name="P23"><text:span text:style-name="T14"><text:s/>7:</text:span> <text:s text:c="3"/><text:span text:style-name="T15">Echo</text:span><text:span text:style-name="T5">(</text:span>x<text:span text:style-name="T5">)</text:span>; </text:p>
      <text:p text:style-name="P23"><text:span text:style-name="T14"><text:s/>8:</text:span>];</text:p>
      <text:p text:style-name="P24"><text:s/>9:</text:p>
      <text:p text:style-name="P23"><text:span text:style-name="T14">10:</text:span><text:span text:style-name="T29">%/mathpiper</text:span></text:p>
      <text:p text:style-name="P24">11:</text:p>
      <text:p text:style-name="P23"><text:span text:style-name="T14">12:</text:span> <text:s text:c="3"/><text:span text:style-name="T20">%output,preserve="false"</text:span></text:p>
      <text:p text:style-name="P23"><text:span text:style-name="T14">13:</text:span> <text:s text:c="5"/><text:span text:style-name="T20">Result:</text:span> True</text:p>
      <text:p text:style-name="P23"><text:span text:style-name="T14">14:</text:span> <text:s text:c="5"/></text:p>
      <text:p text:style-name="P23"><text:span text:style-name="T14">15:</text:span> <text:s text:c="5"/><text:span text:style-name="T34">Side Effects:</text:span></text:p>
      <text:p text:style-name="P23"><text:span text:style-name="T14">16:</text:span> <text:s text:c="5"/>50 </text:p>
      <text:p text:style-name="P23"><text:span text:style-name="T14">17:</text:span> <text:s text:c="5"/>51 </text:p>
      <text:p text:style-name="P23"><text:span text:style-name="T14">18:</text:span> <text:s text:c="5"/>52 </text:p>
      <text:p text:style-name="P23"><text:span text:style-name="T14">19:</text:span> <text:s text:c="5"/>53 </text:p>
      <text:p text:style-name="P23"><text:span text:style-name="T14">20:</text:span> <text:s text:c="5"/>54 </text:p>
      <text:p text:style-name="P23"><text:span text:style-name="T14">21:</text:span> <text:s text:c="5"/>55 </text:p>
      <text:p text:style-name="P23"><text:span text:style-name="T14">22:</text:span> <text:s text:c="5"/>56 </text:p>
      <text:p text:style-name="P23"><text:span text:style-name="T14">23:</text:span> <text:s text:c="5"/>57 </text:p>
      <text:p text:style-name="P23"><text:span text:style-name="T14">24:</text:span> <text:s text:c="5"/>58 </text:p>
      <text:p text:style-name="P23"><text:span text:style-name="T14">25:</text:span> <text:s text:c="5"/>59</text:p>
      <text:p text:style-name="P32"><text:span text:style-name="T12">26:</text:span><text:span text:style-name="T10"> <text:s text:c="3"/></text:span><text:span text:style-name="T20">%/output</text:span></text:p>
      <text:h text:style-name="Heading_20_3" text:outline-level="3">Exercises</text:h>
      <text:h text:style-name="Heading_20_1" text:outline-level="1">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2" text:outline-level="2">TableForm()</text:h>
      <table:table table:name="Table39" table:style-name="Table39">
        <table:table-column table:style-name="Table39.A"/>
        <table:table-row>
          <table:table-cell table:style-name="Table39.A1" office:value-type="string">
            <text:p text:style-name="P32">TableForm(list)</text:p>
          </table:table-cell>
        </table:table-row>
      </table:table>
      <text:p text:style-name="Preformatted_20_Text"/>
      <text:p text:style-name="Text_20_body">The TableForm() function prints the contents of a list in the form of a table. <text:s/>Each member in the list is printed on its own line and this makes the contents of the lest easier to read:</text:p>
      <text:p text:style-name="Preformatted_20_Text"/>
      <text:p text:style-name="Preformatted_20_Text">In&gt; testList := {<text:span text:style-name="T10">2,4,6,8,10,12,14,16,18,20}</text:span></text:p>
      <text:p text:style-name="P20">Result&gt; {2,4,6,8,10,12,14,16,18,20}</text:p>
      <text:p text:style-name="Preformatted_20_Text"/>
      <text:p text:style-name="Preformatted_20_Text">In&gt; TableForm(testList)</text:p>
      <text:p text:style-name="P20">Result&gt; True</text:p>
      <text:p text:style-name="P27">Side Effects&gt;</text:p>
      <text:p text:style-name="P27">2</text:p>
      <text:p text:style-name="P27">4</text:p>
      <text:p text:style-name="P27">6</text:p>
      <text:p text:style-name="P27">8</text:p>
      <text:p text:style-name="P27">10</text:p>
      <text:p text:style-name="P27">12</text:p>
      <text:p text:style-name="P27">14</text:p>
      <text:p text:style-name="P27">16</text:p>
      <text:p text:style-name="P27">18</text:p>
      <text:p text:style-name="P27">20</text:p>
      <text:h text:style-name="Heading_20_2" text:outline-level="2">The .. Range Operator</text:h>
      <table:table table:name="Table14" table:style-name="Table14">
        <table:table-column table:style-name="Table14.A"/>
        <table:table-row>
          <table:table-cell table:style-name="Table14.A1" office:value-type="string">
            <text:p text:style-name="P32">first .. last</text:p>
          </table:table-cell>
        </table:table-row>
      </table:table>
      <text:p text:style-name="Preformatted_20_Text"/>
      <text:p text:style-name="Text_20_body">One often needs to create a list of consecutive integers and the <text:span text:style-name="T6">..</text:span> range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0">Result&gt; {1,2,3,4,5,6,7,8,9,10}</text:p>
      <text:p text:style-name="Preformatted_20_Text"/>
      <text:p text:style-name="Preformatted_20_Text"><text:soft-page-break/>In&gt; 10 .. 1</text:p>
      <text:p text:style-name="P20">Result&gt; {10,9,8,7,6,5,4,3,2,1}</text:p>
      <text:p text:style-name="Preformatted_20_Text"/>
      <text:p text:style-name="Preformatted_20_Text">In&gt; -10 .. 10</text:p>
      <text:p text:style-name="P20">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2" text:outline-level="2">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2">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0">Result&gt; True</text:p>
      <text:p text:style-name="Preformatted_20_Text"/>
      <text:p text:style-name="Preformatted_20_Text">In&gt; Contains({50,51,52,53,54,55,56,57,58,59}, 75)</text:p>
      <text:p text:style-name="P20">Result&gt; False</text:p>
      <text:p text:style-name="Preformatted_20_Text"/>
      <text:p text:style-name="Text_20_body">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0">Result&gt; True</text:p>
      <text:p text:style-name="P20"/>
      <text:h text:style-name="Heading_20_2" text:outline-level="2">Find()</text:h>
      <table:table table:name="Table11" table:style-name="Table11">
        <table:table-column table:style-name="Table11.A"/>
        <table:table-row>
          <table:table-cell table:style-name="Table11.A1" office:value-type="string">
            <text:p text:style-name="P32">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0">Result&gt; 2</text:p>
      <text:p text:style-name="P23"/>
      <text:p text:style-name="P23"><text:soft-page-break/>In&gt; Find({23, 15, 67, 98, 64}, 8)</text:p>
      <text:p text:style-name="P20">Result&gt; -1</text:p>
      <text:p text:style-name="P20"/>
      <text:h text:style-name="Heading_20_2" text:outline-level="2">Count()</text:h>
      <table:table table:name="Table12" table:style-name="Table12">
        <table:table-column table:style-name="Table12.A"/>
        <table:table-row>
          <table:table-cell table:style-name="Table12.A1" office:value-type="string">
            <text:p text:style-name="P32">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0">Result&gt; {a,b,b,c,c,c,d,d,d,d,e,e,e,e,e}</text:p>
      <text:p text:style-name="Preformatted_20_Text"/>
      <text:p text:style-name="Preformatted_20_Text">In&gt; Count(testList, c)</text:p>
      <text:p text:style-name="P20">Result&gt; 3</text:p>
      <text:p text:style-name="Preformatted_20_Text"/>
      <text:p text:style-name="Preformatted_20_Text">In&gt; Count(testList, e)</text:p>
      <text:p text:style-name="P20">Result&gt; 5</text:p>
      <text:p text:style-name="P20"/>
      <text:p text:style-name="P23">In&gt; Count(testList, z)</text:p>
      <text:p text:style-name="P20">Result&gt; 0</text:p>
      <text:p text:style-name="Preformatted_20_Text"/>
      <text:h text:style-name="Heading_20_2" text:outline-level="2">Select()</text:h>
      <table:table table:name="Table13" table:style-name="Table13">
        <table:table-column table:style-name="Table13.A"/>
        <table:table-row>
          <table:table-cell table:style-name="Table13.A1" office:value-type="string">
            <text:p text:style-name="P32">Select(predicate function, list)</text:p>
          </table:table-cell>
        </table:table-row>
      </table:table>
      <text:p text:style-name="Text_20_body"/>
      <text:p text:style-name="Text_20_body"><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0">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0">Result&gt; {33,99,67,65}</text:p>
      <text:p text:style-name="Preformatted_20_Text"/>
      <text:p text:style-name="Preformatted_20_Text">In&gt; Select("IsEven", {16,14,82,92,33,74,99,67,65,52})</text:p>
      <text:p text:style-name="P20">Result&gt; {16,14,82,92,74,52}</text:p>
      <text:p text:style-name="Preformatted_20_Text"/>
      <text:p text:style-name="Preformatted_20_Text">In&gt; Select("IsPrime", 1 .. 75)</text:p>
      <text:p text:style-name="P20"><text:soft-page-break/>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2" text:outline-level="2">The Nth() Function &amp; The [] Operator</text:h>
      <table:table table:name="Table15" table:style-name="Table15">
        <table:table-column table:style-name="Table15.A"/>
        <table:table-row>
          <table:table-cell table:style-name="Table15.A1" office:value-type="string">
            <text:p text:style-name="P32">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0">Result&gt; {a,b,c,d,e,f,g}</text:p>
      <text:p text:style-name="Preformatted_20_Text"/>
      <text:p text:style-name="Preformatted_20_Text">In&gt; Nth(testList, 3)</text:p>
      <text:p text:style-name="P20">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In&gt; testList[3]</text:p>
      <text:p text:style-name="P20">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0">Result&gt; c</text:p>
      <text:p text:style-name="P20"/>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32">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0">Result&gt; {21,22,23}</text:p>
      <text:p text:style-name="Preformatted_20_Text"/>
      <text:p text:style-name="Preformatted_20_Text">In&gt; Append(testList, 24)</text:p>
      <text:p text:style-name="P20">Result&gt; {21,22,23,24}</text:p>
      <text:p text:style-name="Preformatted_20_Text"/>
      <text:p text:style-name="Text_20_body"><text:soft-page-break/>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evaluating the variable <text:span text:style-name="T6">testList</text:span> after the Append() function has been called:</text:p>
      <text:p text:style-name="Preformatted_20_Text"/>
      <text:p text:style-name="Preformatted_20_Text">In&gt; testList</text:p>
      <text:p text:style-name="P20">Result&gt; {21,22,23}</text:p>
      <text:p text:style-name="Preformatted_20_Text"/>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0">Result&gt; {21,22,23}</text:p>
      <text:p text:style-name="Preformatted_20_Text"/>
      <text:p text:style-name="Preformatted_20_Text">In&gt; testList := Append(testList, 24)</text:p>
      <text:p text:style-name="P20">Result&gt; {21,22,23,24}</text:p>
      <text:p text:style-name="Preformatted_20_Text"/>
      <text:p text:style-name="Preformatted_20_Text">In&gt; testList</text:p>
      <text:p text:style-name="P20">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13">it is recommended that destructive functions should be used with care.</text:span> <text:s/></text:p>
      <text:h text:style-name="Heading_20_2" text:outline-level="2">The : Prepend Operator</text:h>
      <table:table table:name="Table28" table:style-name="Table28">
        <table:table-column table:style-name="Table28.A"/>
        <table:table-row>
          <table:table-cell table:style-name="Table28.A1" office:value-type="string">
            <text:p text:style-name="P32">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0">Result&gt; {b,c,d}</text:p>
      <text:p text:style-name="Preformatted_20_Text"/>
      <text:p text:style-name="Preformatted_20_Text">In&gt; testList := a:testList</text:p>
      <text:p text:style-name="P20">Result&gt; {a,b,c,d}</text:p>
      <text:p text:style-name="Preformatted_20_Text"/>
      <text:h text:style-name="Heading_20_2" text:outline-level="2"><text:soft-page-break/>Concat()</text:h>
      <table:table table:name="Table27" table:style-name="Table27">
        <table:table-column table:style-name="Table27.A"/>
        <table:table-row table:style-name="Table27.1">
          <table:table-cell table:style-name="Table27.A1" office:value-type="string">
            <text:p text:style-name="P32">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
      <text:p text:style-name="Preformatted_20_Text">In&gt; Concat({a,b,c}, {1,2,3}, {x,y,z})</text:p>
      <text:p text:style-name="P20">Result&gt; {a,b,c,1,2,3,x,y,z}</text:p>
      <text:p text:style-name="Preformatted_20_Text"/>
      <text:h text:style-name="Heading_20_2" text:outline-level="2">Insert(), Delete(), &amp; Replace()</text:h>
      <table:table table:name="Table17" table:style-name="Table17">
        <table:table-column table:style-name="Table17.A"/>
        <table:table-row>
          <table:table-cell table:style-name="Table17.A1" office:value-type="string">
            <text:p text:style-name="P32">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2">Delete(list, index)</text:p>
          </table:table-cell>
        </table:table-row>
      </table:table>
      <text:p text:style-name="Text_20_body"/>
      <table:table table:name="Table23" table:style-name="Table23">
        <table:table-column table:style-name="Table23.A"/>
        <table:table-row>
          <table:table-cell table:style-name="Table23.A1" office:value-type="string">
            <text:p text:style-name="P32">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0">Result&gt; {a,b,c,d,e,f,g}</text:p>
      <text:p text:style-name="Preformatted_20_Text"/>
      <text:p text:style-name="Preformatted_20_Text">In&gt; testList := Insert(testList, 4, 123)</text:p>
      <text:p text:style-name="P20">Result&gt; {a,b,c,123,d,e,f,g}</text:p>
      <text:p text:style-name="Preformatted_20_Text"/>
      <text:p text:style-name="Preformatted_20_Text">In&gt; testList := Delete(testList, 4)</text:p>
      <text:p text:style-name="P20">Result&gt; {a,b,c,d,e,f,g}</text:p>
      <text:p text:style-name="Preformatted_20_Text"/>
      <text:p text:style-name="Preformatted_20_Text">In&gt; testList := Replace(testList, 4, xxx)</text:p>
      <text:p text:style-name="P20">Result&gt; {a,b,c,xxx,e,f,g}</text:p>
      <text:p text:style-name="Preformatted_20_Text"/>
      <text:h text:style-name="Heading_20_2" text:outline-level="2">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2">Take(list, {begin_index,end_index})</text:p>
          </table:table-cell>
        </table:table-row>
      </table:table>
      <text:p text:style-name="Text_20_body"><text:soft-page-break/></text:p>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0">Result&gt; {a,b,c,d,e,f,g}</text:p>
      <text:p text:style-name="Preformatted_20_Text"/>
      <text:p text:style-name="Preformatted_20_Text">In&gt; Take(testList, 3)</text:p>
      <text:p text:style-name="P20">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0">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0">Result&gt; {c,d,e}</text:p>
      <text:p text:style-name="Preformatted_20_Text"/>
      <text:h text:style-name="Heading_20_2" text:outline-level="2">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2">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0">Result&gt; {a,b,c,d,e,f,g}</text:p>
      <text:p text:style-name="Preformatted_20_Text"/>
      <text:p text:style-name="P23">In&gt; Drop(testList, 3)</text:p>
      <text:p text:style-name="P20">Result&gt; {d,e,f,g}</text:p>
      <text:p text:style-name="Preformatted_20_Text"><text:soft-page-break/></text:p>
      <text:p text:style-name="Text_20_body">A <text:span text:style-name="T6">negative</text:span> integer passed to Drop() indicates how many expressions should be dropped from the <text:span text:style-name="T6">end</text:span> of a list:</text:p>
      <text:p text:style-name="Preformatted_20_Text"/>
      <text:p text:style-name="P23">In&gt; Drop(testList, -3)</text:p>
      <text:p text:style-name="P20">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3">In&gt; Drop(testList, {3,5})</text:p>
      <text:p text:style-name="P20">Result&gt; {a,b,f,g}</text:p>
      <text:p text:style-name="P20"/>
      <text:h text:style-name="Heading_20_2" text:outline-level="2">FillList()</text:h>
      <table:table table:name="Table21" table:style-name="Table21">
        <table:table-column table:style-name="Table21.A"/>
        <table:table-row>
          <table:table-cell table:style-name="Table21.A1" office:value-type="string">
            <text:p text:style-name="P32">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0">Result&gt; {a,a,a,a,a}</text:p>
      <text:p text:style-name="Preformatted_20_Text"/>
      <text:p text:style-name="Preformatted_20_Text">In&gt; FillList(42,8)</text:p>
      <text:p text:style-name="P20">Result&gt; {42,42,42,42,42,42,42,42}</text:p>
      <text:p text:style-name="Preformatted_20_Text"/>
      <text:h text:style-name="Heading_20_2" text:outline-level="2">RemoveDuplicates()</text:h>
      <table:table table:name="Table22" table:style-name="Table22">
        <table:table-column table:style-name="Table22.A"/>
        <table:table-row>
          <table:table-cell table:style-name="Table22.A1" office:value-type="string">
            <text:p text:style-name="P32">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0">Result&gt; {a,a,b,c,c,b,b,a,b,c,c}</text:p>
      <text:p text:style-name="Preformatted_20_Text"/>
      <text:p text:style-name="Preformatted_20_Text">In&gt; RemoveDuplicates(testList)</text:p>
      <text:p text:style-name="P20">Result&gt; {a,b,c}</text:p>
      <text:p text:style-name="Preformatted_20_Text"/>
      <text:h text:style-name="Heading_20_2" text:outline-level="2"><text:soft-page-break/>Reverse()</text:h>
      <table:table table:name="Table24" table:style-name="Table24">
        <table:table-column table:style-name="Table24.A"/>
        <table:table-row>
          <table:table-cell table:style-name="Table24.A1" office:value-type="string">
            <text:p text:style-name="P32">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0">Result&gt; {a,b,c,d,e,f,g,h}</text:p>
      <text:p text:style-name="Preformatted_20_Text"/>
      <text:p text:style-name="Preformatted_20_Text">In&gt; Reverse(testList)</text:p>
      <text:p text:style-name="P20">Result&gt; {h,g,f,e,d,c,b,a}</text:p>
      <text:p text:style-name="Text_20_body"/>
      <text:h text:style-name="Heading_20_2" text:outline-level="2">Partition()</text:h>
      <table:table table:name="Table26" table:style-name="Table26">
        <table:table-column table:style-name="Table26.A"/>
        <table:table-row>
          <table:table-cell table:style-name="Table26.A1" office:value-type="string">
            <text:p text:style-name="P32">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stList := {a,b,c,d,e,f,g,h}</text:p>
      <text:p text:style-name="P20">Result&gt; {a,b,c,d,e,f,g,h}</text:p>
      <text:p text:style-name="Preformatted_20_Text"/>
      <text:p text:style-name="Preformatted_20_Text">In&gt; Partition(testList, 2)</text:p>
      <text:p text:style-name="P20">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0">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0">Result&gt; 2</text:p>
      <text:p text:style-name="Preformatted_20_Text"/>
      <text:p text:style-name="P41">The Mod() function, which divides two integers and return their remainder, is covered in a later section.</text:p>
      <text:h text:style-name="Heading_20_2" text:outline-level="2">Functions That Work With Integers</text:h>
      <text:p text:style-name="Text_20_body">This section discusses various functions which work with integers. <text:s/>Some of <text:soft-page-break/>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2">RandomIntegerVector(length, lowest_possible, highest_possible)</text:p>
          </table:table-cell>
        </table:table-row>
      </table:table>
      <text:p text:style-name="Preformatted_20_Text"/>
      <text:p text:style-name="Text_20_body">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0">Result&gt; {73,93,80,37,55,93,40,21,7,24}</text:p>
      <text:p text:style-name="P20"/>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2">Max(list)</text:p>
          </table:table-cell>
        </table:table-row>
      </table:table>
      <text:p text:style-name="Preformatted_20_Text"/>
      <text:p text:style-name="P40">If two values are passed to Max(), it determines which one is larger:</text:p>
      <text:p text:style-name="Preformatted_20_Text"/>
      <text:p text:style-name="Preformatted_20_Text">In&gt; Max(10, 20)</text:p>
      <text:p text:style-name="P20">Result&gt; 20</text:p>
      <text:p text:style-name="Preformatted_20_Text"/>
      <text:p text:style-name="P40">If a list of values are passed to Max(), it finds the larg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ax(testList)</text:p>
      <text:p text:style-name="P20">Result&gt; 93</text:p>
      <text:p text:style-name="P23"/>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2">Min(list)</text:p>
          </table:table-cell>
        </table:table-row>
      </table:table>
      <text:p text:style-name="Preformatted_20_Text"/>
      <text:p text:style-name="P40">If two values are passed to Min(), it determines which one is smaller:</text:p>
      <text:p text:style-name="Preformatted_20_Text"/>
      <text:p text:style-name="Preformatted_20_Text">In&gt; Min(10, 20)</text:p>
      <text:p text:style-name="P20"><text:soft-page-break/>Result&gt; 10</text:p>
      <text:p text:style-name="Preformatted_20_Text"/>
      <text:p text:style-name="P40">If a list of values are passed to Min(), it finds the small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in(testList)</text:p>
      <text:p text:style-name="P21">Result&gt; 7</text:p>
      <text:p text:style-name="P21"/>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2">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0">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0">Result&gt; 1</text:p>
      <text:p text:style-name="P20"/>
      <text:p text:style-name="Text_20_body">The remainder/modulo operator <text:span text:style-name="T6">%</text:span> can also be used to calculate a remainder:</text:p>
      <text:p text:style-name="Preformatted_20_Text"/>
      <text:p text:style-name="Preformatted_20_Text">In&gt; 7 % 2</text:p>
      <text:p text:style-name="P20">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32">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40">If two integers are passed to Gcd(), it calculates their greatest common divisor:</text:p>
      <text:p text:style-name="P29"/>
      <text:p text:style-name="P29">In&gt; Gcd(21, 56)</text:p>
      <text:p text:style-name="P21"><text:soft-page-break/>Result&gt; 7</text:p>
      <text:p text:style-name="P29"/>
      <text:p text:style-name="P40">If a list of integers are passed to Gcd(), it finds the greatest common divisor of all the integers in the list:</text:p>
      <text:p text:style-name="P29"/>
      <text:p text:style-name="P29">In&gt; Gcd({9, 66, 123})</text:p>
      <text:p text:style-name="P21">Result&gt; 3</text:p>
      <text:p text:style-name="P29"/>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2">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40">If two integers are passed to Lcm(), it calculates their least common multiple:</text:p>
      <text:p text:style-name="P29"/>
      <text:p text:style-name="P25">In&gt; Lcm(14, 8)</text:p>
      <text:p text:style-name="P21">Result&gt; 56</text:p>
      <text:p text:style-name="P29"/>
      <text:p text:style-name="P40">If a list of integers are passed to Lcm(), it finds the least common multiple of all the integers in the list:</text:p>
      <text:p text:style-name="P29"/>
      <text:p text:style-name="P25">In&gt; Lcm({3,7,9,11})</text:p>
      <text:p text:style-name="P21">Result&gt; 693</text:p>
      <text:p text:style-name="P29"/>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32">Add(list)</text:p>
          </table:table-cell>
        </table:table-row>
      </table:table>
      <text:p text:style-name="P30"/>
      <text:p text:style-name="Text_20_body"><text:span text:style-name="T6">Add()</text:span> can find the sum of two or values passed to it:</text:p>
      <text:p text:style-name="Preformatted_20_Text"/>
      <text:p text:style-name="Preformatted_20_Text">In&gt; Add(3,8,20,11)</text:p>
      <text:p text:style-name="P20">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0">Result&gt; {73,93,80,37,55,93,40,21,7,24}</text:p>
      <text:p text:style-name="Preformatted_20_Text"/>
      <text:p text:style-name="Preformatted_20_Text">In&gt; Add(testList)</text:p>
      <text:p text:style-name="P20"><text:soft-page-break/>Result&gt; 523</text:p>
      <text:p text:style-name="Preformatted_20_Text"/>
      <text:p text:style-name="Preformatted_20_Text"/>
      <text:p text:style-name="Preformatted_20_Text">In&gt; testList := 1 .. 10</text:p>
      <text:p text:style-name="P20">Result&gt; {1,2,3,4,5,6,7,8,9,10}</text:p>
      <text:p text:style-name="Preformatted_20_Text"/>
      <text:p text:style-name="Preformatted_20_Text">In&gt; Add(testList)</text:p>
      <text:p text:style-name="P20">Result&gt; 55</text:p>
      <text:p text:style-name="P20"/>
      <text:h text:style-name="Heading_20_3" text:outline-level="3">Factorize()</text:h>
      <table:table table:name="Table36" table:style-name="Table36">
        <table:table-column table:style-name="Table36.A"/>
        <table:table-row>
          <table:table-cell table:style-name="Table36.A1" office:value-type="string">
            <text:p text:style-name="P32">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0">Result&gt; 6</text:p>
      <text:p text:style-name="P26"/>
      <text:h text:style-name="Heading_20_1" text:outline-level="1">User Defined Functions</text:h>
      <text:p text:style-name="Text_20_body">In computer programming, a <text:span text:style-name="T6">function</text:span> is a named sections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text:p>
      <text:p text:style-name="Text_20_body">The values that are sent to a function when it is called are called <text:span text:style-name="T6">argument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0">Result&gt; True</text:p>
      <text:p text:style-name="P20"/>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 <text:s/>The code on the <text:span text:style-name="T6">right side</text:span> of the assignment operator is then bound to this function and it is executed each time the function is called. <text:s/>The following example shows the new addNums() function being called multiple times with different values being passed to it:</text:p>
      <text:p text:style-name="Preformatted_20_Text"/>
      <text:p text:style-name="Preformatted_20_Text">In&gt; addNums(2,3)</text:p>
      <text:p text:style-name="P20">Result&gt; 5</text:p>
      <text:p text:style-name="Preformatted_20_Text"/>
      <text:p text:style-name="Preformatted_20_Text">In&gt; addNums(4,5)</text:p>
      <text:p text:style-name="P20">Result&gt; 9</text:p>
      <text:p text:style-name="P20"/>
      <text:p text:style-name="Preformatted_20_Text">In&gt; addNums(9,1)</text:p>
      <text:p text:style-name="P20">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convention in MathPiper for user defined function names to begin with a lower case letter to distinguish them from the functions that come with MathPiper.</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4"/>
      <text:p text:style-name="P23"><text:span text:style-name="T14"><text:s/>1:</text:span><text:span text:style-name="T29">%mathpiper</text:span></text:p>
      <text:p text:style-name="P24"><text:soft-page-break/><text:s/>2:</text:p>
      <text:p text:style-name="P23"><text:span text:style-name="T14"><text:s/>3:</text:span><text:span text:style-name="T28">evenIntegers</text:span><text:span text:style-name="T5">(</text:span>endInteger<text:span text:style-name="T5">)</text:span> <text:span text:style-name="T5">:=</text:span></text:p>
      <text:p text:style-name="P23"><text:span text:style-name="T14"><text:s/>4:</text:span>[</text:p>
      <text:p text:style-name="P23"><text:span text:style-name="T14"><text:s/>5:</text:span> <text:s text:c="3"/>resultList <text:span text:style-name="T5">:=</text:span> <text:span text:style-name="T5">{}</text:span>;</text:p>
      <text:p text:style-name="P23"><text:span text:style-name="T14"><text:s/>6:</text:span> <text:s text:c="3"/>x <text:span text:style-name="T5">:=</text:span> <text:span text:style-name="T8">2</text:span>;</text:p>
      <text:p text:style-name="P23"><text:span text:style-name="T14"><text:s/>7:</text:span> <text:s text:c="3"/></text:p>
      <text:p text:style-name="P23"><text:span text:style-name="T14"><text:s/>8:</text:span> <text:s text:c="3"/><text:span text:style-name="T15">While</text:span><text:span text:style-name="T5">(</text:span>x <text:span text:style-name="T5">&lt;=</text:span> endInteger<text:span text:style-name="T5">)</text:span></text:p>
      <text:p text:style-name="P23"><text:span text:style-name="T14"><text:s/>9:</text:span> <text:s text:c="3"/>[</text:p>
      <text:p text:style-name="P23"><text:span text:style-name="T14">10:</text:span> <text:s text:c="7"/>resultList <text:span text:style-name="T5">:=</text:span> <text:span text:style-name="T15">Append</text:span><text:span text:style-name="T5">(</text:span>resultList, x<text:span text:style-name="T5">)</text:span>;</text:p>
      <text:p text:style-name="P23"><text:span text:style-name="T14">11:</text:span> <text:s text:c="7"/>x <text:span text:style-name="T5">:=</text:span> x <text:span text:style-name="T5">+</text:span> <text:span text:style-name="T8">2</text:span>;</text:p>
      <text:p text:style-name="P23"><text:span text:style-name="T14">12:</text:span> <text:s text:c="3"/>];</text:p>
      <text:p text:style-name="P23"><text:span text:style-name="T14">13:</text:span> <text:s text:c="3"/></text:p>
      <text:p text:style-name="P23"><text:span text:style-name="T14">14:</text:span> <text:s text:c="3"/>resultList;</text:p>
      <text:p text:style-name="P23"><text:span text:style-name="T14">15:</text:span>];</text:p>
      <text:p text:style-name="P24">16:</text:p>
      <text:p text:style-name="P23"><text:span text:style-name="T14">17:</text:span><text:span text:style-name="T29">%/mathpiper</text:span></text:p>
      <text:p text:style-name="P24">18:</text:p>
      <text:p text:style-name="P23"><text:span text:style-name="T14">19:</text:span> <text:s text:c="3"/><text:span text:style-name="T20">%output,preserve="false"</text:span></text:p>
      <text:p text:style-name="P23"><text:span text:style-name="T14">20:</text:span> <text:s text:c="5"/><text:span text:style-name="T20">Result:</text:span> True</text:p>
      <text:p text:style-name="P33"><text:span text:style-name="T14">21:</text:span><text:span text:style-name="T36"> <text:s text:c="3"/></text:span><text:span text:style-name="T24">%/output</text:span></text:p>
      <text:p text:style-name="P23">In&gt; a := evenIntegers(10)</text:p>
      <text:p text:style-name="P20">Result&gt; {2,4,6,8,10}</text:p>
      <text:p text:style-name="P20"/>
      <text:p text:style-name="P23">In&gt; Length(a)</text:p>
      <text:p text:style-name="P20">Result&gt; 5</text:p>
      <text:p text:style-name="Preformatted_20_Text"/>
      <text:p text:style-name="Text_20_body">The function evenIntegers() returns a list which contains all the even integers from 2 up through the value that was passed into it. <text:s/>The fold was first executed in order to define the evenIntegers() function and make it ready for use. <text:s/>The evenIntegers() function was then called from the MathPiper console and 10 was passed to it. <text:s/>After the function was finished executing, it return a list of even integers as a result and this result was assigned to the variable 'a'. <text:s/>We then passed the list that was assigned to 'a' to the Length() function in order to determine its size.</text:p>
      <text:h text:style-name="Heading_20_2" text:outline-level="2">Global Variables, Local Variables, &amp; Local()</text:h>
      <text:p text:style-name="Text_20_body">The new evenIntegers() function seems to work well, but there is a problem. <text:s/>The variables 'x' and resultList were defined inside the function as <text:span text:style-name="T6">global variables</text:span> which means they are accessible from anywhere, including from within other functions, within folds:</text:p>
      <text:p text:style-name="P24"/>
      <text:p text:style-name="P23"><text:span text:style-name="T14"><text:s/>1:</text:span><text:span text:style-name="T29">%mathpiper</text:span></text:p>
      <text:p text:style-name="P24"><text:s/>2:</text:p>
      <text:p text:style-name="P23"><text:span text:style-name="T14"><text:s/>3:</text:span><text:span text:style-name="T15">Echo</text:span><text:span text:style-name="T5">(</text:span>x, <text:span text:style-name="T17">","</text:span>, resultList<text:span text:style-name="T5">)</text:span>;</text:p>
      <text:p text:style-name="P24"><text:s/>4:</text:p>
      <text:p text:style-name="P23"><text:span text:style-name="T14"><text:s/>5:</text:span><text:span text:style-name="T29">%/mathpiper</text:span></text:p>
      <text:p text:style-name="P24"><text:soft-page-break/><text:s/>6:</text:p>
      <text:p text:style-name="P23"><text:span text:style-name="T14"><text:s/>7:</text:span> <text:s text:c="3"/><text:span text:style-name="T20">%output,preserve="false"</text:span></text:p>
      <text:p text:style-name="P23"><text:span text:style-name="T14"><text:s/>8:</text:span> <text:s text:c="5"/><text:span text:style-name="T20">Result:</text:span> True</text:p>
      <text:p text:style-name="P23"><text:span text:style-name="T14"><text:s/>9:</text:span> <text:s text:c="5"/></text:p>
      <text:p text:style-name="P23"><text:span text:style-name="T14">10:</text:span> <text:s text:c="5"/><text:span text:style-name="T34">Side Effects:</text:span></text:p>
      <text:p text:style-name="P23"><text:span text:style-name="T14">11:</text:span> <text:s text:c="5"/>12 ,{2,4,6,8,10}</text:p>
      <text:p text:style-name="P33"><text:span text:style-name="T14">12:</text:span> <text:s text:c="3"/><text:span text:style-name="T20">%/output</text:span></text:p>
      <text:p text:style-name="Text_20_body">and from within the MathPiper console:</text:p>
      <text:p text:style-name="Text_20_body"/>
      <text:p text:style-name="Preformatted_20_Text">In&gt; x</text:p>
      <text:p text:style-name="P20">Result&gt; 12</text:p>
      <text:p text:style-name="Preformatted_20_Text"/>
      <text:p text:style-name="Preformatted_20_Text">In&gt; resultList</text:p>
      <text:p text:style-name="P20">Result&gt; {2,4,6,8,10}</text:p>
      <text:p text:style-name="Preformatted_20_Text"/>
      <text:p text:style-name="Text_20_body">Using global variables inside of functions is usually not a good idea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errors.</text:p>
      <text:p text:style-name="Text_20_body">In order to prevent errors like this, a function named <text:span text:style-name="T6">Local()</text:span> can be called inside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evenIntegers() function which uses <text:span text:style-name="T6">Local()</text:span> to make <text:span text:style-name="T6">x</text:span> and <text:span text:style-name="T6">resultList</text:span> local variables:</text:p>
      <text:p text:style-name="P24"/>
      <text:p text:style-name="P23"><text:span text:style-name="T14"><text:s/>1:</text:span><text:span text:style-name="T29">%mathpiper</text:span></text:p>
      <text:p text:style-name="P24"><text:s/>2:</text:p>
      <text:p text:style-name="P23"><text:span text:style-name="T14"><text:s/>3:</text:span><text:span text:style-name="T26">/*</text:span></text:p>
      <text:p text:style-name="P23"><text:span text:style-name="T14"><text:s/>4:</text:span><text:span text:style-name="T26"> This version of evenIntegers() uses Local() to make</text:span></text:p>
      <text:p text:style-name="P23"><text:span text:style-name="T14"><text:s/>5:</text:span><text:span text:style-name="T26"> x and resultList local variables</text:span></text:p>
      <text:p text:style-name="P23"><text:span text:style-name="T14"><text:s/>6:</text:span><text:span text:style-name="T26">*/</text:span></text:p>
      <text:p text:style-name="P24"><text:s/>7:</text:p>
      <text:p text:style-name="P23"><text:span text:style-name="T14"><text:s/>8:</text:span><text:span text:style-name="T28">evenIntegers</text:span><text:span text:style-name="T5">(</text:span>endInteger<text:span text:style-name="T5">)</text:span> <text:span text:style-name="T5">:=</text:span></text:p>
      <text:p text:style-name="P23"><text:span text:style-name="T14"><text:s/>9:</text:span>[</text:p>
      <text:p text:style-name="P23"><text:span text:style-name="T14">10:</text:span> <text:s text:c="3"/><text:span text:style-name="T15">Local</text:span><text:span text:style-name="T5">(</text:span>x,resultList<text:span text:style-name="T5">)</text:span>;</text:p>
      <text:p text:style-name="P23"><text:span text:style-name="T14">11:</text:span> <text:s text:c="3"/></text:p>
      <text:p text:style-name="P23"><text:span text:style-name="T14">12:</text:span> <text:s text:c="3"/>resultList <text:span text:style-name="T5">:=</text:span> <text:span text:style-name="T5">{}</text:span>;</text:p>
      <text:p text:style-name="P23"><text:span text:style-name="T14">13:</text:span> <text:s text:c="3"/>x <text:span text:style-name="T5">:=</text:span> <text:span text:style-name="T8">2</text:span>;</text:p>
      <text:p text:style-name="P23"><text:span text:style-name="T14">14:</text:span> <text:s text:c="3"/></text:p>
      <text:p text:style-name="P23"><text:span text:style-name="T14">15:</text:span> <text:s text:c="3"/><text:span text:style-name="T15">While</text:span><text:span text:style-name="T5">(</text:span>x <text:span text:style-name="T5">&lt;=</text:span> endInteger<text:span text:style-name="T5">)</text:span></text:p>
      <text:p text:style-name="P23"><text:span text:style-name="T14">16:</text:span> <text:s text:c="3"/>[</text:p>
      <text:p text:style-name="P23"><text:span text:style-name="T14">17:</text:span> <text:s text:c="7"/>resultList <text:span text:style-name="T5">:=</text:span> <text:span text:style-name="T15">Append</text:span><text:span text:style-name="T5">(</text:span>resultList, x<text:span text:style-name="T5">)</text:span>;</text:p>
      <text:p text:style-name="P23"><text:span text:style-name="T14">18:</text:span> <text:s text:c="7"/>x <text:span text:style-name="T5">:=</text:span> x <text:span text:style-name="T5">+</text:span> <text:span text:style-name="T8">2</text:span>;</text:p>
      <text:p text:style-name="P23"><text:soft-page-break/><text:span text:style-name="T14">19:</text:span> <text:s text:c="3"/>];</text:p>
      <text:p text:style-name="P23"><text:span text:style-name="T14">20:</text:span> <text:s text:c="3"/></text:p>
      <text:p text:style-name="P23"><text:span text:style-name="T14">21:</text:span> <text:s text:c="3"/>resultList;</text:p>
      <text:p text:style-name="P23"><text:span text:style-name="T14">22:</text:span>];</text:p>
      <text:p text:style-name="P24">23:</text:p>
      <text:p text:style-name="P23"><text:span text:style-name="T14">24:</text:span><text:span text:style-name="T29">%/mathpiper</text:span></text:p>
      <text:p text:style-name="P24">25:</text:p>
      <text:p text:style-name="P23"><text:span text:style-name="T14">26:</text:span> <text:s text:c="3"/><text:span text:style-name="T20">%output,preserve="false"</text:span></text:p>
      <text:p text:style-name="P23"><text:span text:style-name="T14">27:</text:span> <text:s text:c="5"/><text:span text:style-name="T20">Result:</text:span> True</text:p>
      <text:p text:style-name="P33"><text:span text:style-name="T14">28:</text:span> <text:s text:c="3"/><text:span text:style-name="T20">%/output</text:span></text:p>
      <text:p text:style-name="P41">We can verify that x and resultList are now local variables by first clearing them, calling evenIntegers(), and then seeing what x and resultList contain:</text:p>
      <text:p text:style-name="Preformatted_20_Text"/>
      <text:p text:style-name="Preformatted_20_Text">In&gt; Clear(x, resultList)</text:p>
      <text:p text:style-name="P20">Result&gt; True</text:p>
      <text:p text:style-name="Preformatted_20_Text"/>
      <text:p text:style-name="Preformatted_20_Text">In&gt; evenIntegers(10)</text:p>
      <text:p text:style-name="P20">Result&gt; {2,4,6,8,10}</text:p>
      <text:p text:style-name="Preformatted_20_Text"/>
      <text:p text:style-name="Preformatted_20_Text">In&gt; x</text:p>
      <text:p text:style-name="P20">Result&gt; x</text:p>
      <text:p text:style-name="Preformatted_20_Text"/>
      <text:p text:style-name="Preformatted_20_Text">In&gt; resultList</text:p>
      <text:p text:style-name="P20">Result&gt; resultList</text:p>
      <text:p text:style-name="P23"/>
      <text:h text:style-name="Heading_20_2" text:outline-level="2">Applying Functions To List Members</text:h>
      <text:h text:style-name="Heading_20_3" text:outline-level="3">Table() </text:h>
      <table:table table:name="Table38" table:style-name="Table38">
        <table:table-column table:style-name="Table38.A"/>
        <table:table-row>
          <table:table-cell table:style-name="Table38.A1" office:value-type="string">
            <text:p text:style-name="P32">Table(expression, variable, begin_value, end_value, step_amount)</text:p>
          </table:table-cell>
        </table:table-row>
      </table:table>
      <text:p text:style-name="Preformatted_20_Text"/>
      <text:p text:style-name="Text_20_body">The Table() function creates a list of values by doing the following:</text:p>
      <text:p text:style-name="P52">1) <text:s/>Generating a sequence of values between a "begin_value" and an "end_value" with each value being incremented by the "step_amount".</text:p>
      <text:p text:style-name="P52">2) <text:s/>Placing each value in the sequence into the specified "variable", one value at a time.</text:p>
      <text:p text:style-name="P52">3) <text:s/>Evaluating the defined "expression" (which contains the defined "variable") for each value, one at a time.</text:p>
      <text:p text:style-name="P52">4) <text:s/>Placing the result of each "expression" evaluation into the result list.</text:p>
      <text:p text:style-name="Text_20_body"/>
      <text:p text:style-name="Text_20_body">This example generates a list which contains the integers 1 through 10:</text:p>
      <text:p text:style-name="Preformatted_20_Text"><text:soft-page-break/></text:p>
      <text:p text:style-name="Preformatted_20_Text">In&gt; Table(x, x, 1, 10, 1)</text:p>
      <text:p text:style-name="P20">Result&gt; {1,2,3,4,5,6,7,8,9,10}</text:p>
      <text:p text:style-name="Preformatted_20_Text"/>
      <text:p text:style-name="Text_20_body">Notice that the expression in this example is simply the variable itself with no other operations performed on it.</text:p>
      <text:p text:style-name="Text_20_body">The following example is similar to the previous one except that its expression multiplies x by 2:</text:p>
      <text:p text:style-name="Preformatted_20_Text"/>
      <text:p text:style-name="Preformatted_20_Text">In&gt; Table(x*2, x, 1, 10, 1)</text:p>
      <text:p text:style-name="P20">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0">Result&gt; {0,0.1,0.2,0.3,0.4,0.5,0.6,0.7,0.8,0.9,1}</text:p>
      <text:p text:style-name="Preformatted_20_Text"/>
      <text:h text:style-name="Heading_20_2" text:outline-level="2" text:is-list-header="true"/>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2e - <text:date style:data-style-name="N37" text:date-value="2009-06-02T18:04:11.99">06/02/09</text:date><text:tab/>MathRider For Newbies<text:tab/><text:page-number text:select-page="current">96</text:page-number>/<text:page-count>9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4-21T19:20:31</meta:creation-date>
    <dc:date>2009-06-02T18:04:12</dc:date>
    <meta:editing-cycles>292</meta:editing-cycles>
    <meta:editing-duration>PT191H28M44S</meta:editing-duration>
    <meta:document-statistic meta:table-count="38" meta:image-count="0" meta:object-count="16" meta:page-count="96" meta:paragraph-count="2091" meta:word-count="21049" meta:character-count="12445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